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-0.710711" calcext:value-type="float">
            <text:p>-0,710711</text:p>
          </table:table-cell>
          <table:table-cell office:value-type="float" office:value="-0.048677" calcext:value-type="float">
            <text:p>-0,048677</text:p>
          </table:table-cell>
          <table:table-cell office:value-type="float" office:value="0.375108" calcext:value-type="float">
            <text:p>0,375108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-0.738428" calcext:value-type="float">
            <text:p>-0,7384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870791" calcext:value-type="float">
            <text:p>-0,870791</text:p>
          </table:table-cell>
          <table:table-cell office:value-type="float" office:value="-0.350343" calcext:value-type="float">
            <text:p>-0,350343</text:p>
          </table:table-cell>
          <table:table-cell office:value-type="float" office:value="-0.024199" calcext:value-type="float">
            <text:p>-0,024199</text:p>
          </table:table-cell>
          <table:table-cell office:value-type="float" office:value="0.026605" calcext:value-type="float">
            <text:p>0,026605</text:p>
          </table:table-cell>
          <table:table-cell office:value-type="float" office:value="0.112935" calcext:value-type="float">
            <text:p>0,112935</text:p>
          </table:table-cell>
          <table:table-cell office:value-type="float" office:value="0.377174" calcext:value-type="float">
            <text:p>0,377174</text:p>
          </table:table-cell>
          <table:table-cell office:value-type="float" office:value="0.581115" calcext:value-type="float">
            <text:p>0,581115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-0.153513" calcext:value-type="float">
            <text:p>-0,1535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22474" calcext:value-type="float">
            <text:p>-0,922474</text:p>
          </table:table-cell>
          <table:table-cell office:value-type="float" office:value="-0.158531" calcext:value-type="float">
            <text:p>-0,158531</text:p>
          </table:table-cell>
          <table:table-cell office:value-type="float" office:value="0.020817" calcext:value-type="float">
            <text:p>0,020817</text:p>
          </table:table-cell>
          <table:table-cell office:value-type="float" office:value="0.170409" calcext:value-type="float">
            <text:p>0,170409</text:p>
          </table:table-cell>
          <table:table-cell office:value-type="float" office:value="0.374571" calcext:value-type="float">
            <text:p>0,374571</text:p>
          </table:table-cell>
          <table:table-cell office:value-type="float" office:value="0.549743" calcext:value-type="float">
            <text:p>0,549743</text:p>
          </table:table-cell>
          <table:table-cell office:value-type="float" office:value="0.607434" calcext:value-type="float">
            <text:p>0,607434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-0.074566" calcext:value-type="float">
            <text:p>-0,0745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895981" calcext:value-type="float">
            <text:p>-0,895981</text:p>
          </table:table-cell>
          <table:table-cell office:value-type="float" office:value="-0.016014" calcext:value-type="float">
            <text:p>-0,016014</text:p>
          </table:table-cell>
          <table:table-cell office:value-type="float" office:value="0.140804" calcext:value-type="float">
            <text:p>0,140804</text:p>
          </table:table-cell>
          <table:table-cell office:value-type="float" office:value="0.290312" calcext:value-type="float">
            <text:p>0,290312</text:p>
          </table:table-cell>
          <table:table-cell office:value-type="float" office:value="0.482519" calcext:value-type="float">
            <text:p>0,482519</text:p>
          </table:table-cell>
          <table:table-cell office:value-type="float" office:value="0.584582" calcext:value-type="float">
            <text:p>0,584582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-0.018903" calcext:value-type="float">
            <text:p>-0,0189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17393" calcext:value-type="float">
            <text:p>-0,917393</text:p>
          </table:table-cell>
          <table:table-cell office:value-type="float" office:value="0.014865" calcext:value-type="float">
            <text:p>0,014865</text:p>
          </table:table-cell>
          <table:table-cell office:value-type="float" office:value="0.23715" calcext:value-type="float">
            <text:p>0,23715</text:p>
          </table:table-cell>
          <table:table-cell office:value-type="float" office:value="0.403603" calcext:value-type="float">
            <text:p>0,403603</text:p>
          </table:table-cell>
          <table:table-cell office:value-type="float" office:value="0.548182" calcext:value-type="float">
            <text:p>0,548182</text:p>
          </table:table-cell>
          <table:table-cell office:value-type="float" office:value="0.59617" calcext:value-type="float">
            <text:p>0,59617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010732" calcext:value-type="float">
            <text:p>0,0107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741758" calcext:value-type="float">
            <text:p>-0,741758</text:p>
          </table:table-cell>
          <table:table-cell office:value-type="float" office:value="0.014865" calcext:value-type="float">
            <text:p>0,014865</text:p>
          </table:table-cell>
          <table:table-cell office:value-type="float" office:value="0.230378" calcext:value-type="float">
            <text:p>0,230378</text:p>
          </table:table-cell>
          <table:table-cell office:value-type="float" office:value="0.410472" calcext:value-type="float">
            <text:p>0,410472</text:p>
          </table:table-cell>
          <table:table-cell office:value-type="float" office:value="0.568558" calcext:value-type="float">
            <text:p>0,568558</text:p>
          </table:table-cell>
          <table:table-cell office:value-type="float" office:value="0.604442" calcext:value-type="float">
            <text:p>0,604442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03117" calcext:value-type="float">
            <text:p>0,031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59027" calcext:value-type="float">
            <text:p>-0,859027</text:p>
          </table:table-cell>
          <table:table-cell office:value-type="float" office:value="0.053579" calcext:value-type="float">
            <text:p>0,053579</text:p>
          </table:table-cell>
          <table:table-cell office:value-type="float" office:value="0.248399" calcext:value-type="float">
            <text:p>0,248399</text:p>
          </table:table-cell>
          <table:table-cell office:value-type="float" office:value="0.437048" calcext:value-type="float">
            <text:p>0,437048</text:p>
          </table:table-cell>
          <table:table-cell office:value-type="float" office:value="0.565053" calcext:value-type="float">
            <text:p>0,565053</text:p>
          </table:table-cell>
          <table:table-cell office:value-type="float" office:value="0.596899" calcext:value-type="float">
            <text:p>0,596899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187907" calcext:value-type="float">
            <text:p>0,1879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590455" calcext:value-type="float">
            <text:p>-0,590455</text:p>
          </table:table-cell>
          <table:table-cell office:value-type="float" office:value="0.158294" calcext:value-type="float">
            <text:p>0,158294</text:p>
          </table:table-cell>
          <table:table-cell office:value-type="float" office:value="0.381668" calcext:value-type="float">
            <text:p>0,381668</text:p>
          </table:table-cell>
          <table:table-cell office:value-type="float" office:value="0.560221" calcext:value-type="float">
            <text:p>0,560221</text:p>
          </table:table-cell>
          <table:table-cell office:value-type="float" office:value="0.586807" calcext:value-type="float">
            <text:p>0,586807</text:p>
          </table:table-cell>
          <table:table-cell office:value-type="float" office:value="0.611812" calcext:value-type="float">
            <text:p>0,61181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20446" calcext:value-type="float">
            <text:p>0,620446</text:p>
          </table:table-cell>
          <table:table-cell office:value-type="float" office:value="0.733473" calcext:value-type="float">
            <text:p>0,733473</text:p>
          </table:table-cell>
          <table:table-cell office:value-type="float" office:value="0.094116" calcext:value-type="float">
            <text:p>0,0941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35886" calcext:value-type="float">
            <text:p>-0,835886</text:p>
          </table:table-cell>
          <table:table-cell office:value-type="float" office:value="0.125048" calcext:value-type="float">
            <text:p>0,125048</text:p>
          </table:table-cell>
          <table:table-cell office:value-type="float" office:value="0.368775" calcext:value-type="float">
            <text:p>0,368775</text:p>
          </table:table-cell>
          <table:table-cell office:value-type="float" office:value="0.553186" calcext:value-type="float">
            <text:p>0,553186</text:p>
          </table:table-cell>
          <table:table-cell office:value-type="float" office:value="0.582917" calcext:value-type="float">
            <text:p>0,582917</text:p>
          </table:table-cell>
          <table:table-cell office:value-type="float" office:value="0.609384" calcext:value-type="float">
            <text:p>0,609384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3718" calcext:value-type="float">
            <text:p>0,63718</text:p>
          </table:table-cell>
          <table:table-cell office:value-type="float" office:value="0.733473" calcext:value-type="float">
            <text:p>0,733473</text:p>
          </table:table-cell>
          <table:table-cell office:value-type="float" office:value="0.226535" calcext:value-type="float">
            <text:p>0,2265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77354" calcext:value-type="float">
            <text:p>0,077354</text:p>
          </table:table-cell>
          <table:table-cell office:value-type="float" office:value="0.468809" calcext:value-type="float">
            <text:p>0,468809</text:p>
          </table:table-cell>
          <table:table-cell office:value-type="float" office:value="0.579758" calcext:value-type="float">
            <text:p>0,579758</text:p>
          </table:table-cell>
          <table:table-cell office:value-type="float" office:value="0.602351" calcext:value-type="float">
            <text:p>0,602351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47969" calcext:value-type="float">
            <text:p>0,647969</text:p>
          </table:table-cell>
          <table:table-cell office:value-type="float" office:value="0.733473" calcext:value-type="float">
            <text:p>0,733473</text:p>
          </table:table-cell>
          <table:table-cell office:value-type="float" office:value="0.221336" calcext:value-type="float">
            <text:p>0,2213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69741" calcext:value-type="float">
            <text:p>-0,869741</text:p>
          </table:table-cell>
          <table:table-cell office:value-type="float" office:value="0.153548" calcext:value-type="float">
            <text:p>0,153548</text:p>
          </table:table-cell>
          <table:table-cell office:value-type="float" office:value="0.50969" calcext:value-type="float">
            <text:p>0,50969</text:p>
          </table:table-cell>
          <table:table-cell office:value-type="float" office:value="0.579872" calcext:value-type="float">
            <text:p>0,579872</text:p>
          </table:table-cell>
          <table:table-cell office:value-type="float" office:value="0.60021" calcext:value-type="float">
            <text:p>0,60021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47969" calcext:value-type="float">
            <text:p>0,647969</text:p>
          </table:table-cell>
          <table:table-cell office:value-type="float" office:value="0.733473" calcext:value-type="float">
            <text:p>0,733473</text:p>
          </table:table-cell>
          <table:table-cell office:value-type="float" office:value="0.245866" calcext:value-type="float">
            <text:p>0,2458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1916" calcext:value-type="float">
            <text:p>-0,801916</text:p>
          </table:table-cell>
          <table:table-cell office:value-type="float" office:value="0.230483" calcext:value-type="float">
            <text:p>0,230483</text:p>
          </table:table-cell>
          <table:table-cell office:value-type="float" office:value="0.540419" calcext:value-type="float">
            <text:p>0,540419</text:p>
          </table:table-cell>
          <table:table-cell office:value-type="float" office:value="0.582228" calcext:value-type="float">
            <text:p>0,582228</text:p>
          </table:table-cell>
          <table:table-cell office:value-type="float" office:value="0.598423" calcext:value-type="float">
            <text:p>0,598423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38094" calcext:value-type="float">
            <text:p>0,638094</text:p>
          </table:table-cell>
          <table:table-cell office:value-type="float" office:value="0.733473" calcext:value-type="float">
            <text:p>0,733473</text:p>
          </table:table-cell>
          <table:table-cell office:value-type="float" office:value="0.262485" calcext:value-type="float">
            <text:p>0,2624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79345" calcext:value-type="float">
            <text:p>0,079345</text:p>
          </table:table-cell>
          <table:table-cell office:value-type="float" office:value="0.414819" calcext:value-type="float">
            <text:p>0,414819</text:p>
          </table:table-cell>
          <table:table-cell office:value-type="float" office:value="0.573269" calcext:value-type="float">
            <text:p>0,573269</text:p>
          </table:table-cell>
          <table:table-cell office:value-type="float" office:value="0.588075" calcext:value-type="float">
            <text:p>0,588075</text:p>
          </table:table-cell>
          <table:table-cell office:value-type="float" office:value="0.60735" calcext:value-type="float">
            <text:p>0,60735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36911" calcext:value-type="float">
            <text:p>0,636911</text:p>
          </table:table-cell>
          <table:table-cell office:value-type="float" office:value="0.733473" calcext:value-type="float">
            <text:p>0,733473</text:p>
          </table:table-cell>
          <table:table-cell office:value-type="float" office:value="0.373689" calcext:value-type="float">
            <text:p>0,37368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13696" calcext:value-type="float">
            <text:p>-0,213696</text:p>
          </table:table-cell>
          <table:table-cell office:value-type="float" office:value="0.405361" calcext:value-type="float">
            <text:p>0,405361</text:p>
          </table:table-cell>
          <table:table-cell office:value-type="float" office:value="0.571667" calcext:value-type="float">
            <text:p>0,571667</text:p>
          </table:table-cell>
          <table:table-cell office:value-type="float" office:value="0.588147" calcext:value-type="float">
            <text:p>0,588147</text:p>
          </table:table-cell>
          <table:table-cell office:value-type="float" office:value="0.604143" calcext:value-type="float">
            <text:p>0,604143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8186" calcext:value-type="float">
            <text:p>0,68186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34746" calcext:value-type="float">
            <text:p>0,347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211891" calcext:value-type="float">
            <text:p>0,211891</text:p>
          </table:table-cell>
          <table:table-cell office:value-type="float" office:value="0.542313" calcext:value-type="float">
            <text:p>0,542313</text:p>
          </table:table-cell>
          <table:table-cell office:value-type="float" office:value="0.584451" calcext:value-type="float">
            <text:p>0,584451</text:p>
          </table:table-cell>
          <table:table-cell office:value-type="float" office:value="0.604087" calcext:value-type="float">
            <text:p>0,604087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90068" calcext:value-type="float">
            <text:p>0,690068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40823" calcext:value-type="float">
            <text:p>0,408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796567" calcext:value-type="float">
            <text:p>-0,796567</text:p>
          </table:table-cell>
          <table:table-cell office:value-type="float" office:value="0.260098" calcext:value-type="float">
            <text:p>0,260098</text:p>
          </table:table-cell>
          <table:table-cell office:value-type="float" office:value="0.508019" calcext:value-type="float">
            <text:p>0,508019</text:p>
          </table:table-cell>
          <table:table-cell office:value-type="float" office:value="0.582997" calcext:value-type="float">
            <text:p>0,582997</text:p>
          </table:table-cell>
          <table:table-cell office:value-type="float" office:value="0.604593" calcext:value-type="float">
            <text:p>0,604593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09611" calcext:value-type="float">
            <text:p>0,709611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431824" calcext:value-type="float">
            <text:p>0,4318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08494" calcext:value-type="float">
            <text:p>-0,108494</text:p>
          </table:table-cell>
          <table:table-cell office:value-type="float" office:value="0.438972" calcext:value-type="float">
            <text:p>0,438972</text:p>
          </table:table-cell>
          <table:table-cell office:value-type="float" office:value="0.571693" calcext:value-type="float">
            <text:p>0,571693</text:p>
          </table:table-cell>
          <table:table-cell office:value-type="float" office:value="0.596973" calcext:value-type="float">
            <text:p>0,596973</text:p>
          </table:table-cell>
          <table:table-cell office:value-type="float" office:value="0.611531" calcext:value-type="float">
            <text:p>0,611531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83846" calcext:value-type="float">
            <text:p>0,683846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363164" calcext:value-type="float">
            <text:p>0,3631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726514" calcext:value-type="float">
            <text:p>-0,726514</text:p>
          </table:table-cell>
          <table:table-cell office:value-type="float" office:value="0.204706" calcext:value-type="float">
            <text:p>0,204706</text:p>
          </table:table-cell>
          <table:table-cell office:value-type="float" office:value="0.494404" calcext:value-type="float">
            <text:p>0,494404</text:p>
          </table:table-cell>
          <table:table-cell office:value-type="float" office:value="0.583544" calcext:value-type="float">
            <text:p>0,583544</text:p>
          </table:table-cell>
          <table:table-cell office:value-type="float" office:value="0.607319" calcext:value-type="float">
            <text:p>0,607319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77543" calcext:value-type="float">
            <text:p>0,677543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429049" calcext:value-type="float">
            <text:p>0,4290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717325" calcext:value-type="float">
            <text:p>-0,717325</text:p>
          </table:table-cell>
          <table:table-cell office:value-type="float" office:value="0.393875" calcext:value-type="float">
            <text:p>0,393875</text:p>
          </table:table-cell>
          <table:table-cell office:value-type="float" office:value="0.558736" calcext:value-type="float">
            <text:p>0,558736</text:p>
          </table:table-cell>
          <table:table-cell office:value-type="float" office:value="0.602491" calcext:value-type="float">
            <text:p>0,60249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86612" calcext:value-type="float">
            <text:p>0,686612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458625" calcext:value-type="float">
            <text:p>0,4586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589735" calcext:value-type="float">
            <text:p>-0,589735</text:p>
          </table:table-cell>
          <table:table-cell office:value-type="float" office:value="0.391194" calcext:value-type="float">
            <text:p>0,391194</text:p>
          </table:table-cell>
          <table:table-cell office:value-type="float" office:value="0.562991" calcext:value-type="float">
            <text:p>0,562991</text:p>
          </table:table-cell>
          <table:table-cell office:value-type="float" office:value="0.604399" calcext:value-type="float">
            <text:p>0,604399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77498" calcext:value-type="float">
            <text:p>0,677498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470821" calcext:value-type="float">
            <text:p>0,4708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233069" calcext:value-type="float">
            <text:p>-0,233069</text:p>
          </table:table-cell>
          <table:table-cell office:value-type="float" office:value="0.510756" calcext:value-type="float">
            <text:p>0,510756</text:p>
          </table:table-cell>
          <table:table-cell office:value-type="float" office:value="0.598312" calcext:value-type="float">
            <text:p>0,598312</text:p>
          </table:table-cell>
          <table:table-cell office:value-type="float" office:value="0.612092" calcext:value-type="float">
            <text:p>0,61209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03292" calcext:value-type="float">
            <text:p>0,703292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525325" calcext:value-type="float">
            <text:p>0,5253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.035269" calcext:value-type="float">
            <text:p>0,035269</text:p>
          </table:table-cell>
          <table:table-cell office:value-type="float" office:value="0.537001" calcext:value-type="float">
            <text:p>0,537001</text:p>
          </table:table-cell>
          <table:table-cell office:value-type="float" office:value="0.593579" calcext:value-type="float">
            <text:p>0,593579</text:p>
          </table:table-cell>
          <table:table-cell office:value-type="float" office:value="0.611251" calcext:value-type="float">
            <text:p>0,61125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81893" calcext:value-type="float">
            <text:p>0,681893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552085" calcext:value-type="float">
            <text:p>0,55208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61377" calcext:value-type="float">
            <text:p>0,261377</text:p>
          </table:table-cell>
          <table:table-cell office:value-type="float" office:value="0.562758" calcext:value-type="float">
            <text:p>0,562758</text:p>
          </table:table-cell>
          <table:table-cell office:value-type="float" office:value="0.603605" calcext:value-type="float">
            <text:p>0,603605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5172" calcext:value-type="float">
            <text:p>0,65172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575369" calcext:value-type="float">
            <text:p>0,57536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14024" calcext:value-type="float">
            <text:p>-0,14024</text:p>
          </table:table-cell>
          <table:table-cell office:value-type="float" office:value="0.519825" calcext:value-type="float">
            <text:p>0,519825</text:p>
          </table:table-cell>
          <table:table-cell office:value-type="float" office:value="0.596804" calcext:value-type="float">
            <text:p>0,596804</text:p>
          </table:table-cell>
          <table:table-cell office:value-type="float" office:value="0.611812" calcext:value-type="float">
            <text:p>0,61181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70513" calcext:value-type="float">
            <text:p>0,670513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532058" calcext:value-type="float">
            <text:p>0,53205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213684" calcext:value-type="float">
            <text:p>-0,213684</text:p>
          </table:table-cell>
          <table:table-cell office:value-type="float" office:value="0.434913" calcext:value-type="float">
            <text:p>0,434913</text:p>
          </table:table-cell>
          <table:table-cell office:value-type="float" office:value="0.5931" calcext:value-type="float">
            <text:p>0,5931</text:p>
          </table:table-cell>
          <table:table-cell office:value-type="float" office:value="0.611812" calcext:value-type="float">
            <text:p>0,61181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72425" calcext:value-type="float">
            <text:p>0,672425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16043" calcext:value-type="float">
            <text:p>0,5160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.107313" calcext:value-type="float">
            <text:p>0,107313</text:p>
          </table:table-cell>
          <table:table-cell office:value-type="float" office:value="0.547144" calcext:value-type="float">
            <text:p>0,547144</text:p>
          </table:table-cell>
          <table:table-cell office:value-type="float" office:value="0.60038" calcext:value-type="float">
            <text:p>0,60038</text:p>
          </table:table-cell>
          <table:table-cell office:value-type="float" office:value="0.611531" calcext:value-type="float">
            <text:p>0,61153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00201" calcext:value-type="float">
            <text:p>0,700201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62843" calcext:value-type="float">
            <text:p>0,56284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0.070789" calcext:value-type="float">
            <text:p>0,070789</text:p>
          </table:table-cell>
          <table:table-cell office:value-type="float" office:value="0.518478" calcext:value-type="float">
            <text:p>0,518478</text:p>
          </table:table-cell>
          <table:table-cell office:value-type="float" office:value="0.596781" calcext:value-type="float">
            <text:p>0,596781</text:p>
          </table:table-cell>
          <table:table-cell office:value-type="float" office:value="0.611251" calcext:value-type="float">
            <text:p>0,61125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76247" calcext:value-type="float">
            <text:p>0,676247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53541" calcext:value-type="float">
            <text:p>0,55354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368245" calcext:value-type="float">
            <text:p>-0,368245</text:p>
          </table:table-cell>
          <table:table-cell office:value-type="float" office:value="0.466484" calcext:value-type="float">
            <text:p>0,466484</text:p>
          </table:table-cell>
          <table:table-cell office:value-type="float" office:value="0.585605" calcext:value-type="float">
            <text:p>0,585605</text:p>
          </table:table-cell>
          <table:table-cell office:value-type="float" office:value="0.607908" calcext:value-type="float">
            <text:p>0,607908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11273" calcext:value-type="float">
            <text:p>0,711273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06489" calcext:value-type="float">
            <text:p>0,5064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207403" calcext:value-type="float">
            <text:p>-0,207403</text:p>
          </table:table-cell>
          <table:table-cell office:value-type="float" office:value="0.426344" calcext:value-type="float">
            <text:p>0,426344</text:p>
          </table:table-cell>
          <table:table-cell office:value-type="float" office:value="0.578489" calcext:value-type="float">
            <text:p>0,578489</text:p>
          </table:table-cell>
          <table:table-cell office:value-type="float" office:value="0.607265" calcext:value-type="float">
            <text:p>0,607265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99948" calcext:value-type="float">
            <text:p>0,699948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1665" calcext:value-type="float">
            <text:p>0,5166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161828" calcext:value-type="float">
            <text:p>-0,161828</text:p>
          </table:table-cell>
          <table:table-cell office:value-type="float" office:value="0.413345" calcext:value-type="float">
            <text:p>0,413345</text:p>
          </table:table-cell>
          <table:table-cell office:value-type="float" office:value="0.548233" calcext:value-type="float">
            <text:p>0,548233</text:p>
          </table:table-cell>
          <table:table-cell office:value-type="float" office:value="0.594752" calcext:value-type="float">
            <text:p>0,594752</text:p>
          </table:table-cell>
          <table:table-cell office:value-type="float" office:value="0.609569" calcext:value-type="float">
            <text:p>0,609569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96907" calcext:value-type="float">
            <text:p>0,696907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15047" calcext:value-type="float">
            <text:p>0,5150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423275" calcext:value-type="float">
            <text:p>-0,423275</text:p>
          </table:table-cell>
          <table:table-cell office:value-type="float" office:value="0.309772" calcext:value-type="float">
            <text:p>0,309772</text:p>
          </table:table-cell>
          <table:table-cell office:value-type="float" office:value="0.53783" calcext:value-type="float">
            <text:p>0,53783</text:p>
          </table:table-cell>
          <table:table-cell office:value-type="float" office:value="0.591515" calcext:value-type="float">
            <text:p>0,591515</text:p>
          </table:table-cell>
          <table:table-cell office:value-type="float" office:value="0.609569" calcext:value-type="float">
            <text:p>0,609569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03144" calcext:value-type="float">
            <text:p>0,703144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477804" calcext:value-type="float">
            <text:p>0,47780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148577" calcext:value-type="float">
            <text:p>-0,148577</text:p>
          </table:table-cell>
          <table:table-cell office:value-type="float" office:value="0.467908" calcext:value-type="float">
            <text:p>0,467908</text:p>
          </table:table-cell>
          <table:table-cell office:value-type="float" office:value="0.580611" calcext:value-type="float">
            <text:p>0,580611</text:p>
          </table:table-cell>
          <table:table-cell office:value-type="float" office:value="0.597474" calcext:value-type="float">
            <text:p>0,597474</text:p>
          </table:table-cell>
          <table:table-cell office:value-type="float" office:value="0.610971" calcext:value-type="float">
            <text:p>0,610971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99747" calcext:value-type="float">
            <text:p>0,699747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25762" calcext:value-type="float">
            <text:p>0,52576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463897" calcext:value-type="float">
            <text:p>-0,463897</text:p>
          </table:table-cell>
          <table:table-cell office:value-type="float" office:value="0.404866" calcext:value-type="float">
            <text:p>0,404866</text:p>
          </table:table-cell>
          <table:table-cell office:value-type="float" office:value="0.572324" calcext:value-type="float">
            <text:p>0,572324</text:p>
          </table:table-cell>
          <table:table-cell office:value-type="float" office:value="0.597684" calcext:value-type="float">
            <text:p>0,597684</text:p>
          </table:table-cell>
          <table:table-cell office:value-type="float" office:value="0.609288" calcext:value-type="float">
            <text:p>0,609288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60422" calcext:value-type="float">
            <text:p>0,660422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483018" calcext:value-type="float">
            <text:p>0,48301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.105649" calcext:value-type="float">
            <text:p>0,105649</text:p>
          </table:table-cell>
          <table:table-cell office:value-type="float" office:value="0.567103" calcext:value-type="float">
            <text:p>0,567103</text:p>
          </table:table-cell>
          <table:table-cell office:value-type="float" office:value="0.590836" calcext:value-type="float">
            <text:p>0,590836</text:p>
          </table:table-cell>
          <table:table-cell office:value-type="float" office:value="0.60765" calcext:value-type="float">
            <text:p>0,60765</text:p>
          </table:table-cell>
          <table:table-cell office:value-type="float" office:value="0.611812" calcext:value-type="float">
            <text:p>0,611812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90592" calcext:value-type="float">
            <text:p>0,690592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62313" calcext:value-type="float">
            <text:p>0,5623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049034" calcext:value-type="float">
            <text:p>-0,049034</text:p>
          </table:table-cell>
          <table:table-cell office:value-type="float" office:value="0.563496" calcext:value-type="float">
            <text:p>0,563496</text:p>
          </table:table-cell>
          <table:table-cell office:value-type="float" office:value="0.592296" calcext:value-type="float">
            <text:p>0,592296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611531" calcext:value-type="float">
            <text:p>0,611531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54956" calcext:value-type="float">
            <text:p>0,654956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4309" calcext:value-type="float">
            <text:p>0,543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.21964" calcext:value-type="float">
            <text:p>0,21964</text:p>
          </table:table-cell>
          <table:table-cell office:value-type="float" office:value="0.552061" calcext:value-type="float">
            <text:p>0,552061</text:p>
          </table:table-cell>
          <table:table-cell office:value-type="float" office:value="0.587438" calcext:value-type="float">
            <text:p>0,587438</text:p>
          </table:table-cell>
          <table:table-cell office:value-type="float" office:value="0.60765" calcext:value-type="float">
            <text:p>0,60765</text:p>
          </table:table-cell>
          <table:table-cell office:value-type="float" office:value="0.611812" calcext:value-type="float">
            <text:p>0,611812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76247" calcext:value-type="float">
            <text:p>0,676247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70434" calcext:value-type="float">
            <text:p>0,57043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.277197" calcext:value-type="float">
            <text:p>0,277197</text:p>
          </table:table-cell>
          <table:table-cell office:value-type="float" office:value="0.583174" calcext:value-type="float">
            <text:p>0,583174</text:p>
          </table:table-cell>
          <table:table-cell office:value-type="float" office:value="0.606303" calcext:value-type="float">
            <text:p>0,606303</text:p>
          </table:table-cell>
          <table:table-cell office:value-type="float" office:value="0.609849" calcext:value-type="float">
            <text:p>0,609849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54956" calcext:value-type="float">
            <text:p>0,654956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79334" calcext:value-type="float">
            <text:p>0,57933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.058489" calcext:value-type="float">
            <text:p>0,058489</text:p>
          </table:table-cell>
          <table:table-cell office:value-type="float" office:value="0.567999" calcext:value-type="float">
            <text:p>0,567999</text:p>
          </table:table-cell>
          <table:table-cell office:value-type="float" office:value="0.596409" calcext:value-type="float">
            <text:p>0,596409</text:p>
          </table:table-cell>
          <table:table-cell office:value-type="float" office:value="0.60931" calcext:value-type="float">
            <text:p>0,6093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54956" calcext:value-type="float">
            <text:p>0,654956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54902" calcext:value-type="float">
            <text:p>0,55490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0.209352" calcext:value-type="float">
            <text:p>0,209352</text:p>
          </table:table-cell>
          <table:table-cell office:value-type="float" office:value="0.585765" calcext:value-type="float">
            <text:p>0,585765</text:p>
          </table:table-cell>
          <table:table-cell office:value-type="float" office:value="0.606615" calcext:value-type="float">
            <text:p>0,606615</text:p>
          </table:table-cell>
          <table:table-cell office:value-type="float" office:value="0.611812" calcext:value-type="float">
            <text:p>0,61181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07456" calcext:value-type="float">
            <text:p>0,707456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78286" calcext:value-type="float">
            <text:p>0,57828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321131" calcext:value-type="float">
            <text:p>0,321131</text:p>
          </table:table-cell>
          <table:table-cell office:value-type="float" office:value="0.596629" calcext:value-type="float">
            <text:p>0,596629</text:p>
          </table:table-cell>
          <table:table-cell office:value-type="float" office:value="0.609008" calcext:value-type="float">
            <text:p>0,609008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86164" calcext:value-type="float">
            <text:p>0,686164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8717" calcext:value-type="float">
            <text:p>0,58871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109085" calcext:value-type="float">
            <text:p>0,109085</text:p>
          </table:table-cell>
          <table:table-cell office:value-type="float" office:value="0.583807" calcext:value-type="float">
            <text:p>0,583807</text:p>
          </table:table-cell>
          <table:table-cell office:value-type="float" office:value="0.604841" calcext:value-type="float">
            <text:p>0,604841</text:p>
          </table:table-cell>
          <table:table-cell office:value-type="float" office:value="0.612092" calcext:value-type="float">
            <text:p>0,61209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71092" calcext:value-type="float">
            <text:p>0,671092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64278" calcext:value-type="float">
            <text:p>0,56427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217752" calcext:value-type="float">
            <text:p>0,217752</text:p>
          </table:table-cell>
          <table:table-cell office:value-type="float" office:value="0.544617" calcext:value-type="float">
            <text:p>0,544617</text:p>
          </table:table-cell>
          <table:table-cell office:value-type="float" office:value="0.596485" calcext:value-type="float">
            <text:p>0,596485</text:p>
          </table:table-cell>
          <table:table-cell office:value-type="float" office:value="0.611251" calcext:value-type="float">
            <text:p>0,61125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68513" calcext:value-type="float">
            <text:p>0,668513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70048" calcext:value-type="float">
            <text:p>0,57004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0.251279" calcext:value-type="float">
            <text:p>0,251279</text:p>
          </table:table-cell>
          <table:table-cell office:value-type="float" office:value="0.584467" calcext:value-type="float">
            <text:p>0,584467</text:p>
          </table:table-cell>
          <table:table-cell office:value-type="float" office:value="0.61041" calcext:value-type="float">
            <text:p>0,6104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94021" calcext:value-type="float">
            <text:p>0,694021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1441" calcext:value-type="float">
            <text:p>0,58144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.249605" calcext:value-type="float">
            <text:p>0,249605</text:p>
          </table:table-cell>
          <table:table-cell office:value-type="float" office:value="0.59002" calcext:value-type="float">
            <text:p>0,59002</text:p>
          </table:table-cell>
          <table:table-cell office:value-type="float" office:value="0.610971" calcext:value-type="float">
            <text:p>0,61097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88685" calcext:value-type="float">
            <text:p>0,688685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1352" calcext:value-type="float">
            <text:p>0,5813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298392" calcext:value-type="float">
            <text:p>0,298392</text:p>
          </table:table-cell>
          <table:table-cell office:value-type="float" office:value="0.580103" calcext:value-type="float">
            <text:p>0,580103</text:p>
          </table:table-cell>
          <table:table-cell office:value-type="float" office:value="0.608762" calcext:value-type="float">
            <text:p>0,60876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67393" calcext:value-type="float">
            <text:p>0,667393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2889" calcext:value-type="float">
            <text:p>0,58288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.293816" calcext:value-type="float">
            <text:p>0,293816</text:p>
          </table:table-cell>
          <table:table-cell office:value-type="float" office:value="0.574075" calcext:value-type="float">
            <text:p>0,574075</text:p>
          </table:table-cell>
          <table:table-cell office:value-type="float" office:value="0.608503" calcext:value-type="float">
            <text:p>0,608503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67393" calcext:value-type="float">
            <text:p>0,667393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1802" calcext:value-type="float">
            <text:p>0,58180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272005" calcext:value-type="float">
            <text:p>0,272005</text:p>
          </table:table-cell>
          <table:table-cell office:value-type="float" office:value="0.598476" calcext:value-type="float">
            <text:p>0,598476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682466" calcext:value-type="float">
            <text:p>0,682466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3955" calcext:value-type="float">
            <text:p>0,58395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93649" calcext:value-type="float">
            <text:p>0,193649</text:p>
          </table:table-cell>
          <table:table-cell office:value-type="float" office:value="0.46123" calcext:value-type="float">
            <text:p>0,46123</text:p>
          </table:table-cell>
          <table:table-cell office:value-type="float" office:value="0.59896" calcext:value-type="float">
            <text:p>0,59896</text:p>
          </table:table-cell>
          <table:table-cell office:value-type="float" office:value="0.611812" calcext:value-type="float">
            <text:p>0,61181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85553" calcext:value-type="float">
            <text:p>0,685553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603179" calcext:value-type="float">
            <text:p>0,60317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135859" calcext:value-type="float">
            <text:p>-0,135859</text:p>
          </table:table-cell>
          <table:table-cell office:value-type="float" office:value="0.556671" calcext:value-type="float">
            <text:p>0,556671</text:p>
          </table:table-cell>
          <table:table-cell office:value-type="float" office:value="0.598405" calcext:value-type="float">
            <text:p>0,598405</text:p>
          </table:table-cell>
          <table:table-cell office:value-type="float" office:value="0.610971" calcext:value-type="float">
            <text:p>0,61097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86727" calcext:value-type="float">
            <text:p>0,686727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37878" calcext:value-type="float">
            <text:p>0,53787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.105225" calcext:value-type="float">
            <text:p>0,105225</text:p>
          </table:table-cell>
          <table:table-cell office:value-type="float" office:value="0.57379" calcext:value-type="float">
            <text:p>0,57379</text:p>
          </table:table-cell>
          <table:table-cell office:value-type="float" office:value="0.606208" calcext:value-type="float">
            <text:p>0,606208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99389" calcext:value-type="float">
            <text:p>0,699389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65885" calcext:value-type="float">
            <text:p>0,56588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089716" calcext:value-type="float">
            <text:p>-0,089716</text:p>
          </table:table-cell>
          <table:table-cell office:value-type="float" office:value="0.531458" calcext:value-type="float">
            <text:p>0,531458</text:p>
          </table:table-cell>
          <table:table-cell office:value-type="float" office:value="0.602009" calcext:value-type="float">
            <text:p>0,602009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98802" calcext:value-type="float">
            <text:p>0,698802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41679" calcext:value-type="float">
            <text:p>0,54167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111278" calcext:value-type="float">
            <text:p>0,111278</text:p>
          </table:table-cell>
          <table:table-cell office:value-type="float" office:value="0.559386" calcext:value-type="float">
            <text:p>0,559386</text:p>
          </table:table-cell>
          <table:table-cell office:value-type="float" office:value="0.600587" calcext:value-type="float">
            <text:p>0,600587</text:p>
          </table:table-cell>
          <table:table-cell office:value-type="float" office:value="0.611531" calcext:value-type="float">
            <text:p>0,61153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08695" calcext:value-type="float">
            <text:p>0,708695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65334" calcext:value-type="float">
            <text:p>0,56533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20678" calcext:value-type="float">
            <text:p>0,120678</text:p>
          </table:table-cell>
          <table:table-cell office:value-type="float" office:value="0.344786" calcext:value-type="float">
            <text:p>0,344786</text:p>
          </table:table-cell>
          <table:table-cell office:value-type="float" office:value="0.582923" calcext:value-type="float">
            <text:p>0,582923</text:p>
          </table:table-cell>
          <table:table-cell office:value-type="float" office:value="0.609288" calcext:value-type="float">
            <text:p>0,609288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39292" calcext:value-type="float">
            <text:p>0,739292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95052" calcext:value-type="float">
            <text:p>0,5950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095726" calcext:value-type="float">
            <text:p>-0,095726</text:p>
          </table:table-cell>
          <table:table-cell office:value-type="float" office:value="0.542902" calcext:value-type="float">
            <text:p>0,542902</text:p>
          </table:table-cell>
          <table:table-cell office:value-type="float" office:value="0.60541" calcext:value-type="float">
            <text:p>0,6054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17755" calcext:value-type="float">
            <text:p>0,717755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44458" calcext:value-type="float">
            <text:p>0,54445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038043" calcext:value-type="float">
            <text:p>0,038043</text:p>
          </table:table-cell>
          <table:table-cell office:value-type="float" office:value="0.586452" calcext:value-type="float">
            <text:p>0,586452</text:p>
          </table:table-cell>
          <table:table-cell office:value-type="float" office:value="0.611251" calcext:value-type="float">
            <text:p>0,61125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97051" calcext:value-type="float">
            <text:p>0,697051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60703" calcext:value-type="float">
            <text:p>0,56070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189609" calcext:value-type="float">
            <text:p>-0,189609</text:p>
          </table:table-cell>
          <table:table-cell office:value-type="float" office:value="0.586071" calcext:value-type="float">
            <text:p>0,586071</text:p>
          </table:table-cell>
          <table:table-cell office:value-type="float" office:value="0.611251" calcext:value-type="float">
            <text:p>0,61125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03208" calcext:value-type="float">
            <text:p>0,703208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38516" calcext:value-type="float">
            <text:p>0,53851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6584" calcext:value-type="float">
            <text:p>0,16584</text:p>
          </table:table-cell>
          <table:table-cell office:value-type="float" office:value="0.467169" calcext:value-type="float">
            <text:p>0,467169</text:p>
          </table:table-cell>
          <table:table-cell office:value-type="float" office:value="0.601027" calcext:value-type="float">
            <text:p>0,601027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04581" calcext:value-type="float">
            <text:p>0,704581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605938" calcext:value-type="float">
            <text:p>0,60593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255549" calcext:value-type="float">
            <text:p>0,255549</text:p>
          </table:table-cell>
          <table:table-cell office:value-type="float" office:value="0.595592" calcext:value-type="float">
            <text:p>0,595592</text:p>
          </table:table-cell>
          <table:table-cell office:value-type="float" office:value="0.611812" calcext:value-type="float">
            <text:p>0,61181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98713" calcext:value-type="float">
            <text:p>0,698713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359" calcext:value-type="float">
            <text:p>0,5835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339928" calcext:value-type="float">
            <text:p>0,339928</text:p>
          </table:table-cell>
          <table:table-cell office:value-type="float" office:value="0.597568" calcext:value-type="float">
            <text:p>0,597568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677422" calcext:value-type="float">
            <text:p>0,677422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90152" calcext:value-type="float">
            <text:p>0,59015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0.248813" calcext:value-type="float">
            <text:p>0,248813</text:p>
          </table:table-cell>
          <table:table-cell office:value-type="float" office:value="0.585559" calcext:value-type="float">
            <text:p>0,585559</text:p>
          </table:table-cell>
          <table:table-cell office:value-type="float" office:value="0.610099" calcext:value-type="float">
            <text:p>0,610099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8597" calcext:value-type="float">
            <text:p>0,68597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0468" calcext:value-type="float">
            <text:p>0,58046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090196" calcext:value-type="float">
            <text:p>0,090196</text:p>
          </table:table-cell>
          <table:table-cell office:value-type="float" office:value="0.584187" calcext:value-type="float">
            <text:p>0,584187</text:p>
          </table:table-cell>
          <table:table-cell office:value-type="float" office:value="0.61094" calcext:value-type="float">
            <text:p>0,61094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05803" calcext:value-type="float">
            <text:p>0,705803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66536" calcext:value-type="float">
            <text:p>0,56653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177541" calcext:value-type="float">
            <text:p>0,177541</text:p>
          </table:table-cell>
          <table:table-cell office:value-type="float" office:value="0.584772" calcext:value-type="float">
            <text:p>0,584772</text:p>
          </table:table-cell>
          <table:table-cell office:value-type="float" office:value="0.611812" calcext:value-type="float">
            <text:p>0,61181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14472" calcext:value-type="float">
            <text:p>0,714472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76283" calcext:value-type="float">
            <text:p>0,57628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0.255708" calcext:value-type="float">
            <text:p>0,255708</text:p>
          </table:table-cell>
          <table:table-cell office:value-type="float" office:value="0.588781" calcext:value-type="float">
            <text:p>0,588781</text:p>
          </table:table-cell>
          <table:table-cell office:value-type="float" office:value="0.610754" calcext:value-type="float">
            <text:p>0,610754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26698" calcext:value-type="float">
            <text:p>0,726698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5618" calcext:value-type="float">
            <text:p>0,58561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344031" calcext:value-type="float">
            <text:p>0,344031</text:p>
          </table:table-cell>
          <table:table-cell office:value-type="float" office:value="0.58906" calcext:value-type="float">
            <text:p>0,58906</text:p>
          </table:table-cell>
          <table:table-cell office:value-type="float" office:value="0.609882" calcext:value-type="float">
            <text:p>0,60988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24378" calcext:value-type="float">
            <text:p>0,724378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94159" calcext:value-type="float">
            <text:p>0,59415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118455" calcext:value-type="float">
            <text:p>-0,118455</text:p>
          </table:table-cell>
          <table:table-cell office:value-type="float" office:value="0.571202" calcext:value-type="float">
            <text:p>0,571202</text:p>
          </table:table-cell>
          <table:table-cell office:value-type="float" office:value="0.610068" calcext:value-type="float">
            <text:p>0,610068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95826" calcext:value-type="float">
            <text:p>0,695826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43288" calcext:value-type="float">
            <text:p>0,54328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134664" calcext:value-type="float">
            <text:p>0,134664</text:p>
          </table:table-cell>
          <table:table-cell office:value-type="float" office:value="0.595217" calcext:value-type="float">
            <text:p>0,595217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03795" calcext:value-type="float">
            <text:p>0,703795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72028" calcext:value-type="float">
            <text:p>0,57202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364808" calcext:value-type="float">
            <text:p>0,364808</text:p>
          </table:table-cell>
          <table:table-cell office:value-type="float" office:value="0.597294" calcext:value-type="float">
            <text:p>0,597294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28256" calcext:value-type="float">
            <text:p>0,728256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97696" calcext:value-type="float">
            <text:p>0,59769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212928" calcext:value-type="float">
            <text:p>0,212928</text:p>
          </table:table-cell>
          <table:table-cell office:value-type="float" office:value="0.575772" calcext:value-type="float">
            <text:p>0,575772</text:p>
          </table:table-cell>
          <table:table-cell office:value-type="float" office:value="0.611531" calcext:value-type="float">
            <text:p>0,61153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49256" calcext:value-type="float">
            <text:p>0,749256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2372" calcext:value-type="float">
            <text:p>0,58237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0.023999" calcext:value-type="float">
            <text:p>0,023999</text:p>
          </table:table-cell>
          <table:table-cell office:value-type="float" office:value="0.551391" calcext:value-type="float">
            <text:p>0,551391</text:p>
          </table:table-cell>
          <table:table-cell office:value-type="float" office:value="0.612092" calcext:value-type="float">
            <text:p>0,61209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1296" calcext:value-type="float">
            <text:p>0,61296</text:p>
          </table:table-cell>
          <table:table-cell office:value-type="float" office:value="0.780291" calcext:value-type="float">
            <text:p>0,780291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64259" calcext:value-type="float">
            <text:p>0,56425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198426" calcext:value-type="float">
            <text:p>0,198426</text:p>
          </table:table-cell>
          <table:table-cell office:value-type="float" office:value="0.572867" calcext:value-type="float">
            <text:p>0,572867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296" calcext:value-type="float">
            <text:p>0,61296</text:p>
          </table:table-cell>
          <table:table-cell office:value-type="float" office:value="0.747419" calcext:value-type="float">
            <text:p>0,747419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80591" calcext:value-type="float">
            <text:p>0,58059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6584" calcext:value-type="float">
            <text:p>0,16584</text:p>
          </table:table-cell>
          <table:table-cell office:value-type="float" office:value="0.328435" calcext:value-type="float">
            <text:p>0,328435</text:p>
          </table:table-cell>
          <table:table-cell office:value-type="float" office:value="0.597371" calcext:value-type="float">
            <text:p>0,59737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4134" calcext:value-type="float">
            <text:p>0,614134</text:p>
          </table:table-cell>
          <table:table-cell office:value-type="float" office:value="0.762631" calcext:value-type="float">
            <text:p>0,762631</text:p>
          </table:table-cell>
          <table:table-cell office:value-type="float" office:value="0.931746" calcext:value-type="float">
            <text:p>0,931746</text:p>
          </table:table-cell>
          <table:table-cell office:value-type="float" office:value="0.597681" calcext:value-type="float">
            <text:p>0,59768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307011" calcext:value-type="float">
            <text:p>0,307011</text:p>
          </table:table-cell>
          <table:table-cell office:value-type="float" office:value="0.580172" calcext:value-type="float">
            <text:p>0,58017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4134" calcext:value-type="float">
            <text:p>0,614134</text:p>
          </table:table-cell>
          <table:table-cell office:value-type="float" office:value="0.809782" calcext:value-type="float">
            <text:p>0,80978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8533" calcext:value-type="float">
            <text:p>0,59853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0.158945" calcext:value-type="float">
            <text:p>0,158945</text:p>
          </table:table-cell>
          <table:table-cell office:value-type="float" office:value="0.509753" calcext:value-type="float">
            <text:p>0,509753</text:p>
          </table:table-cell>
          <table:table-cell office:value-type="float" office:value="0.605341" calcext:value-type="float">
            <text:p>0,60534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1296" calcext:value-type="float">
            <text:p>0,61296</text:p>
          </table:table-cell>
          <table:table-cell office:value-type="float" office:value="0.807684" calcext:value-type="float">
            <text:p>0,80768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75654" calcext:value-type="float">
            <text:p>0,57565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6584" calcext:value-type="float">
            <text:p>0,16584</text:p>
          </table:table-cell>
          <table:table-cell office:value-type="float" office:value="0.355373" calcext:value-type="float">
            <text:p>0,355373</text:p>
          </table:table-cell>
          <table:table-cell office:value-type="float" office:value="0.578084" calcext:value-type="float">
            <text:p>0,578084</text:p>
          </table:table-cell>
          <table:table-cell office:value-type="float" office:value="0.611251" calcext:value-type="float">
            <text:p>0,61125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88513" calcext:value-type="float">
            <text:p>0,788513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0746" calcext:value-type="float">
            <text:p>0,60074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0.211604" calcext:value-type="float">
            <text:p>0,211604</text:p>
          </table:table-cell>
          <table:table-cell office:value-type="float" office:value="0.579875" calcext:value-type="float">
            <text:p>0,579875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4134" calcext:value-type="float">
            <text:p>0,614134</text:p>
          </table:table-cell>
          <table:table-cell office:value-type="float" office:value="0.816584" calcext:value-type="float">
            <text:p>0,81658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89643" calcext:value-type="float">
            <text:p>0,5896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561211" calcext:value-type="float">
            <text:p>0,561211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843424" calcext:value-type="float">
            <text:p>0,84342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5964" calcext:value-type="float">
            <text:p>0,59596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0.219444" calcext:value-type="float">
            <text:p>0,219444</text:p>
          </table:table-cell>
          <table:table-cell office:value-type="float" office:value="0.6019" calcext:value-type="float">
            <text:p>0,6019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84896" calcext:value-type="float">
            <text:p>0,8489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5691" calcext:value-type="float">
            <text:p>0,5956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099989" calcext:value-type="float">
            <text:p>0,099989</text:p>
          </table:table-cell>
          <table:table-cell office:value-type="float" office:value="0.587208" calcext:value-type="float">
            <text:p>0,587208</text:p>
          </table:table-cell>
          <table:table-cell office:value-type="float" office:value="0.61069" calcext:value-type="float">
            <text:p>0,61069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91323" calcext:value-type="float">
            <text:p>0,791323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76345" calcext:value-type="float">
            <text:p>0,57634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0.246197" calcext:value-type="float">
            <text:p>0,246197</text:p>
          </table:table-cell>
          <table:table-cell office:value-type="float" office:value="0.589259" calcext:value-type="float">
            <text:p>0,589259</text:p>
          </table:table-cell>
          <table:table-cell office:value-type="float" office:value="0.612092" calcext:value-type="float">
            <text:p>0,61209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96039" calcext:value-type="float">
            <text:p>0,796039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1782" calcext:value-type="float">
            <text:p>0,59178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0.265509" calcext:value-type="float">
            <text:p>0,265509</text:p>
          </table:table-cell>
          <table:table-cell office:value-type="float" office:value="0.592586" calcext:value-type="float">
            <text:p>0,592586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23621" calcext:value-type="float">
            <text:p>0,723621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86832" calcext:value-type="float">
            <text:p>0,58683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584" calcext:value-type="float">
            <text:p>0,16584</text:p>
          </table:table-cell>
          <table:table-cell office:value-type="float" office:value="0.392555" calcext:value-type="float">
            <text:p>0,392555</text:p>
          </table:table-cell>
          <table:table-cell office:value-type="float" office:value="0.589531" calcext:value-type="float">
            <text:p>0,589531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67754" calcext:value-type="float">
            <text:p>0,76775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3645" calcext:value-type="float">
            <text:p>0,60364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0.287649" calcext:value-type="float">
            <text:p>0,287649</text:p>
          </table:table-cell>
          <table:table-cell office:value-type="float" office:value="0.59481" calcext:value-type="float">
            <text:p>0,59481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48175" calcext:value-type="float">
            <text:p>0,748175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1724" calcext:value-type="float">
            <text:p>0,59172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230702" calcext:value-type="float">
            <text:p>0,230702</text:p>
          </table:table-cell>
          <table:table-cell office:value-type="float" office:value="0.598046" calcext:value-type="float">
            <text:p>0,598046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803036" calcext:value-type="float">
            <text:p>0,80303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1839" calcext:value-type="float">
            <text:p>0,59183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-0.182522" calcext:value-type="float">
            <text:p>-0,182522</text:p>
          </table:table-cell>
          <table:table-cell office:value-type="float" office:value="0.600786" calcext:value-type="float">
            <text:p>0,600786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85122" calcext:value-type="float">
            <text:p>0,78512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48999" calcext:value-type="float">
            <text:p>0,54899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231231" calcext:value-type="float">
            <text:p>0,231231</text:p>
          </table:table-cell>
          <table:table-cell office:value-type="float" office:value="0.602202" calcext:value-type="float">
            <text:p>0,602202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1765" calcext:value-type="float">
            <text:p>0,71765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83769" calcext:value-type="float">
            <text:p>0,58376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249656" calcext:value-type="float">
            <text:p>0,249656</text:p>
          </table:table-cell>
          <table:table-cell office:value-type="float" office:value="0.596664" calcext:value-type="float">
            <text:p>0,596664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41355" calcext:value-type="float">
            <text:p>0,741355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87428" calcext:value-type="float">
            <text:p>0,58742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-0.109932" calcext:value-type="float">
            <text:p>-0,109932</text:p>
          </table:table-cell>
          <table:table-cell office:value-type="float" office:value="0.558404" calcext:value-type="float">
            <text:p>0,558404</text:p>
          </table:table-cell>
          <table:table-cell office:value-type="float" office:value="0.610068" calcext:value-type="float">
            <text:p>0,610068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84026" calcext:value-type="float">
            <text:p>0,78402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5168" calcext:value-type="float">
            <text:p>0,5516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238614" calcext:value-type="float">
            <text:p>0,238614</text:p>
          </table:table-cell>
          <table:table-cell office:value-type="float" office:value="0.57618" calcext:value-type="float">
            <text:p>0,57618</text:p>
          </table:table-cell>
          <table:table-cell office:value-type="float" office:value="0.608605" calcext:value-type="float">
            <text:p>0,608605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848406" calcext:value-type="float">
            <text:p>0,84840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4604" calcext:value-type="float">
            <text:p>0,59460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31455" calcext:value-type="float">
            <text:p>0,231455</text:p>
          </table:table-cell>
          <table:table-cell office:value-type="float" office:value="0.31712" calcext:value-type="float">
            <text:p>0,31712</text:p>
          </table:table-cell>
          <table:table-cell office:value-type="float" office:value="0.581527" calcext:value-type="float">
            <text:p>0,581527</text:p>
          </table:table-cell>
          <table:table-cell office:value-type="float" office:value="0.609477" calcext:value-type="float">
            <text:p>0,609477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842444" calcext:value-type="float">
            <text:p>0,84244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248" calcext:value-type="float">
            <text:p>0,6024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116397" calcext:value-type="float">
            <text:p>0,116397</text:p>
          </table:table-cell>
          <table:table-cell office:value-type="float" office:value="0.527277" calcext:value-type="float">
            <text:p>0,527277</text:p>
          </table:table-cell>
          <table:table-cell office:value-type="float" office:value="0.61122" calcext:value-type="float">
            <text:p>0,6112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21055" calcext:value-type="float">
            <text:p>0,621055</text:p>
          </table:table-cell>
          <table:table-cell office:value-type="float" office:value="0.886716" calcext:value-type="float">
            <text:p>0,88671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82453" calcext:value-type="float">
            <text:p>0,5824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0.268545" calcext:value-type="float">
            <text:p>0,268545</text:p>
          </table:table-cell>
          <table:table-cell office:value-type="float" office:value="0.596107" calcext:value-type="float">
            <text:p>0,596107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8996" calcext:value-type="float">
            <text:p>0,618996</text:p>
          </table:table-cell>
          <table:table-cell office:value-type="float" office:value="0.871331" calcext:value-type="float">
            <text:p>0,871331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2921" calcext:value-type="float">
            <text:p>0,60292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34181" calcext:value-type="float">
            <text:p>0,134181</text:p>
          </table:table-cell>
          <table:table-cell office:value-type="float" office:value="0.36903" calcext:value-type="float">
            <text:p>0,36903</text:p>
          </table:table-cell>
          <table:table-cell office:value-type="float" office:value="0.61069" calcext:value-type="float">
            <text:p>0,61069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82992" calcext:value-type="float">
            <text:p>0,8299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9625" calcext:value-type="float">
            <text:p>0,60962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4125" calcext:value-type="float">
            <text:p>0,4125</text:p>
          </table:table-cell>
          <table:table-cell office:value-type="float" office:value="0.61069" calcext:value-type="float">
            <text:p>0,61069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831467" calcext:value-type="float">
            <text:p>0,831467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14126" calcext:value-type="float">
            <text:p>0,61412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0.281918" calcext:value-type="float">
            <text:p>0,281918</text:p>
          </table:table-cell>
          <table:table-cell office:value-type="float" office:value="0.61069" calcext:value-type="float">
            <text:p>0,61069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76106" calcext:value-type="float">
            <text:p>0,77610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5532" calcext:value-type="float">
            <text:p>0,59553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0.371168" calcext:value-type="float">
            <text:p>0,371168</text:p>
          </table:table-cell>
          <table:table-cell office:value-type="float" office:value="0.611251" calcext:value-type="float">
            <text:p>0,611251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47811" calcext:value-type="float">
            <text:p>0,747811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1684" calcext:value-type="float">
            <text:p>0,60168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0.42395" calcext:value-type="float">
            <text:p>0,42395</text:p>
          </table:table-cell>
          <table:table-cell office:value-type="float" office:value="0.611812" calcext:value-type="float">
            <text:p>0,611812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800927" calcext:value-type="float">
            <text:p>0,800927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1233" calcext:value-type="float">
            <text:p>0,6123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50446" calcext:value-type="float">
            <text:p>0,150446</text:p>
          </table:table-cell>
          <table:table-cell office:value-type="float" office:value="0.540754" calcext:value-type="float">
            <text:p>0,540754</text:p>
          </table:table-cell>
          <table:table-cell office:value-type="float" office:value="0.61069" calcext:value-type="float">
            <text:p>0,61069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806915" calcext:value-type="float">
            <text:p>0,806915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24497" calcext:value-type="float">
            <text:p>0,62449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50446" calcext:value-type="float">
            <text:p>0,150446</text:p>
          </table:table-cell>
          <table:table-cell office:value-type="float" office:value="0.531959" calcext:value-type="float">
            <text:p>0,531959</text:p>
          </table:table-cell>
          <table:table-cell office:value-type="float" office:value="0.61041" calcext:value-type="float">
            <text:p>0,61041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85556" calcext:value-type="float">
            <text:p>0,78555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21453" calcext:value-type="float">
            <text:p>0,62145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0289" calcext:value-type="float">
            <text:p>0,330289</text:p>
          </table:table-cell>
          <table:table-cell office:value-type="float" office:value="0.55794" calcext:value-type="float">
            <text:p>0,55794</text:p>
          </table:table-cell>
          <table:table-cell office:value-type="float" office:value="0.611812" calcext:value-type="float">
            <text:p>0,61181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3547" calcext:value-type="float">
            <text:p>0,613547</text:p>
          </table:table-cell>
          <table:table-cell office:value-type="float" office:value="0.878015" calcext:value-type="float">
            <text:p>0,878015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33555" calcext:value-type="float">
            <text:p>0,63355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0.413022" calcext:value-type="float">
            <text:p>0,413022</text:p>
          </table:table-cell>
          <table:table-cell office:value-type="float" office:value="0.610971" calcext:value-type="float">
            <text:p>0,61097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296" calcext:value-type="float">
            <text:p>0,61296</text:p>
          </table:table-cell>
          <table:table-cell office:value-type="float" office:value="0.850221" calcext:value-type="float">
            <text:p>0,850221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16141" calcext:value-type="float">
            <text:p>0,61614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35559" calcext:value-type="float">
            <text:p>0,35559</text:p>
          </table:table-cell>
          <table:table-cell office:value-type="float" office:value="0.610971" calcext:value-type="float">
            <text:p>0,61097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23941" calcext:value-type="float">
            <text:p>0,623941</text:p>
          </table:table-cell>
          <table:table-cell office:value-type="float" office:value="0.856234" calcext:value-type="float">
            <text:p>0,85623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12097" calcext:value-type="float">
            <text:p>0,61209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48708" calcext:value-type="float">
            <text:p>0,248708</text:p>
          </table:table-cell>
          <table:table-cell office:value-type="float" office:value="0.533898" calcext:value-type="float">
            <text:p>0,533898</text:p>
          </table:table-cell>
          <table:table-cell office:value-type="float" office:value="0.609227" calcext:value-type="float">
            <text:p>0,609227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70859" calcext:value-type="float">
            <text:p>0,670859</text:p>
          </table:table-cell>
          <table:table-cell office:value-type="float" office:value="0.893578" calcext:value-type="float">
            <text:p>0,893578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3818" calcext:value-type="float">
            <text:p>0,6381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99891" calcext:value-type="float">
            <text:p>0,499891</text:p>
          </table:table-cell>
          <table:table-cell office:value-type="float" office:value="0.607234" calcext:value-type="float">
            <text:p>0,607234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834755" calcext:value-type="float">
            <text:p>0,834755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22849" calcext:value-type="float">
            <text:p>0,62284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0.381029" calcext:value-type="float">
            <text:p>0,381029</text:p>
          </table:table-cell>
          <table:table-cell office:value-type="float" office:value="0.605524" calcext:value-type="float">
            <text:p>0,605524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89908" calcext:value-type="float">
            <text:p>0,689908</text:p>
          </table:table-cell>
          <table:table-cell office:value-type="float" office:value="0.884761" calcext:value-type="float">
            <text:p>0,884761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23546" calcext:value-type="float">
            <text:p>0,62354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404086" calcext:value-type="float">
            <text:p>0,404086</text:p>
          </table:table-cell>
          <table:table-cell office:value-type="float" office:value="0.612092" calcext:value-type="float">
            <text:p>0,61209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56522" calcext:value-type="float">
            <text:p>0,756522</text:p>
          </table:table-cell>
          <table:table-cell office:value-type="float" office:value="0.90717" calcext:value-type="float">
            <text:p>0,90717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3541" calcext:value-type="float">
            <text:p>0,6354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213249" calcext:value-type="float">
            <text:p>0,213249</text:p>
          </table:table-cell>
          <table:table-cell office:value-type="float" office:value="0.593786" calcext:value-type="float">
            <text:p>0,593786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08493" calcext:value-type="float">
            <text:p>0,708493</text:p>
          </table:table-cell>
          <table:table-cell office:value-type="float" office:value="0.857378" calcext:value-type="float">
            <text:p>0,857378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4714" calcext:value-type="float">
            <text:p>0,60471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0.330442" calcext:value-type="float">
            <text:p>0,330442</text:p>
          </table:table-cell>
          <table:table-cell office:value-type="float" office:value="0.608478" calcext:value-type="float">
            <text:p>0,608478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40012" calcext:value-type="float">
            <text:p>0,640012</text:p>
          </table:table-cell>
          <table:table-cell office:value-type="float" office:value="0.816403" calcext:value-type="float">
            <text:p>0,816403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6957" calcext:value-type="float">
            <text:p>0,60695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324737" calcext:value-type="float">
            <text:p>0,324737</text:p>
          </table:table-cell>
          <table:table-cell office:value-type="float" office:value="0.605119" calcext:value-type="float">
            <text:p>0,605119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21991" calcext:value-type="float">
            <text:p>0,621991</text:p>
          </table:table-cell>
          <table:table-cell office:value-type="float" office:value="0.863708" calcext:value-type="float">
            <text:p>0,863708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8979" calcext:value-type="float">
            <text:p>0,60897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51796" calcext:value-type="float">
            <text:p>0,051796</text:p>
          </table:table-cell>
          <table:table-cell office:value-type="float" office:value="0.465352" calcext:value-type="float">
            <text:p>0,465352</text:p>
          </table:table-cell>
          <table:table-cell office:value-type="float" office:value="0.611531" calcext:value-type="float">
            <text:p>0,61153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09081" calcext:value-type="float">
            <text:p>0,709081</text:p>
          </table:table-cell>
          <table:table-cell office:value-type="float" office:value="0.894814" calcext:value-type="float">
            <text:p>0,89481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35501" calcext:value-type="float">
            <text:p>0,63550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499918" calcext:value-type="float">
            <text:p>0,499918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22505" calcext:value-type="float">
            <text:p>0,722505</text:p>
          </table:table-cell>
          <table:table-cell office:value-type="float" office:value="0.869917" calcext:value-type="float">
            <text:p>0,869917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37895" calcext:value-type="float">
            <text:p>0,63789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1796" calcext:value-type="float">
            <text:p>0,051796</text:p>
          </table:table-cell>
          <table:table-cell office:value-type="float" office:value="0.395641" calcext:value-type="float">
            <text:p>0,395641</text:p>
          </table:table-cell>
          <table:table-cell office:value-type="float" office:value="0.609414" calcext:value-type="float">
            <text:p>0,609414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53104" calcext:value-type="float">
            <text:p>0,653104</text:p>
          </table:table-cell>
          <table:table-cell office:value-type="float" office:value="0.757821" calcext:value-type="float">
            <text:p>0,757821</text:p>
          </table:table-cell>
          <table:table-cell office:value-type="float" office:value="0.932946" calcext:value-type="float">
            <text:p>0,93294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41079" calcext:value-type="float">
            <text:p>0,64107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0289" calcext:value-type="float">
            <text:p>0,330289</text:p>
          </table:table-cell>
          <table:table-cell office:value-type="float" office:value="0.523871" calcext:value-type="float">
            <text:p>0,523871</text:p>
          </table:table-cell>
          <table:table-cell office:value-type="float" office:value="0.610681" calcext:value-type="float">
            <text:p>0,61068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4499" calcext:value-type="float">
            <text:p>0,74499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921733" calcext:value-type="float">
            <text:p>0,921733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61979" calcext:value-type="float">
            <text:p>0,66197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1796" calcext:value-type="float">
            <text:p>0,051796</text:p>
          </table:table-cell>
          <table:table-cell office:value-type="float" office:value="0.348197" calcext:value-type="float">
            <text:p>0,348197</text:p>
          </table:table-cell>
          <table:table-cell office:value-type="float" office:value="0.591349" calcext:value-type="float">
            <text:p>0,591349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37773" calcext:value-type="float">
            <text:p>0,637773</text:p>
          </table:table-cell>
          <table:table-cell office:value-type="float" office:value="0.752441" calcext:value-type="float">
            <text:p>0,752441</text:p>
          </table:table-cell>
          <table:table-cell office:value-type="float" office:value="0.758673" calcext:value-type="float">
            <text:p>0,758673</text:p>
          </table:table-cell>
          <table:table-cell office:value-type="float" office:value="0.934553" calcext:value-type="float">
            <text:p>0,934553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47248" calcext:value-type="float">
            <text:p>0,64724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1796" calcext:value-type="float">
            <text:p>0,051796</text:p>
          </table:table-cell>
          <table:table-cell office:value-type="float" office:value="0.288774" calcext:value-type="float">
            <text:p>0,288774</text:p>
          </table:table-cell>
          <table:table-cell office:value-type="float" office:value="0.551185" calcext:value-type="float">
            <text:p>0,551185</text:p>
          </table:table-cell>
          <table:table-cell office:value-type="float" office:value="0.610373" calcext:value-type="float">
            <text:p>0,610373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46958" calcext:value-type="float">
            <text:p>0,646958</text:p>
          </table:table-cell>
          <table:table-cell office:value-type="float" office:value="0.755801" calcext:value-type="float">
            <text:p>0,755801</text:p>
          </table:table-cell>
          <table:table-cell office:value-type="float" office:value="0.7872" calcext:value-type="float">
            <text:p>0,7872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642078" calcext:value-type="float">
            <text:p>0,64207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191307" calcext:value-type="float">
            <text:p>0,191307</text:p>
          </table:table-cell>
          <table:table-cell office:value-type="float" office:value="0.590771" calcext:value-type="float">
            <text:p>0,590771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70563" calcext:value-type="float">
            <text:p>0,670563</text:p>
          </table:table-cell>
          <table:table-cell office:value-type="float" office:value="0.756457" calcext:value-type="float">
            <text:p>0,756457</text:p>
          </table:table-cell>
          <table:table-cell office:value-type="float" office:value="0.785593" calcext:value-type="float">
            <text:p>0,785593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638755" calcext:value-type="float">
            <text:p>0,63875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284245" calcext:value-type="float">
            <text:p>0,284245</text:p>
          </table:table-cell>
          <table:table-cell office:value-type="float" office:value="0.597322" calcext:value-type="float">
            <text:p>0,597322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18582" calcext:value-type="float">
            <text:p>0,618582</text:p>
          </table:table-cell>
          <table:table-cell office:value-type="float" office:value="0.732574" calcext:value-type="float">
            <text:p>0,732574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783569" calcext:value-type="float">
            <text:p>0,783569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655343" calcext:value-type="float">
            <text:p>0,65534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51796" calcext:value-type="float">
            <text:p>0,051796</text:p>
          </table:table-cell>
          <table:table-cell office:value-type="float" office:value="0.353848" calcext:value-type="float">
            <text:p>0,353848</text:p>
          </table:table-cell>
          <table:table-cell office:value-type="float" office:value="0.598564" calcext:value-type="float">
            <text:p>0,598564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5387" calcext:value-type="float">
            <text:p>0,615387</text:p>
          </table:table-cell>
          <table:table-cell office:value-type="float" office:value="0.726596" calcext:value-type="float">
            <text:p>0,726596</text:p>
          </table:table-cell>
          <table:table-cell table:number-columns-repeated="2" office:value-type="float" office:value="0.75665" calcext:value-type="float">
            <text:p>0,75665</text:p>
          </table:table-cell>
          <table:table-cell office:value-type="float" office:value="0.851048" calcext:value-type="float">
            <text:p>0,851048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682686" calcext:value-type="float">
            <text:p>0,68268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362456" calcext:value-type="float">
            <text:p>0,362456</text:p>
          </table:table-cell>
          <table:table-cell office:value-type="float" office:value="0.606617" calcext:value-type="float">
            <text:p>0,606617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73733" calcext:value-type="float">
            <text:p>0,673733</text:p>
          </table:table-cell>
          <table:table-cell office:value-type="float" office:value="0.753634" calcext:value-type="float">
            <text:p>0,753634</text:p>
          </table:table-cell>
          <table:table-cell table:number-columns-repeated="2" office:value-type="float" office:value="0.75665" calcext:value-type="float">
            <text:p>0,75665</text:p>
          </table:table-cell>
          <table:table-cell office:value-type="float" office:value="0.863496" calcext:value-type="float">
            <text:p>0,863496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694135" calcext:value-type="float">
            <text:p>0,69413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37967" calcext:value-type="float">
            <text:p>0,37967</text:p>
          </table:table-cell>
          <table:table-cell office:value-type="float" office:value="0.596827" calcext:value-type="float">
            <text:p>0,596827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22193" calcext:value-type="float">
            <text:p>0,622193</text:p>
          </table:table-cell>
          <table:table-cell office:value-type="float" office:value="0.729286" calcext:value-type="float">
            <text:p>0,729286</text:p>
          </table:table-cell>
          <table:table-cell table:number-columns-repeated="3" office:value-type="float" office:value="0.75665" calcext:value-type="float">
            <text:p>0,75665</text:p>
          </table:table-cell>
          <table:table-cell office:value-type="float" office:value="0.914432" calcext:value-type="float">
            <text:p>0,91443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7371" calcext:value-type="float">
            <text:p>0,6737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224103" calcext:value-type="float">
            <text:p>0,224103</text:p>
          </table:table-cell>
          <table:table-cell office:value-type="float" office:value="0.573281" calcext:value-type="float">
            <text:p>0,573281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2782" calcext:value-type="float">
            <text:p>0,62782</text:p>
          </table:table-cell>
          <table:table-cell office:value-type="float" office:value="0.743722" calcext:value-type="float">
            <text:p>0,743722</text:p>
          </table:table-cell>
          <table:table-cell table:number-columns-repeated="2" office:value-type="float" office:value="0.75665" calcext:value-type="float">
            <text:p>0,75665</text:p>
          </table:table-cell>
          <table:table-cell office:value-type="float" office:value="0.811684" calcext:value-type="float">
            <text:p>0,811684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666203" calcext:value-type="float">
            <text:p>0,66620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354062" calcext:value-type="float">
            <text:p>0,354062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53657" calcext:value-type="float">
            <text:p>0,653657</text:p>
          </table:table-cell>
          <table:table-cell office:value-type="float" office:value="0.756586" calcext:value-type="float">
            <text:p>0,756586</text:p>
          </table:table-cell>
          <table:table-cell table:number-columns-repeated="2" office:value-type="float" office:value="0.75665" calcext:value-type="float">
            <text:p>0,75665</text:p>
          </table:table-cell>
          <table:table-cell office:value-type="float" office:value="0.868222" calcext:value-type="float">
            <text:p>0,868222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692631" calcext:value-type="float">
            <text:p>0,69263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15917" calcext:value-type="float">
            <text:p>0,315917</text:p>
          </table:table-cell>
          <table:table-cell office:value-type="float" office:value="0.56585" calcext:value-type="float">
            <text:p>0,56585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714753" calcext:value-type="float">
            <text:p>0,714753</text:p>
          </table:table-cell>
          <table:table-cell table:number-columns-repeated="2" office:value-type="float" office:value="0.75665" calcext:value-type="float">
            <text:p>0,75665</text:p>
          </table:table-cell>
          <table:table-cell office:value-type="float" office:value="0.758673" calcext:value-type="float">
            <text:p>0,758673</text:p>
          </table:table-cell>
          <table:table-cell office:value-type="float" office:value="0.925736" calcext:value-type="float">
            <text:p>0,925736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72588" calcext:value-type="float">
            <text:p>0,7258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357064" calcext:value-type="float">
            <text:p>0,357064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95992" calcext:value-type="float">
            <text:p>0,695992</text:p>
          </table:table-cell>
          <table:table-cell office:value-type="float" office:value="0.756586" calcext:value-type="float">
            <text:p>0,756586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28851" calcext:value-type="float">
            <text:p>0,828851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7119" calcext:value-type="float">
            <text:p>0,711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0.392515" calcext:value-type="float">
            <text:p>0,392515</text:p>
          </table:table-cell>
          <table:table-cell office:value-type="float" office:value="0.610629" calcext:value-type="float">
            <text:p>0,610629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19178" calcext:value-type="float">
            <text:p>0,619178</text:p>
          </table:table-cell>
          <table:table-cell office:value-type="float" office:value="0.747812" calcext:value-type="float">
            <text:p>0,747812</text:p>
          </table:table-cell>
          <table:table-cell office:value-type="float" office:value="0.756393" calcext:value-type="float">
            <text:p>0,756393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58241" calcext:value-type="float">
            <text:p>0,858241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724053" calcext:value-type="float">
            <text:p>0,72405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30289" calcext:value-type="float">
            <text:p>0,330289</text:p>
          </table:table-cell>
          <table:table-cell office:value-type="float" office:value="0.530181" calcext:value-type="float">
            <text:p>0,530181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53633" calcext:value-type="float">
            <text:p>0,653633</text:p>
          </table:table-cell>
          <table:table-cell office:value-type="float" office:value="0.749388" calcext:value-type="float">
            <text:p>0,749388</text:p>
          </table:table-cell>
          <table:table-cell table:number-columns-repeated="2" office:value-type="float" office:value="0.75665" calcext:value-type="float">
            <text:p>0,75665</text:p>
          </table:table-cell>
          <table:table-cell office:value-type="float" office:value="0.934553" calcext:value-type="float">
            <text:p>0,934553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749254" calcext:value-type="float">
            <text:p>0,74925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413973" calcext:value-type="float">
            <text:p>0,413973</text:p>
          </table:table-cell>
          <table:table-cell office:value-type="float" office:value="0.610934" calcext:value-type="float">
            <text:p>0,61093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57565" calcext:value-type="float">
            <text:p>0,657565</text:p>
          </table:table-cell>
          <table:table-cell office:value-type="float" office:value="0.746816" calcext:value-type="float">
            <text:p>0,746816</text:p>
          </table:table-cell>
          <table:table-cell office:value-type="float" office:value="0.756393" calcext:value-type="float">
            <text:p>0,756393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56234" calcext:value-type="float">
            <text:p>0,856234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729768" calcext:value-type="float">
            <text:p>0,72976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54303" calcext:value-type="float">
            <text:p>0,154303</text:p>
          </table:table-cell>
          <table:table-cell office:value-type="float" office:value="0.487756" calcext:value-type="float">
            <text:p>0,487756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18566" calcext:value-type="float">
            <text:p>0,618566</text:p>
          </table:table-cell>
          <table:table-cell office:value-type="float" office:value="0.729247" calcext:value-type="float">
            <text:p>0,729247</text:p>
          </table:table-cell>
          <table:table-cell office:value-type="float" office:value="0.746734" calcext:value-type="float">
            <text:p>0,746734</text:p>
          </table:table-cell>
          <table:table-cell office:value-type="float" office:value="0.756393" calcext:value-type="float">
            <text:p>0,756393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07586" calcext:value-type="float">
            <text:p>0,807586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740205" calcext:value-type="float">
            <text:p>0,74020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1796" calcext:value-type="float">
            <text:p>0,051796</text:p>
          </table:table-cell>
          <table:table-cell office:value-type="float" office:value="0.358156" calcext:value-type="float">
            <text:p>0,358156</text:p>
          </table:table-cell>
          <table:table-cell office:value-type="float" office:value="0.606617" calcext:value-type="float">
            <text:p>0,606617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90244" calcext:value-type="float">
            <text:p>0,690244</text:p>
          </table:table-cell>
          <table:table-cell office:value-type="float" office:value="0.74523" calcext:value-type="float">
            <text:p>0,74523</text:p>
          </table:table-cell>
          <table:table-cell office:value-type="float" office:value="0.756457" calcext:value-type="float">
            <text:p>0,756457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69055" calcext:value-type="float">
            <text:p>0,869055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728152" calcext:value-type="float">
            <text:p>0,72815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1796" calcext:value-type="float">
            <text:p>0,051796</text:p>
          </table:table-cell>
          <table:table-cell office:value-type="float" office:value="0.437994" calcext:value-type="float">
            <text:p>0,437994</text:p>
          </table:table-cell>
          <table:table-cell office:value-type="float" office:value="0.608056" calcext:value-type="float">
            <text:p>0,608056</text:p>
          </table:table-cell>
          <table:table-cell office:value-type="float" office:value="0.612733" calcext:value-type="float">
            <text:p>0,612733</text:p>
          </table:table-cell>
          <table:table-cell office:value-type="float" office:value="0.654667" calcext:value-type="float">
            <text:p>0,654667</text:p>
          </table:table-cell>
          <table:table-cell office:value-type="float" office:value="0.748139" calcext:value-type="float">
            <text:p>0,748139</text:p>
          </table:table-cell>
          <table:table-cell table:number-columns-repeated="2" office:value-type="float" office:value="0.75665" calcext:value-type="float">
            <text:p>0,75665</text:p>
          </table:table-cell>
          <table:table-cell office:value-type="float" office:value="0.844159" calcext:value-type="float">
            <text:p>0,844159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730579" calcext:value-type="float">
            <text:p>0,73057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0.352134" calcext:value-type="float">
            <text:p>0,35213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13633" calcext:value-type="float">
            <text:p>0,613633</text:p>
          </table:table-cell>
          <table:table-cell office:value-type="float" office:value="0.709451" calcext:value-type="float">
            <text:p>0,709451</text:p>
          </table:table-cell>
          <table:table-cell office:value-type="float" office:value="0.756008" calcext:value-type="float">
            <text:p>0,756008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20432" calcext:value-type="float">
            <text:p>0,820432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745079" calcext:value-type="float">
            <text:p>0,74507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0.378781" calcext:value-type="float">
            <text:p>0,378781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14174" calcext:value-type="float">
            <text:p>0,614174</text:p>
          </table:table-cell>
          <table:table-cell office:value-type="float" office:value="0.710575" calcext:value-type="float">
            <text:p>0,710575</text:p>
          </table:table-cell>
          <table:table-cell office:value-type="float" office:value="0.7562" calcext:value-type="float">
            <text:p>0,7562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45701" calcext:value-type="float">
            <text:p>0,845701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750457" calcext:value-type="float">
            <text:p>0,75045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0.377873" calcext:value-type="float">
            <text:p>0,377873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31334" calcext:value-type="float">
            <text:p>0,631334</text:p>
          </table:table-cell>
          <table:table-cell office:value-type="float" office:value="0.751337" calcext:value-type="float">
            <text:p>0,751337</text:p>
          </table:table-cell>
          <table:table-cell office:value-type="float" office:value="0.756586" calcext:value-type="float">
            <text:p>0,756586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41589" calcext:value-type="float">
            <text:p>0,841589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755785" calcext:value-type="float">
            <text:p>0,75578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70868" calcext:value-type="float">
            <text:p>0,270868</text:p>
          </table:table-cell>
          <table:table-cell office:value-type="float" office:value="0.492115" calcext:value-type="float">
            <text:p>0,492115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48041" calcext:value-type="float">
            <text:p>0,648041</text:p>
          </table:table-cell>
          <table:table-cell office:value-type="float" office:value="0.749162" calcext:value-type="float">
            <text:p>0,749162</text:p>
          </table:table-cell>
          <table:table-cell office:value-type="float" office:value="0.756393" calcext:value-type="float">
            <text:p>0,756393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758887" calcext:value-type="float">
            <text:p>0,758887</text:p>
          </table:table-cell>
          <table:table-cell office:value-type="float" office:value="0.915159" calcext:value-type="float">
            <text:p>0,915159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757552" calcext:value-type="float">
            <text:p>0,75755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70868" calcext:value-type="float">
            <text:p>0,270868</text:p>
          </table:table-cell>
          <table:table-cell office:value-type="float" office:value="0.450486" calcext:value-type="float">
            <text:p>0,450486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12553" calcext:value-type="float">
            <text:p>0,612553</text:p>
          </table:table-cell>
          <table:table-cell office:value-type="float" office:value="0.710578" calcext:value-type="float">
            <text:p>0,710578</text:p>
          </table:table-cell>
          <table:table-cell office:value-type="float" office:value="0.756008" calcext:value-type="float">
            <text:p>0,756008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789489" calcext:value-type="float">
            <text:p>0,789489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751825" calcext:value-type="float">
            <text:p>0,75182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10191" calcext:value-type="float">
            <text:p>0,410191</text:p>
          </table:table-cell>
          <table:table-cell office:value-type="float" office:value="0.563424" calcext:value-type="float">
            <text:p>0,56342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12913" calcext:value-type="float">
            <text:p>0,612913</text:p>
          </table:table-cell>
          <table:table-cell office:value-type="float" office:value="0.743725" calcext:value-type="float">
            <text:p>0,743725</text:p>
          </table:table-cell>
          <table:table-cell office:value-type="float" office:value="0.756329" calcext:value-type="float">
            <text:p>0,756329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13588" calcext:value-type="float">
            <text:p>0,813588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768911" calcext:value-type="float">
            <text:p>0,7689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8044" calcext:value-type="float">
            <text:p>0,28044</text:p>
          </table:table-cell>
          <table:table-cell office:value-type="float" office:value="0.566839" calcext:value-type="float">
            <text:p>0,566839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708043" calcext:value-type="float">
            <text:p>0,708043</text:p>
          </table:table-cell>
          <table:table-cell office:value-type="float" office:value="0.755815" calcext:value-type="float">
            <text:p>0,755815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757768" calcext:value-type="float">
            <text:p>0,757768</text:p>
          </table:table-cell>
          <table:table-cell office:value-type="float" office:value="0.916964" calcext:value-type="float">
            <text:p>0,916964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757356" calcext:value-type="float">
            <text:p>0,75735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01438" calcext:value-type="float">
            <text:p>0,101438</text:p>
          </table:table-cell>
          <table:table-cell office:value-type="float" office:value="0.513537" calcext:value-type="float">
            <text:p>0,513537</text:p>
          </table:table-cell>
          <table:table-cell office:value-type="float" office:value="0.629486" calcext:value-type="float">
            <text:p>0,629486</text:p>
          </table:table-cell>
          <table:table-cell office:value-type="float" office:value="0.751337" calcext:value-type="float">
            <text:p>0,751337</text:p>
          </table:table-cell>
          <table:table-cell office:value-type="float" office:value="0.756457" calcext:value-type="float">
            <text:p>0,756457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757395" calcext:value-type="float">
            <text:p>0,757395</text:p>
          </table:table-cell>
          <table:table-cell office:value-type="float" office:value="0.93052" calcext:value-type="float">
            <text:p>0,93052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79255" calcext:value-type="float">
            <text:p>0,7925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01438" calcext:value-type="float">
            <text:p>0,101438</text:p>
          </table:table-cell>
          <table:table-cell office:value-type="float" office:value="0.435554" calcext:value-type="float">
            <text:p>0,43555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11125" calcext:value-type="float">
            <text:p>0,711125</text:p>
          </table:table-cell>
          <table:table-cell office:value-type="float" office:value="0.7562" calcext:value-type="float">
            <text:p>0,7562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5698" calcext:value-type="float">
            <text:p>0,85698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790237" calcext:value-type="float">
            <text:p>0,7902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30289" calcext:value-type="float">
            <text:p>0,330289</text:p>
          </table:table-cell>
          <table:table-cell office:value-type="float" office:value="0.551775" calcext:value-type="float">
            <text:p>0,551775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12032" calcext:value-type="float">
            <text:p>0,712032</text:p>
          </table:table-cell>
          <table:table-cell office:value-type="float" office:value="0.756008" calcext:value-type="float">
            <text:p>0,756008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75664" calcext:value-type="float">
            <text:p>0,875664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803798" calcext:value-type="float">
            <text:p>0,80379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522299" calcext:value-type="float">
            <text:p>0,522299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8337" calcext:value-type="float">
            <text:p>0,68337</text:p>
          </table:table-cell>
          <table:table-cell office:value-type="float" office:value="0.756136" calcext:value-type="float">
            <text:p>0,756136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91297" calcext:value-type="float">
            <text:p>0,891297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799561" calcext:value-type="float">
            <text:p>0,79956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513174" calcext:value-type="float">
            <text:p>0,513174</text:p>
          </table:table-cell>
          <table:table-cell office:value-type="float" office:value="0.637953" calcext:value-type="float">
            <text:p>0,637953</text:p>
          </table:table-cell>
          <table:table-cell office:value-type="float" office:value="0.756265" calcext:value-type="float">
            <text:p>0,756265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787916" calcext:value-type="float">
            <text:p>0,787916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816881" calcext:value-type="float">
            <text:p>0,81688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498855" calcext:value-type="float">
            <text:p>0,498855</text:p>
          </table:table-cell>
          <table:table-cell office:value-type="float" office:value="0.620839" calcext:value-type="float">
            <text:p>0,620839</text:p>
          </table:table-cell>
          <table:table-cell office:value-type="float" office:value="0.756265" calcext:value-type="float">
            <text:p>0,756265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25261" calcext:value-type="float">
            <text:p>0,825261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817472" calcext:value-type="float">
            <text:p>0,81747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25543" calcext:value-type="float">
            <text:p>0,325543</text:p>
          </table:table-cell>
          <table:table-cell office:value-type="float" office:value="0.59112" calcext:value-type="float">
            <text:p>0,59112</text:p>
          </table:table-cell>
          <table:table-cell office:value-type="float" office:value="0.753961" calcext:value-type="float">
            <text:p>0,753961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56234" calcext:value-type="float">
            <text:p>0,856234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61819" calcext:value-type="float">
            <text:p>0,86181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566141" calcext:value-type="float">
            <text:p>0,566141</text:p>
          </table:table-cell>
          <table:table-cell office:value-type="float" office:value="0.724147" calcext:value-type="float">
            <text:p>0,724147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781546" calcext:value-type="float">
            <text:p>0,781546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48871" calcext:value-type="float">
            <text:p>0,84887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589002" calcext:value-type="float">
            <text:p>0,589002</text:p>
          </table:table-cell>
          <table:table-cell office:value-type="float" office:value="0.697723" calcext:value-type="float">
            <text:p>0,697723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8113" calcext:value-type="float">
            <text:p>0,88113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58473" calcext:value-type="float">
            <text:p>0,85847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58813" calcext:value-type="float">
            <text:p>0,58813</text:p>
          </table:table-cell>
          <table:table-cell office:value-type="float" office:value="0.635308" calcext:value-type="float">
            <text:p>0,635308</text:p>
          </table:table-cell>
          <table:table-cell office:value-type="float" office:value="0.756586" calcext:value-type="float">
            <text:p>0,756586</text:p>
          </table:table-cell>
          <table:table-cell office:value-type="float" office:value="0.831338" calcext:value-type="float">
            <text:p>0,831338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47159" calcext:value-type="float">
            <text:p>0,84715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93649" calcext:value-type="float">
            <text:p>0,193649</text:p>
          </table:table-cell>
          <table:table-cell office:value-type="float" office:value="0.415162" calcext:value-type="float">
            <text:p>0,41516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98601" calcext:value-type="float">
            <text:p>0,698601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91918" calcext:value-type="float">
            <text:p>0,91918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811882" calcext:value-type="float">
            <text:p>0,81188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0.395189" calcext:value-type="float">
            <text:p>0,395189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04064" calcext:value-type="float">
            <text:p>0,704064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84657" calcext:value-type="float">
            <text:p>0,884657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806978" calcext:value-type="float">
            <text:p>0,80697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544528" calcext:value-type="float">
            <text:p>0,544528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24249" calcext:value-type="float">
            <text:p>0,724249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48018" calcext:value-type="float">
            <text:p>0,848018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820267" calcext:value-type="float">
            <text:p>0,82026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607229" calcext:value-type="float">
            <text:p>0,607229</text:p>
          </table:table-cell>
          <table:table-cell office:value-type="float" office:value="0.642265" calcext:value-type="float">
            <text:p>0,642265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787893" calcext:value-type="float">
            <text:p>0,787893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45426" calcext:value-type="float">
            <text:p>0,84542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8522" calcext:value-type="float">
            <text:p>0,148522</text:p>
          </table:table-cell>
          <table:table-cell office:value-type="float" office:value="0.576306" calcext:value-type="float">
            <text:p>0,576306</text:p>
          </table:table-cell>
          <table:table-cell office:value-type="float" office:value="0.700122" calcext:value-type="float">
            <text:p>0,700122</text:p>
          </table:table-cell>
          <table:table-cell office:value-type="float" office:value="0.771919" calcext:value-type="float">
            <text:p>0,771919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65194" calcext:value-type="float">
            <text:p>0,86519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433936" calcext:value-type="float">
            <text:p>0,433936</text:p>
          </table:table-cell>
          <table:table-cell office:value-type="float" office:value="0.632792" calcext:value-type="float">
            <text:p>0,632792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5835" calcext:value-type="float">
            <text:p>0,85835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34195" calcext:value-type="float">
            <text:p>0,83419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19783" calcext:value-type="float">
            <text:p>0,419783</text:p>
          </table:table-cell>
          <table:table-cell office:value-type="float" office:value="0.631609" calcext:value-type="float">
            <text:p>0,631609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34864" calcext:value-type="float">
            <text:p>0,834864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30313" calcext:value-type="float">
            <text:p>0,83031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0.392665" calcext:value-type="float">
            <text:p>0,392665</text:p>
          </table:table-cell>
          <table:table-cell office:value-type="float" office:value="0.631609" calcext:value-type="float">
            <text:p>0,631609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798225" calcext:value-type="float">
            <text:p>0,798225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23937" calcext:value-type="float">
            <text:p>0,82393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0.466637" calcext:value-type="float">
            <text:p>0,466637</text:p>
          </table:table-cell>
          <table:table-cell office:value-type="float" office:value="0.737413" calcext:value-type="float">
            <text:p>0,737413</text:p>
          </table:table-cell>
          <table:table-cell office:value-type="float" office:value="0.821711" calcext:value-type="float">
            <text:p>0,821711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62936" calcext:value-type="float">
            <text:p>0,86293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25543" calcext:value-type="float">
            <text:p>0,325543</text:p>
          </table:table-cell>
          <table:table-cell office:value-type="float" office:value="0.610423" calcext:value-type="float">
            <text:p>0,610423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48723" calcext:value-type="float">
            <text:p>0,848723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81939" calcext:value-type="float">
            <text:p>0,88193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0.581944" calcext:value-type="float">
            <text:p>0,581944</text:p>
          </table:table-cell>
          <table:table-cell office:value-type="float" office:value="0.797247" calcext:value-type="float">
            <text:p>0,797247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892616" calcext:value-type="float">
            <text:p>0,89261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25543" calcext:value-type="float">
            <text:p>0,325543</text:p>
          </table:table-cell>
          <table:table-cell office:value-type="float" office:value="0.666914" calcext:value-type="float">
            <text:p>0,666914</text:p>
          </table:table-cell>
          <table:table-cell office:value-type="float" office:value="0.760176" calcext:value-type="float">
            <text:p>0,760176</text:p>
          </table:table-cell>
          <table:table-cell office:value-type="float" office:value="0.913283" calcext:value-type="float">
            <text:p>0,913283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94397" calcext:value-type="float">
            <text:p>0,89439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08557" calcext:value-type="float">
            <text:p>0,708557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24532" calcext:value-type="float">
            <text:p>0,824532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89333" calcext:value-type="float">
            <text:p>0,88933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25543" calcext:value-type="float">
            <text:p>0,325543</text:p>
          </table:table-cell>
          <table:table-cell office:value-type="float" office:value="0.718" calcext:value-type="float">
            <text:p>0,718</text:p>
          </table:table-cell>
          <table:table-cell office:value-type="float" office:value="0.758766" calcext:value-type="float">
            <text:p>0,758766</text:p>
          </table:table-cell>
          <table:table-cell office:value-type="float" office:value="0.870096" calcext:value-type="float">
            <text:p>0,870096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95046" calcext:value-type="float">
            <text:p>0,89504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25543" calcext:value-type="float">
            <text:p>0,325543</text:p>
          </table:table-cell>
          <table:table-cell office:value-type="float" office:value="0.670022" calcext:value-type="float">
            <text:p>0,670022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20242" calcext:value-type="float">
            <text:p>0,820242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85051" calcext:value-type="float">
            <text:p>0,88505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38137" calcext:value-type="float">
            <text:p>0,638137</text:p>
          </table:table-cell>
          <table:table-cell office:value-type="float" office:value="0.744588" calcext:value-type="float">
            <text:p>0,744588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41443" calcext:value-type="float">
            <text:p>0,841443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94628" calcext:value-type="float">
            <text:p>0,89462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649988" calcext:value-type="float">
            <text:p>0,649988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7127" calcext:value-type="float">
            <text:p>0,87127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8815" calcext:value-type="float">
            <text:p>0,8881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89256" calcext:value-type="float">
            <text:p>0,589256</text:p>
          </table:table-cell>
          <table:table-cell office:value-type="float" office:value="0.716635" calcext:value-type="float">
            <text:p>0,716635</text:p>
          </table:table-cell>
          <table:table-cell office:value-type="float" office:value="0.782892" calcext:value-type="float">
            <text:p>0,782892</text:p>
          </table:table-cell>
          <table:table-cell office:value-type="float" office:value="0.940553" calcext:value-type="float">
            <text:p>0,940553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904367" calcext:value-type="float">
            <text:p>0,90436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37216" calcext:value-type="float">
            <text:p>0,737216</text:p>
          </table:table-cell>
          <table:table-cell office:value-type="float" office:value="0.820067" calcext:value-type="float">
            <text:p>0,820067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10425" calcext:value-type="float">
            <text:p>0,91042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20084" calcext:value-type="float">
            <text:p>0,420084</text:p>
          </table:table-cell>
          <table:table-cell office:value-type="float" office:value="0.724397" calcext:value-type="float">
            <text:p>0,724397</text:p>
          </table:table-cell>
          <table:table-cell office:value-type="float" office:value="0.887268" calcext:value-type="float">
            <text:p>0,887268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15863" calcext:value-type="float">
            <text:p>0,91586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0084" calcext:value-type="float">
            <text:p>0,420084</text:p>
          </table:table-cell>
          <table:table-cell office:value-type="float" office:value="0.71615" calcext:value-type="float">
            <text:p>0,71615</text:p>
          </table:table-cell>
          <table:table-cell office:value-type="float" office:value="0.911435" calcext:value-type="float">
            <text:p>0,911435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17455" calcext:value-type="float">
            <text:p>0,91745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0.57757" calcext:value-type="float">
            <text:p>0,57757</text:p>
          </table:table-cell>
          <table:table-cell office:value-type="float" office:value="0.919379" calcext:value-type="float">
            <text:p>0,919379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04391" calcext:value-type="float">
            <text:p>0,90439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803635" calcext:value-type="float">
            <text:p>0,803635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9397" calcext:value-type="float">
            <text:p>0,92939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20084" calcext:value-type="float">
            <text:p>0,420084</text:p>
          </table:table-cell>
          <table:table-cell office:value-type="float" office:value="0.723255" calcext:value-type="float">
            <text:p>0,723255</text:p>
          </table:table-cell>
          <table:table-cell office:value-type="float" office:value="0.919379" calcext:value-type="float">
            <text:p>0,919379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1896" calcext:value-type="float">
            <text:p>0,9189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20084" calcext:value-type="float">
            <text:p>0,420084</text:p>
          </table:table-cell>
          <table:table-cell office:value-type="float" office:value="0.683907" calcext:value-type="float">
            <text:p>0,683907</text:p>
          </table:table-cell>
          <table:table-cell office:value-type="float" office:value="0.884177" calcext:value-type="float">
            <text:p>0,884177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11505" calcext:value-type="float">
            <text:p>0,91150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02483" calcext:value-type="float">
            <text:p>0,802483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9282" calcext:value-type="float">
            <text:p>0,92928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20084" calcext:value-type="float">
            <text:p>0,420084</text:p>
          </table:table-cell>
          <table:table-cell office:value-type="float" office:value="0.858693" calcext:value-type="float">
            <text:p>0,858693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34903" calcext:value-type="float">
            <text:p>0,93490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.640121" calcext:value-type="float">
            <text:p>0,640121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944367" calcext:value-type="float">
            <text:p>0,944367</text:p>
          </table:table-cell>
          <table:table-cell office:value-type="float" office:value="0.958317" calcext:value-type="float">
            <text:p>0,958317</text:p>
          </table:table-cell>
          <table:table-cell office:value-type="float" office:value="0.913145" calcext:value-type="float">
            <text:p>0,91314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76243" calcext:value-type="float">
            <text:p>0,876243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949349" calcext:value-type="float">
            <text:p>0,949349</text:p>
          </table:table-cell>
          <table:table-cell office:value-type="float" office:value="0.958317" calcext:value-type="float">
            <text:p>0,958317</text:p>
          </table:table-cell>
          <table:table-cell office:value-type="float" office:value="0.937256" calcext:value-type="float">
            <text:p>0,93725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44227" calcext:value-type="float">
            <text:p>0,544227</text:p>
          </table:table-cell>
          <table:table-cell office:value-type="float" office:value="0.828495" calcext:value-type="float">
            <text:p>0,828495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954331" calcext:value-type="float">
            <text:p>0,954331</text:p>
          </table:table-cell>
          <table:table-cell office:value-type="float" office:value="0.958317" calcext:value-type="float">
            <text:p>0,958317</text:p>
          </table:table-cell>
          <table:table-cell office:value-type="float" office:value="0.932979" calcext:value-type="float">
            <text:p>0,93297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89256" calcext:value-type="float">
            <text:p>0,589256</text:p>
          </table:table-cell>
          <table:table-cell office:value-type="float" office:value="0.788546" calcext:value-type="float">
            <text:p>0,788546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956324" calcext:value-type="float">
            <text:p>0,956324</text:p>
          </table:table-cell>
          <table:table-cell office:value-type="float" office:value="0.958317" calcext:value-type="float">
            <text:p>0,958317</text:p>
          </table:table-cell>
          <table:table-cell office:value-type="float" office:value="0.929184" calcext:value-type="float">
            <text:p>0,929184</text:p>
          </table:table-cell>
          <table:table-cell>
            <draw:frame draw:z-index="0" draw:style-name="gr1" draw:text-style-name="P1" svg:width="22.348cm" svg:height="12.57cm" svg:x="0.059cm" svg:y="0.001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764316" calcext:value-type="float">
            <text:p>0,764316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944367" calcext:value-type="float">
            <text:p>0,944367</text:p>
          </table:table-cell>
          <table:table-cell table:number-columns-repeated="2" office:value-type="float" office:value="0.958317" calcext:value-type="float">
            <text:p>0,958317</text:p>
          </table:table-cell>
          <table:table-cell office:value-type="float" office:value="0.92706" calcext:value-type="float">
            <text:p>0,9270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744611" calcext:value-type="float">
            <text:p>0,744611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955328" calcext:value-type="float">
            <text:p>0,955328</text:p>
          </table:table-cell>
          <table:table-cell office:value-type="float" office:value="0.958317" calcext:value-type="float">
            <text:p>0,958317</text:p>
          </table:table-cell>
          <table:table-cell office:value-type="float" office:value="0.92469" calcext:value-type="float">
            <text:p>0,9246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856654" calcext:value-type="float">
            <text:p>0,856654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945364" calcext:value-type="float">
            <text:p>0,945364</text:p>
          </table:table-cell>
          <table:table-cell table:number-columns-repeated="2" office:value-type="float" office:value="0.958317" calcext:value-type="float">
            <text:p>0,958317</text:p>
          </table:table-cell>
          <table:table-cell office:value-type="float" office:value="0.936393" calcext:value-type="float">
            <text:p>0,93639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742454" calcext:value-type="float">
            <text:p>0,742454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952338" calcext:value-type="float">
            <text:p>0,952338</text:p>
          </table:table-cell>
          <table:table-cell table:number-columns-repeated="2" office:value-type="float" office:value="0.958317" calcext:value-type="float">
            <text:p>0,958317</text:p>
          </table:table-cell>
          <table:table-cell office:value-type="float" office:value="0.92567" calcext:value-type="float">
            <text:p>0,9256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0.678788" calcext:value-type="float">
            <text:p>0,678788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956324" calcext:value-type="float">
            <text:p>0,956324</text:p>
          </table:table-cell>
          <table:table-cell table:number-columns-repeated="2" office:value-type="float" office:value="0.958317" calcext:value-type="float">
            <text:p>0,958317</text:p>
          </table:table-cell>
          <table:table-cell office:value-type="float" office:value="0.919702" calcext:value-type="float">
            <text:p>0,91970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905274" calcext:value-type="float">
            <text:p>0,905274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950346" calcext:value-type="float">
            <text:p>0,950346</text:p>
          </table:table-cell>
          <table:table-cell table:number-columns-repeated="3" office:value-type="float" office:value="0.958317" calcext:value-type="float">
            <text:p>0,958317</text:p>
          </table:table-cell>
          <table:table-cell office:value-type="float" office:value="0.943248" calcext:value-type="float">
            <text:p>0,94324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5013" calcext:value-type="float">
            <text:p>0,85013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955328" calcext:value-type="float">
            <text:p>0,955328</text:p>
          </table:table-cell>
          <table:table-cell table:number-columns-repeated="3" office:value-type="float" office:value="0.958317" calcext:value-type="float">
            <text:p>0,958317</text:p>
          </table:table-cell>
          <table:table-cell office:value-type="float" office:value="0.938232" calcext:value-type="float">
            <text:p>0,93823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0.654281" calcext:value-type="float">
            <text:p>0,654281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955328" calcext:value-type="float">
            <text:p>0,955328</text:p>
          </table:table-cell>
          <table:table-cell table:number-columns-repeated="3" office:value-type="float" office:value="0.958317" calcext:value-type="float">
            <text:p>0,958317</text:p>
          </table:table-cell>
          <table:table-cell office:value-type="float" office:value="0.918647" calcext:value-type="float">
            <text:p>0,91864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86055" calcext:value-type="float">
            <text:p>0,786055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4636" calcext:value-type="float">
            <text:p>0,94636</text:p>
          </table:table-cell>
          <table:table-cell table:number-columns-repeated="4" office:value-type="float" office:value="0.958317" calcext:value-type="float">
            <text:p>0,958317</text:p>
          </table:table-cell>
          <table:table-cell office:value-type="float" office:value="0.932422" calcext:value-type="float">
            <text:p>0,93242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0.696732" calcext:value-type="float">
            <text:p>0,696732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50346" calcext:value-type="float">
            <text:p>0,950346</text:p>
          </table:table-cell>
          <table:table-cell table:number-columns-repeated="4" office:value-type="float" office:value="0.958317" calcext:value-type="float">
            <text:p>0,958317</text:p>
          </table:table-cell>
          <table:table-cell office:value-type="float" office:value="0.923888" calcext:value-type="float">
            <text:p>0,92388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696732" calcext:value-type="float">
            <text:p>0,696732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54331" calcext:value-type="float">
            <text:p>0,954331</text:p>
          </table:table-cell>
          <table:table-cell table:number-columns-repeated="4" office:value-type="float" office:value="0.958317" calcext:value-type="float">
            <text:p>0,958317</text:p>
          </table:table-cell>
          <table:table-cell office:value-type="float" office:value="0.924287" calcext:value-type="float">
            <text:p>0,92428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48321" calcext:value-type="float">
            <text:p>0,648321</text:p>
          </table:table-cell>
          <table:table-cell office:value-type="float" office:value="0.889217" calcext:value-type="float">
            <text:p>0,889217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48353" calcext:value-type="float">
            <text:p>0,948353</text:p>
          </table:table-cell>
          <table:table-cell table:number-columns-repeated="5" office:value-type="float" office:value="0.958317" calcext:value-type="float">
            <text:p>0,958317</text:p>
          </table:table-cell>
          <table:table-cell office:value-type="float" office:value="0.944432" calcext:value-type="float">
            <text:p>0,94443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58657" calcext:value-type="float">
            <text:p>0,458657</text:p>
          </table:table-cell>
          <table:table-cell office:value-type="float" office:value="0.797355" calcext:value-type="float">
            <text:p>0,797355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48353" calcext:value-type="float">
            <text:p>0,948353</text:p>
          </table:table-cell>
          <table:table-cell table:number-columns-repeated="5" office:value-type="float" office:value="0.958317" calcext:value-type="float">
            <text:p>0,958317</text:p>
          </table:table-cell>
          <table:table-cell office:value-type="float" office:value="0.935246" calcext:value-type="float">
            <text:p>0,93524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20084" calcext:value-type="float">
            <text:p>0,420084</text:p>
          </table:table-cell>
          <table:table-cell office:value-type="float" office:value="0.767835" calcext:value-type="float">
            <text:p>0,767835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48353" calcext:value-type="float">
            <text:p>0,948353</text:p>
          </table:table-cell>
          <table:table-cell table:number-columns-repeated="5" office:value-type="float" office:value="0.958317" calcext:value-type="float">
            <text:p>0,958317</text:p>
          </table:table-cell>
          <table:table-cell office:value-type="float" office:value="0.932294" calcext:value-type="float">
            <text:p>0,93229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789221" calcext:value-type="float">
            <text:p>0,789221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53335" calcext:value-type="float">
            <text:p>0,953335</text:p>
          </table:table-cell>
          <table:table-cell table:number-columns-repeated="5" office:value-type="float" office:value="0.958317" calcext:value-type="float">
            <text:p>0,958317</text:p>
          </table:table-cell>
          <table:table-cell office:value-type="float" office:value="0.934931" calcext:value-type="float">
            <text:p>0,93493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830687" calcext:value-type="float">
            <text:p>0,830687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948353" calcext:value-type="float">
            <text:p>0,948353</text:p>
          </table:table-cell>
          <table:table-cell table:number-columns-repeated="6" office:value-type="float" office:value="0.958317" calcext:value-type="float">
            <text:p>0,958317</text:p>
          </table:table-cell>
          <table:table-cell office:value-type="float" office:value="0.940074" calcext:value-type="float">
            <text:p>0,94007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801526" calcext:value-type="float">
            <text:p>0,801526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944367" calcext:value-type="float">
            <text:p>0,944367</text:p>
          </table:table-cell>
          <table:table-cell table:number-columns-repeated="6" office:value-type="float" office:value="0.958317" calcext:value-type="float">
            <text:p>0,958317</text:p>
          </table:table-cell>
          <table:table-cell office:value-type="float" office:value="0.936759" calcext:value-type="float">
            <text:p>0,93675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87205" calcext:value-type="float">
            <text:p>0,887205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56324" calcext:value-type="float">
            <text:p>0,956324</text:p>
          </table:table-cell>
          <table:table-cell table:number-columns-repeated="4" office:value-type="float" office:value="0.958317" calcext:value-type="float">
            <text:p>0,958317</text:p>
          </table:table-cell>
          <table:table-cell office:value-type="float" office:value="0.943533" calcext:value-type="float">
            <text:p>0,94353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20084" calcext:value-type="float">
            <text:p>0,420084</text:p>
          </table:table-cell>
          <table:table-cell office:value-type="float" office:value="0.818108" calcext:value-type="float">
            <text:p>0,818108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56324" calcext:value-type="float">
            <text:p>0,956324</text:p>
          </table:table-cell>
          <table:table-cell table:number-columns-repeated="4" office:value-type="float" office:value="0.958317" calcext:value-type="float">
            <text:p>0,958317</text:p>
          </table:table-cell>
          <table:table-cell office:value-type="float" office:value="0.936624" calcext:value-type="float">
            <text:p>0,93662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861372" calcext:value-type="float">
            <text:p>0,861372</text:p>
          </table:table-cell>
          <table:table-cell office:value-type="float" office:value="0.91215" calcext:value-type="float">
            <text:p>0,91215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54331" calcext:value-type="float">
            <text:p>0,954331</text:p>
          </table:table-cell>
          <table:table-cell table:number-columns-repeated="4" office:value-type="float" office:value="0.958317" calcext:value-type="float">
            <text:p>0,958317</text:p>
          </table:table-cell>
          <table:table-cell office:value-type="float" office:value="0.945829" calcext:value-type="float">
            <text:p>0,94582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20084" calcext:value-type="float">
            <text:p>0,420084</text:p>
          </table:table-cell>
          <table:table-cell office:value-type="float" office:value="0.896048" calcext:value-type="float">
            <text:p>0,896048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57321" calcext:value-type="float">
            <text:p>0,957321</text:p>
          </table:table-cell>
          <table:table-cell table:number-columns-repeated="4" office:value-type="float" office:value="0.958317" calcext:value-type="float">
            <text:p>0,958317</text:p>
          </table:table-cell>
          <table:table-cell office:value-type="float" office:value="0.944517" calcext:value-type="float">
            <text:p>0,94451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0.60709" calcext:value-type="float">
            <text:p>0,60709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50346" calcext:value-type="float">
            <text:p>0,950346</text:p>
          </table:table-cell>
          <table:table-cell table:number-columns-repeated="4" office:value-type="float" office:value="0.958317" calcext:value-type="float">
            <text:p>0,958317</text:p>
          </table:table-cell>
          <table:table-cell office:value-type="float" office:value="0.914924" calcext:value-type="float">
            <text:p>0,91492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93649" calcext:value-type="float">
            <text:p>0,193649</text:p>
          </table:table-cell>
          <table:table-cell office:value-type="float" office:value="0.756548" calcext:value-type="float">
            <text:p>0,756548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47356" calcext:value-type="float">
            <text:p>0,947356</text:p>
          </table:table-cell>
          <table:table-cell table:number-columns-repeated="4" office:value-type="float" office:value="0.958317" calcext:value-type="float">
            <text:p>0,958317</text:p>
          </table:table-cell>
          <table:table-cell office:value-type="float" office:value="0.929571" calcext:value-type="float">
            <text:p>0,9295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6:33:50.783151520</dc:date>
    <meta:editing-duration>PT47S</meta:editing-duration>
    <meta:editing-cycles>2</meta:editing-cycles>
    <meta:generator>LibreOffice/7.6.4.1$Linux_X86_64 LibreOffice_project/60$Build-1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201 mcc.C1:mcc.N201" chart:data-source-has-labels="both" svg:x="1.457cm" svg:y="0.251cm" svg:width="17.567cm" svg:height="11.088cm">
          <chart:coordinate-region svg:x="2.29cm" svg:y="0.45cm" svg:width="16.734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1">
                <text:p>-1</text:p>
                <draw:g>
                  <svg:desc>mcc.E2:mcc.E201</svg:desc>
                </draw:g>
              </table:table-cell>
              <table:table-cell office:value-type="float" office:value="-1">
                <text:p>-1</text:p>
                <draw:g>
                  <svg:desc>mcc.F2:mcc.F201</svg:desc>
                </draw:g>
              </table:table-cell>
              <table:table-cell office:value-type="float" office:value="-1">
                <text:p>-1</text:p>
                <draw:g>
                  <svg:desc>mcc.G2:mcc.G201</svg:desc>
                </draw:g>
              </table:table-cell>
              <table:table-cell office:value-type="float" office:value="-1">
                <text:p>-1</text:p>
                <draw:g>
                  <svg:desc>mcc.H2:mcc.H201</svg:desc>
                </draw:g>
              </table:table-cell>
              <table:table-cell office:value-type="float" office:value="-1">
                <text:p>-1</text:p>
                <draw:g>
                  <svg:desc>mcc.I2:mcc.I201</svg:desc>
                </draw:g>
              </table:table-cell>
              <table:table-cell office:value-type="float" office:value="-0.710711">
                <text:p>-0.710711</text:p>
                <draw:g>
                  <svg:desc>mcc.J2:mcc.J201</svg:desc>
                </draw:g>
              </table:table-cell>
              <table:table-cell office:value-type="float" office:value="-0.048677">
                <text:p>-0.048677</text:p>
                <draw:g>
                  <svg:desc>mcc.K2:mcc.K201</svg:desc>
                </draw:g>
              </table:table-cell>
              <table:table-cell office:value-type="float" office:value="0.375108">
                <text:p>0.375108</text:p>
                <draw:g>
                  <svg:desc>mcc.L2:mcc.L201</svg:desc>
                </draw:g>
              </table:table-cell>
              <table:table-cell office:value-type="float" office:value="0.612372">
                <text:p>0.612372</text:p>
                <draw:g>
                  <svg:desc>mcc.M2:mcc.M201</svg:desc>
                </draw:g>
              </table:table-cell>
              <table:table-cell office:value-type="float" office:value="-0.738428">
                <text:p>-0.738428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70791">
                <text:p>-0.870791</text:p>
              </table:table-cell>
              <table:table-cell office:value-type="float" office:value="-0.350343">
                <text:p>-0.350343</text:p>
              </table:table-cell>
              <table:table-cell office:value-type="float" office:value="-0.024199">
                <text:p>-0.024199</text:p>
              </table:table-cell>
              <table:table-cell office:value-type="float" office:value="0.026605">
                <text:p>0.026605</text:p>
              </table:table-cell>
              <table:table-cell office:value-type="float" office:value="0.112935">
                <text:p>0.112935</text:p>
              </table:table-cell>
              <table:table-cell office:value-type="float" office:value="0.377174">
                <text:p>0.377174</text:p>
              </table:table-cell>
              <table:table-cell office:value-type="float" office:value="0.581115">
                <text:p>0.5811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153513">
                <text:p>-0.1535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22474">
                <text:p>-0.922474</text:p>
              </table:table-cell>
              <table:table-cell office:value-type="float" office:value="-0.158531">
                <text:p>-0.158531</text:p>
              </table:table-cell>
              <table:table-cell office:value-type="float" office:value="0.020817">
                <text:p>0.020817</text:p>
              </table:table-cell>
              <table:table-cell office:value-type="float" office:value="0.170409">
                <text:p>0.170409</text:p>
              </table:table-cell>
              <table:table-cell office:value-type="float" office:value="0.374571">
                <text:p>0.374571</text:p>
              </table:table-cell>
              <table:table-cell office:value-type="float" office:value="0.549743">
                <text:p>0.549743</text:p>
              </table:table-cell>
              <table:table-cell office:value-type="float" office:value="0.607434">
                <text:p>0.6074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074566">
                <text:p>-0.0745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95981">
                <text:p>-0.895981</text:p>
              </table:table-cell>
              <table:table-cell office:value-type="float" office:value="-0.016014">
                <text:p>-0.016014</text:p>
              </table:table-cell>
              <table:table-cell office:value-type="float" office:value="0.140804">
                <text:p>0.140804</text:p>
              </table:table-cell>
              <table:table-cell office:value-type="float" office:value="0.290312">
                <text:p>0.290312</text:p>
              </table:table-cell>
              <table:table-cell office:value-type="float" office:value="0.482519">
                <text:p>0.482519</text:p>
              </table:table-cell>
              <table:table-cell office:value-type="float" office:value="0.584582">
                <text:p>0.58458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018903">
                <text:p>-0.0189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17393">
                <text:p>-0.917393</text:p>
              </table:table-cell>
              <table:table-cell office:value-type="float" office:value="0.014865">
                <text:p>0.014865</text:p>
              </table:table-cell>
              <table:table-cell office:value-type="float" office:value="0.23715">
                <text:p>0.23715</text:p>
              </table:table-cell>
              <table:table-cell office:value-type="float" office:value="0.403603">
                <text:p>0.403603</text:p>
              </table:table-cell>
              <table:table-cell office:value-type="float" office:value="0.548182">
                <text:p>0.548182</text:p>
              </table:table-cell>
              <table:table-cell office:value-type="float" office:value="0.59617">
                <text:p>0.596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010732">
                <text:p>0.0107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41758">
                <text:p>-0.741758</text:p>
              </table:table-cell>
              <table:table-cell office:value-type="float" office:value="0.014865">
                <text:p>0.014865</text:p>
              </table:table-cell>
              <table:table-cell office:value-type="float" office:value="0.230378">
                <text:p>0.230378</text:p>
              </table:table-cell>
              <table:table-cell office:value-type="float" office:value="0.410472">
                <text:p>0.410472</text:p>
              </table:table-cell>
              <table:table-cell office:value-type="float" office:value="0.568558">
                <text:p>0.568558</text:p>
              </table:table-cell>
              <table:table-cell office:value-type="float" office:value="0.604442">
                <text:p>0.6044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03117">
                <text:p>0.031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859027">
                <text:p>-0.859027</text:p>
              </table:table-cell>
              <table:table-cell office:value-type="float" office:value="0.053579">
                <text:p>0.053579</text:p>
              </table:table-cell>
              <table:table-cell office:value-type="float" office:value="0.248399">
                <text:p>0.248399</text:p>
              </table:table-cell>
              <table:table-cell office:value-type="float" office:value="0.437048">
                <text:p>0.437048</text:p>
              </table:table-cell>
              <table:table-cell office:value-type="float" office:value="0.565053">
                <text:p>0.565053</text:p>
              </table:table-cell>
              <table:table-cell office:value-type="float" office:value="0.596899">
                <text:p>0.59689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187907">
                <text:p>0.1879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90455">
                <text:p>-0.590455</text:p>
              </table:table-cell>
              <table:table-cell office:value-type="float" office:value="0.158294">
                <text:p>0.158294</text:p>
              </table:table-cell>
              <table:table-cell office:value-type="float" office:value="0.381668">
                <text:p>0.381668</text:p>
              </table:table-cell>
              <table:table-cell office:value-type="float" office:value="0.560221">
                <text:p>0.560221</text:p>
              </table:table-cell>
              <table:table-cell office:value-type="float" office:value="0.586807">
                <text:p>0.586807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446">
                <text:p>0.620446</text:p>
              </table:table-cell>
              <table:table-cell office:value-type="float" office:value="0.733473">
                <text:p>0.733473</text:p>
              </table:table-cell>
              <table:table-cell office:value-type="float" office:value="0.094116">
                <text:p>0.0941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835886">
                <text:p>-0.835886</text:p>
              </table:table-cell>
              <table:table-cell office:value-type="float" office:value="0.125048">
                <text:p>0.125048</text:p>
              </table:table-cell>
              <table:table-cell office:value-type="float" office:value="0.368775">
                <text:p>0.368775</text:p>
              </table:table-cell>
              <table:table-cell office:value-type="float" office:value="0.553186">
                <text:p>0.553186</text:p>
              </table:table-cell>
              <table:table-cell office:value-type="float" office:value="0.582917">
                <text:p>0.582917</text:p>
              </table:table-cell>
              <table:table-cell office:value-type="float" office:value="0.609384">
                <text:p>0.60938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718">
                <text:p>0.63718</text:p>
              </table:table-cell>
              <table:table-cell office:value-type="float" office:value="0.733473">
                <text:p>0.733473</text:p>
              </table:table-cell>
              <table:table-cell office:value-type="float" office:value="0.226535">
                <text:p>0.2265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077354">
                <text:p>0.077354</text:p>
              </table:table-cell>
              <table:table-cell office:value-type="float" office:value="0.468809">
                <text:p>0.468809</text:p>
              </table:table-cell>
              <table:table-cell office:value-type="float" office:value="0.579758">
                <text:p>0.579758</text:p>
              </table:table-cell>
              <table:table-cell office:value-type="float" office:value="0.602351">
                <text:p>0.6023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7969">
                <text:p>0.647969</text:p>
              </table:table-cell>
              <table:table-cell office:value-type="float" office:value="0.733473">
                <text:p>0.733473</text:p>
              </table:table-cell>
              <table:table-cell office:value-type="float" office:value="0.221336">
                <text:p>0.2213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869741">
                <text:p>-0.869741</text:p>
              </table:table-cell>
              <table:table-cell office:value-type="float" office:value="0.153548">
                <text:p>0.153548</text:p>
              </table:table-cell>
              <table:table-cell office:value-type="float" office:value="0.50969">
                <text:p>0.50969</text:p>
              </table:table-cell>
              <table:table-cell office:value-type="float" office:value="0.579872">
                <text:p>0.579872</text:p>
              </table:table-cell>
              <table:table-cell office:value-type="float" office:value="0.60021">
                <text:p>0.600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7969">
                <text:p>0.647969</text:p>
              </table:table-cell>
              <table:table-cell office:value-type="float" office:value="0.733473">
                <text:p>0.733473</text:p>
              </table:table-cell>
              <table:table-cell office:value-type="float" office:value="0.245866">
                <text:p>0.2458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801916">
                <text:p>-0.801916</text:p>
              </table:table-cell>
              <table:table-cell office:value-type="float" office:value="0.230483">
                <text:p>0.230483</text:p>
              </table:table-cell>
              <table:table-cell office:value-type="float" office:value="0.540419">
                <text:p>0.540419</text:p>
              </table:table-cell>
              <table:table-cell office:value-type="float" office:value="0.582228">
                <text:p>0.582228</text:p>
              </table:table-cell>
              <table:table-cell office:value-type="float" office:value="0.598423">
                <text:p>0.59842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8094">
                <text:p>0.638094</text:p>
              </table:table-cell>
              <table:table-cell office:value-type="float" office:value="0.733473">
                <text:p>0.733473</text:p>
              </table:table-cell>
              <table:table-cell office:value-type="float" office:value="0.262485">
                <text:p>0.2624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0.079345">
                <text:p>0.079345</text:p>
              </table:table-cell>
              <table:table-cell office:value-type="float" office:value="0.414819">
                <text:p>0.414819</text:p>
              </table:table-cell>
              <table:table-cell office:value-type="float" office:value="0.573269">
                <text:p>0.573269</text:p>
              </table:table-cell>
              <table:table-cell office:value-type="float" office:value="0.588075">
                <text:p>0.588075</text:p>
              </table:table-cell>
              <table:table-cell office:value-type="float" office:value="0.60735">
                <text:p>0.607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6911">
                <text:p>0.636911</text:p>
              </table:table-cell>
              <table:table-cell office:value-type="float" office:value="0.733473">
                <text:p>0.733473</text:p>
              </table:table-cell>
              <table:table-cell office:value-type="float" office:value="0.373689">
                <text:p>0.3736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213696">
                <text:p>-0.213696</text:p>
              </table:table-cell>
              <table:table-cell office:value-type="float" office:value="0.405361">
                <text:p>0.405361</text:p>
              </table:table-cell>
              <table:table-cell office:value-type="float" office:value="0.571667">
                <text:p>0.571667</text:p>
              </table:table-cell>
              <table:table-cell office:value-type="float" office:value="0.588147">
                <text:p>0.588147</text:p>
              </table:table-cell>
              <table:table-cell office:value-type="float" office:value="0.604143">
                <text:p>0.6041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186">
                <text:p>0.68186</text:p>
              </table:table-cell>
              <table:table-cell office:value-type="float" office:value="0.903077">
                <text:p>0.903077</text:p>
              </table:table-cell>
              <table:table-cell office:value-type="float" office:value="0.34746">
                <text:p>0.347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0.211891">
                <text:p>0.211891</text:p>
              </table:table-cell>
              <table:table-cell office:value-type="float" office:value="0.542313">
                <text:p>0.542313</text:p>
              </table:table-cell>
              <table:table-cell office:value-type="float" office:value="0.584451">
                <text:p>0.584451</text:p>
              </table:table-cell>
              <table:table-cell office:value-type="float" office:value="0.604087">
                <text:p>0.60408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0068">
                <text:p>0.690068</text:p>
              </table:table-cell>
              <table:table-cell office:value-type="float" office:value="0.903077">
                <text:p>0.903077</text:p>
              </table:table-cell>
              <table:table-cell office:value-type="float" office:value="0.40823">
                <text:p>0.408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796567">
                <text:p>-0.796567</text:p>
              </table:table-cell>
              <table:table-cell office:value-type="float" office:value="0.260098">
                <text:p>0.260098</text:p>
              </table:table-cell>
              <table:table-cell office:value-type="float" office:value="0.508019">
                <text:p>0.508019</text:p>
              </table:table-cell>
              <table:table-cell office:value-type="float" office:value="0.582997">
                <text:p>0.582997</text:p>
              </table:table-cell>
              <table:table-cell office:value-type="float" office:value="0.604593">
                <text:p>0.60459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9611">
                <text:p>0.709611</text:p>
              </table:table-cell>
              <table:table-cell office:value-type="float" office:value="0.903077">
                <text:p>0.903077</text:p>
              </table:table-cell>
              <table:table-cell office:value-type="float" office:value="0.431824">
                <text:p>0.4318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-0.108494">
                <text:p>-0.108494</text:p>
              </table:table-cell>
              <table:table-cell office:value-type="float" office:value="0.438972">
                <text:p>0.438972</text:p>
              </table:table-cell>
              <table:table-cell office:value-type="float" office:value="0.571693">
                <text:p>0.571693</text:p>
              </table:table-cell>
              <table:table-cell office:value-type="float" office:value="0.596973">
                <text:p>0.596973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3846">
                <text:p>0.683846</text:p>
              </table:table-cell>
              <table:table-cell office:value-type="float" office:value="0.903077">
                <text:p>0.903077</text:p>
              </table:table-cell>
              <table:table-cell office:value-type="float" office:value="0.363164">
                <text:p>0.3631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726514">
                <text:p>-0.726514</text:p>
              </table:table-cell>
              <table:table-cell office:value-type="float" office:value="0.204706">
                <text:p>0.204706</text:p>
              </table:table-cell>
              <table:table-cell office:value-type="float" office:value="0.494404">
                <text:p>0.494404</text:p>
              </table:table-cell>
              <table:table-cell office:value-type="float" office:value="0.583544">
                <text:p>0.583544</text:p>
              </table:table-cell>
              <table:table-cell office:value-type="float" office:value="0.607319">
                <text:p>0.60731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7543">
                <text:p>0.677543</text:p>
              </table:table-cell>
              <table:table-cell office:value-type="float" office:value="0.903077">
                <text:p>0.903077</text:p>
              </table:table-cell>
              <table:table-cell office:value-type="float" office:value="0.429049">
                <text:p>0.4290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717325">
                <text:p>-0.717325</text:p>
              </table:table-cell>
              <table:table-cell office:value-type="float" office:value="0.393875">
                <text:p>0.393875</text:p>
              </table:table-cell>
              <table:table-cell office:value-type="float" office:value="0.558736">
                <text:p>0.558736</text:p>
              </table:table-cell>
              <table:table-cell office:value-type="float" office:value="0.602491">
                <text:p>0.60249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6612">
                <text:p>0.686612</text:p>
              </table:table-cell>
              <table:table-cell office:value-type="float" office:value="0.903077">
                <text:p>0.903077</text:p>
              </table:table-cell>
              <table:table-cell office:value-type="float" office:value="0.458625">
                <text:p>0.4586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589735">
                <text:p>-0.589735</text:p>
              </table:table-cell>
              <table:table-cell office:value-type="float" office:value="0.391194">
                <text:p>0.391194</text:p>
              </table:table-cell>
              <table:table-cell office:value-type="float" office:value="0.562991">
                <text:p>0.562991</text:p>
              </table:table-cell>
              <table:table-cell office:value-type="float" office:value="0.604399">
                <text:p>0.60439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7498">
                <text:p>0.677498</text:p>
              </table:table-cell>
              <table:table-cell office:value-type="float" office:value="0.903077">
                <text:p>0.903077</text:p>
              </table:table-cell>
              <table:table-cell office:value-type="float" office:value="0.470821">
                <text:p>0.4708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233069">
                <text:p>-0.233069</text:p>
              </table:table-cell>
              <table:table-cell office:value-type="float" office:value="0.510756">
                <text:p>0.510756</text:p>
              </table:table-cell>
              <table:table-cell office:value-type="float" office:value="0.598312">
                <text:p>0.598312</text:p>
              </table:table-cell>
              <table:table-cell office:value-type="float" office:value="0.612092">
                <text:p>0.6120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3292">
                <text:p>0.703292</text:p>
              </table:table-cell>
              <table:table-cell office:value-type="float" office:value="0.903077">
                <text:p>0.903077</text:p>
              </table:table-cell>
              <table:table-cell office:value-type="float" office:value="0.525325">
                <text:p>0.5253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35269">
                <text:p>0.035269</text:p>
              </table:table-cell>
              <table:table-cell office:value-type="float" office:value="0.537001">
                <text:p>0.537001</text:p>
              </table:table-cell>
              <table:table-cell office:value-type="float" office:value="0.593579">
                <text:p>0.593579</text:p>
              </table:table-cell>
              <table:table-cell office:value-type="float" office:value="0.611251">
                <text:p>0.6112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1893">
                <text:p>0.681893</text:p>
              </table:table-cell>
              <table:table-cell office:value-type="float" office:value="0.903077">
                <text:p>0.903077</text:p>
              </table:table-cell>
              <table:table-cell office:value-type="float" office:value="0.552085">
                <text:p>0.5520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61377">
                <text:p>0.261377</text:p>
              </table:table-cell>
              <table:table-cell office:value-type="float" office:value="0.562758">
                <text:p>0.562758</text:p>
              </table:table-cell>
              <table:table-cell office:value-type="float" office:value="0.603605">
                <text:p>0.60360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172">
                <text:p>0.65172</text:p>
              </table:table-cell>
              <table:table-cell office:value-type="float" office:value="0.903077">
                <text:p>0.903077</text:p>
              </table:table-cell>
              <table:table-cell office:value-type="float" office:value="0.575369">
                <text:p>0.5753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14024">
                <text:p>-0.14024</text:p>
              </table:table-cell>
              <table:table-cell office:value-type="float" office:value="0.519825">
                <text:p>0.519825</text:p>
              </table:table-cell>
              <table:table-cell office:value-type="float" office:value="0.596804">
                <text:p>0.596804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0513">
                <text:p>0.670513</text:p>
              </table:table-cell>
              <table:table-cell office:value-type="float" office:value="0.903077">
                <text:p>0.903077</text:p>
              </table:table-cell>
              <table:table-cell office:value-type="float" office:value="0.532058">
                <text:p>0.53205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213684">
                <text:p>-0.213684</text:p>
              </table:table-cell>
              <table:table-cell office:value-type="float" office:value="0.434913">
                <text:p>0.434913</text:p>
              </table:table-cell>
              <table:table-cell office:value-type="float" office:value="0.5931">
                <text:p>0.5931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2425">
                <text:p>0.672425</text:p>
              </table:table-cell>
              <table:table-cell office:value-type="float" office:value="0.931746">
                <text:p>0.931746</text:p>
              </table:table-cell>
              <table:table-cell office:value-type="float" office:value="0.516043">
                <text:p>0.5160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07313">
                <text:p>0.107313</text:p>
              </table:table-cell>
              <table:table-cell office:value-type="float" office:value="0.547144">
                <text:p>0.547144</text:p>
              </table:table-cell>
              <table:table-cell office:value-type="float" office:value="0.60038">
                <text:p>0.60038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0201">
                <text:p>0.700201</text:p>
              </table:table-cell>
              <table:table-cell office:value-type="float" office:value="0.931746">
                <text:p>0.931746</text:p>
              </table:table-cell>
              <table:table-cell office:value-type="float" office:value="0.562843">
                <text:p>0.5628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70789">
                <text:p>0.070789</text:p>
              </table:table-cell>
              <table:table-cell office:value-type="float" office:value="0.518478">
                <text:p>0.518478</text:p>
              </table:table-cell>
              <table:table-cell office:value-type="float" office:value="0.596781">
                <text:p>0.596781</text:p>
              </table:table-cell>
              <table:table-cell office:value-type="float" office:value="0.611251">
                <text:p>0.6112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6247">
                <text:p>0.676247</text:p>
              </table:table-cell>
              <table:table-cell office:value-type="float" office:value="0.931746">
                <text:p>0.931746</text:p>
              </table:table-cell>
              <table:table-cell office:value-type="float" office:value="0.553541">
                <text:p>0.5535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368245">
                <text:p>-0.368245</text:p>
              </table:table-cell>
              <table:table-cell office:value-type="float" office:value="0.466484">
                <text:p>0.466484</text:p>
              </table:table-cell>
              <table:table-cell office:value-type="float" office:value="0.585605">
                <text:p>0.585605</text:p>
              </table:table-cell>
              <table:table-cell office:value-type="float" office:value="0.607908">
                <text:p>0.60790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1273">
                <text:p>0.711273</text:p>
              </table:table-cell>
              <table:table-cell office:value-type="float" office:value="0.931746">
                <text:p>0.931746</text:p>
              </table:table-cell>
              <table:table-cell office:value-type="float" office:value="0.506489">
                <text:p>0.5064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207403">
                <text:p>-0.207403</text:p>
              </table:table-cell>
              <table:table-cell office:value-type="float" office:value="0.426344">
                <text:p>0.426344</text:p>
              </table:table-cell>
              <table:table-cell office:value-type="float" office:value="0.578489">
                <text:p>0.578489</text:p>
              </table:table-cell>
              <table:table-cell office:value-type="float" office:value="0.607265">
                <text:p>0.6072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948">
                <text:p>0.699948</text:p>
              </table:table-cell>
              <table:table-cell office:value-type="float" office:value="0.931746">
                <text:p>0.931746</text:p>
              </table:table-cell>
              <table:table-cell office:value-type="float" office:value="0.51665">
                <text:p>0.516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61828">
                <text:p>-0.161828</text:p>
              </table:table-cell>
              <table:table-cell office:value-type="float" office:value="0.413345">
                <text:p>0.413345</text:p>
              </table:table-cell>
              <table:table-cell office:value-type="float" office:value="0.548233">
                <text:p>0.548233</text:p>
              </table:table-cell>
              <table:table-cell office:value-type="float" office:value="0.594752">
                <text:p>0.594752</text:p>
              </table:table-cell>
              <table:table-cell office:value-type="float" office:value="0.609569">
                <text:p>0.6095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6907">
                <text:p>0.696907</text:p>
              </table:table-cell>
              <table:table-cell office:value-type="float" office:value="0.931746">
                <text:p>0.931746</text:p>
              </table:table-cell>
              <table:table-cell office:value-type="float" office:value="0.515047">
                <text:p>0.515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23275">
                <text:p>-0.423275</text:p>
              </table:table-cell>
              <table:table-cell office:value-type="float" office:value="0.309772">
                <text:p>0.309772</text:p>
              </table:table-cell>
              <table:table-cell office:value-type="float" office:value="0.53783">
                <text:p>0.53783</text:p>
              </table:table-cell>
              <table:table-cell office:value-type="float" office:value="0.591515">
                <text:p>0.591515</text:p>
              </table:table-cell>
              <table:table-cell office:value-type="float" office:value="0.609569">
                <text:p>0.6095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3144">
                <text:p>0.703144</text:p>
              </table:table-cell>
              <table:table-cell office:value-type="float" office:value="0.931746">
                <text:p>0.931746</text:p>
              </table:table-cell>
              <table:table-cell office:value-type="float" office:value="0.477804">
                <text:p>0.4778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148577">
                <text:p>-0.148577</text:p>
              </table:table-cell>
              <table:table-cell office:value-type="float" office:value="0.467908">
                <text:p>0.467908</text:p>
              </table:table-cell>
              <table:table-cell office:value-type="float" office:value="0.580611">
                <text:p>0.580611</text:p>
              </table:table-cell>
              <table:table-cell office:value-type="float" office:value="0.597474">
                <text:p>0.597474</text:p>
              </table:table-cell>
              <table:table-cell office:value-type="float" office:value="0.610971">
                <text:p>0.6109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747">
                <text:p>0.699747</text:p>
              </table:table-cell>
              <table:table-cell office:value-type="float" office:value="0.931746">
                <text:p>0.931746</text:p>
              </table:table-cell>
              <table:table-cell office:value-type="float" office:value="0.525762">
                <text:p>0.5257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463897">
                <text:p>-0.463897</text:p>
              </table:table-cell>
              <table:table-cell office:value-type="float" office:value="0.404866">
                <text:p>0.404866</text:p>
              </table:table-cell>
              <table:table-cell office:value-type="float" office:value="0.572324">
                <text:p>0.572324</text:p>
              </table:table-cell>
              <table:table-cell office:value-type="float" office:value="0.597684">
                <text:p>0.597684</text:p>
              </table:table-cell>
              <table:table-cell office:value-type="float" office:value="0.609288">
                <text:p>0.60928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0422">
                <text:p>0.660422</text:p>
              </table:table-cell>
              <table:table-cell office:value-type="float" office:value="0.931746">
                <text:p>0.931746</text:p>
              </table:table-cell>
              <table:table-cell office:value-type="float" office:value="0.483018">
                <text:p>0.4830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05649">
                <text:p>0.105649</text:p>
              </table:table-cell>
              <table:table-cell office:value-type="float" office:value="0.567103">
                <text:p>0.567103</text:p>
              </table:table-cell>
              <table:table-cell office:value-type="float" office:value="0.590836">
                <text:p>0.590836</text:p>
              </table:table-cell>
              <table:table-cell office:value-type="float" office:value="0.60765">
                <text:p>0.60765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0592">
                <text:p>0.690592</text:p>
              </table:table-cell>
              <table:table-cell office:value-type="float" office:value="0.931746">
                <text:p>0.931746</text:p>
              </table:table-cell>
              <table:table-cell office:value-type="float" office:value="0.562313">
                <text:p>0.5623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049034">
                <text:p>-0.049034</text:p>
              </table:table-cell>
              <table:table-cell office:value-type="float" office:value="0.563496">
                <text:p>0.563496</text:p>
              </table:table-cell>
              <table:table-cell office:value-type="float" office:value="0.592296">
                <text:p>0.592296</text:p>
              </table:table-cell>
              <table:table-cell office:value-type="float" office:value="0.608167">
                <text:p>0.608167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4956">
                <text:p>0.654956</text:p>
              </table:table-cell>
              <table:table-cell office:value-type="float" office:value="0.931746">
                <text:p>0.931746</text:p>
              </table:table-cell>
              <table:table-cell office:value-type="float" office:value="0.54309">
                <text:p>0.543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1964">
                <text:p>0.21964</text:p>
              </table:table-cell>
              <table:table-cell office:value-type="float" office:value="0.552061">
                <text:p>0.552061</text:p>
              </table:table-cell>
              <table:table-cell office:value-type="float" office:value="0.587438">
                <text:p>0.587438</text:p>
              </table:table-cell>
              <table:table-cell office:value-type="float" office:value="0.60765">
                <text:p>0.60765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6247">
                <text:p>0.676247</text:p>
              </table:table-cell>
              <table:table-cell office:value-type="float" office:value="0.931746">
                <text:p>0.931746</text:p>
              </table:table-cell>
              <table:table-cell office:value-type="float" office:value="0.570434">
                <text:p>0.5704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77197">
                <text:p>0.277197</text:p>
              </table:table-cell>
              <table:table-cell office:value-type="float" office:value="0.583174">
                <text:p>0.583174</text:p>
              </table:table-cell>
              <table:table-cell office:value-type="float" office:value="0.606303">
                <text:p>0.606303</text:p>
              </table:table-cell>
              <table:table-cell office:value-type="float" office:value="0.609849">
                <text:p>0.6098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4956">
                <text:p>0.654956</text:p>
              </table:table-cell>
              <table:table-cell office:value-type="float" office:value="0.931746">
                <text:p>0.931746</text:p>
              </table:table-cell>
              <table:table-cell office:value-type="float" office:value="0.579334">
                <text:p>0.5793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58489">
                <text:p>0.058489</text:p>
              </table:table-cell>
              <table:table-cell office:value-type="float" office:value="0.567999">
                <text:p>0.567999</text:p>
              </table:table-cell>
              <table:table-cell office:value-type="float" office:value="0.596409">
                <text:p>0.596409</text:p>
              </table:table-cell>
              <table:table-cell office:value-type="float" office:value="0.60931">
                <text:p>0.609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4956">
                <text:p>0.654956</text:p>
              </table:table-cell>
              <table:table-cell office:value-type="float" office:value="0.931746">
                <text:p>0.931746</text:p>
              </table:table-cell>
              <table:table-cell office:value-type="float" office:value="0.554902">
                <text:p>0.55490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09352">
                <text:p>0.209352</text:p>
              </table:table-cell>
              <table:table-cell office:value-type="float" office:value="0.585765">
                <text:p>0.585765</text:p>
              </table:table-cell>
              <table:table-cell office:value-type="float" office:value="0.606615">
                <text:p>0.606615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7456">
                <text:p>0.707456</text:p>
              </table:table-cell>
              <table:table-cell office:value-type="float" office:value="0.931746">
                <text:p>0.931746</text:p>
              </table:table-cell>
              <table:table-cell office:value-type="float" office:value="0.578286">
                <text:p>0.57828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21131">
                <text:p>0.321131</text:p>
              </table:table-cell>
              <table:table-cell office:value-type="float" office:value="0.596629">
                <text:p>0.596629</text:p>
              </table:table-cell>
              <table:table-cell office:value-type="float" office:value="0.609008">
                <text:p>0.60900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6164">
                <text:p>0.686164</text:p>
              </table:table-cell>
              <table:table-cell office:value-type="float" office:value="0.931746">
                <text:p>0.931746</text:p>
              </table:table-cell>
              <table:table-cell office:value-type="float" office:value="0.588717">
                <text:p>0.5887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9085">
                <text:p>0.109085</text:p>
              </table:table-cell>
              <table:table-cell office:value-type="float" office:value="0.583807">
                <text:p>0.583807</text:p>
              </table:table-cell>
              <table:table-cell office:value-type="float" office:value="0.604841">
                <text:p>0.604841</text:p>
              </table:table-cell>
              <table:table-cell office:value-type="float" office:value="0.612092">
                <text:p>0.6120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1092">
                <text:p>0.671092</text:p>
              </table:table-cell>
              <table:table-cell office:value-type="float" office:value="0.931746">
                <text:p>0.931746</text:p>
              </table:table-cell>
              <table:table-cell office:value-type="float" office:value="0.564278">
                <text:p>0.5642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17752">
                <text:p>0.217752</text:p>
              </table:table-cell>
              <table:table-cell office:value-type="float" office:value="0.544617">
                <text:p>0.544617</text:p>
              </table:table-cell>
              <table:table-cell office:value-type="float" office:value="0.596485">
                <text:p>0.596485</text:p>
              </table:table-cell>
              <table:table-cell office:value-type="float" office:value="0.611251">
                <text:p>0.6112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8513">
                <text:p>0.668513</text:p>
              </table:table-cell>
              <table:table-cell office:value-type="float" office:value="0.931746">
                <text:p>0.931746</text:p>
              </table:table-cell>
              <table:table-cell office:value-type="float" office:value="0.570048">
                <text:p>0.5700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51279">
                <text:p>0.251279</text:p>
              </table:table-cell>
              <table:table-cell office:value-type="float" office:value="0.584467">
                <text:p>0.584467</text:p>
              </table:table-cell>
              <table:table-cell office:value-type="float" office:value="0.61041">
                <text:p>0.610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4021">
                <text:p>0.694021</text:p>
              </table:table-cell>
              <table:table-cell office:value-type="float" office:value="0.931746">
                <text:p>0.931746</text:p>
              </table:table-cell>
              <table:table-cell office:value-type="float" office:value="0.581441">
                <text:p>0.5814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49605">
                <text:p>0.249605</text:p>
              </table:table-cell>
              <table:table-cell office:value-type="float" office:value="0.59002">
                <text:p>0.59002</text:p>
              </table:table-cell>
              <table:table-cell office:value-type="float" office:value="0.610971">
                <text:p>0.6109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8685">
                <text:p>0.688685</text:p>
              </table:table-cell>
              <table:table-cell office:value-type="float" office:value="0.931746">
                <text:p>0.931746</text:p>
              </table:table-cell>
              <table:table-cell office:value-type="float" office:value="0.581352">
                <text:p>0.5813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8392">
                <text:p>0.298392</text:p>
              </table:table-cell>
              <table:table-cell office:value-type="float" office:value="0.580103">
                <text:p>0.580103</text:p>
              </table:table-cell>
              <table:table-cell office:value-type="float" office:value="0.608762">
                <text:p>0.6087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7393">
                <text:p>0.667393</text:p>
              </table:table-cell>
              <table:table-cell office:value-type="float" office:value="0.931746">
                <text:p>0.931746</text:p>
              </table:table-cell>
              <table:table-cell office:value-type="float" office:value="0.582889">
                <text:p>0.5828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93816">
                <text:p>0.293816</text:p>
              </table:table-cell>
              <table:table-cell office:value-type="float" office:value="0.574075">
                <text:p>0.574075</text:p>
              </table:table-cell>
              <table:table-cell office:value-type="float" office:value="0.608503">
                <text:p>0.6085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7393">
                <text:p>0.667393</text:p>
              </table:table-cell>
              <table:table-cell office:value-type="float" office:value="0.931746">
                <text:p>0.931746</text:p>
              </table:table-cell>
              <table:table-cell office:value-type="float" office:value="0.581802">
                <text:p>0.58180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72005">
                <text:p>0.272005</text:p>
              </table:table-cell>
              <table:table-cell office:value-type="float" office:value="0.598476">
                <text:p>0.59847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2466">
                <text:p>0.682466</text:p>
              </table:table-cell>
              <table:table-cell office:value-type="float" office:value="0.931746">
                <text:p>0.931746</text:p>
              </table:table-cell>
              <table:table-cell office:value-type="float" office:value="0.583955">
                <text:p>0.5839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6123">
                <text:p>0.46123</text:p>
              </table:table-cell>
              <table:table-cell office:value-type="float" office:value="0.59896">
                <text:p>0.59896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5553">
                <text:p>0.685553</text:p>
              </table:table-cell>
              <table:table-cell office:value-type="float" office:value="0.931746">
                <text:p>0.931746</text:p>
              </table:table-cell>
              <table:table-cell office:value-type="float" office:value="0.603179">
                <text:p>0.6031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35859">
                <text:p>-0.135859</text:p>
              </table:table-cell>
              <table:table-cell office:value-type="float" office:value="0.556671">
                <text:p>0.556671</text:p>
              </table:table-cell>
              <table:table-cell office:value-type="float" office:value="0.598405">
                <text:p>0.598405</text:p>
              </table:table-cell>
              <table:table-cell office:value-type="float" office:value="0.610971">
                <text:p>0.6109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6727">
                <text:p>0.686727</text:p>
              </table:table-cell>
              <table:table-cell office:value-type="float" office:value="0.931746">
                <text:p>0.931746</text:p>
              </table:table-cell>
              <table:table-cell office:value-type="float" office:value="0.537878">
                <text:p>0.53787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05225">
                <text:p>0.105225</text:p>
              </table:table-cell>
              <table:table-cell office:value-type="float" office:value="0.57379">
                <text:p>0.57379</text:p>
              </table:table-cell>
              <table:table-cell office:value-type="float" office:value="0.606208">
                <text:p>0.60620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389">
                <text:p>0.699389</text:p>
              </table:table-cell>
              <table:table-cell office:value-type="float" office:value="0.931746">
                <text:p>0.931746</text:p>
              </table:table-cell>
              <table:table-cell office:value-type="float" office:value="0.565885">
                <text:p>0.5658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89716">
                <text:p>-0.089716</text:p>
              </table:table-cell>
              <table:table-cell office:value-type="float" office:value="0.531458">
                <text:p>0.531458</text:p>
              </table:table-cell>
              <table:table-cell office:value-type="float" office:value="0.602009">
                <text:p>0.6020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8802">
                <text:p>0.698802</text:p>
              </table:table-cell>
              <table:table-cell office:value-type="float" office:value="0.931746">
                <text:p>0.931746</text:p>
              </table:table-cell>
              <table:table-cell office:value-type="float" office:value="0.541679">
                <text:p>0.54167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11278">
                <text:p>0.111278</text:p>
              </table:table-cell>
              <table:table-cell office:value-type="float" office:value="0.559386">
                <text:p>0.559386</text:p>
              </table:table-cell>
              <table:table-cell office:value-type="float" office:value="0.600587">
                <text:p>0.600587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8695">
                <text:p>0.708695</text:p>
              </table:table-cell>
              <table:table-cell office:value-type="float" office:value="0.931746">
                <text:p>0.931746</text:p>
              </table:table-cell>
              <table:table-cell office:value-type="float" office:value="0.565334">
                <text:p>0.56533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44786">
                <text:p>0.344786</text:p>
              </table:table-cell>
              <table:table-cell office:value-type="float" office:value="0.582923">
                <text:p>0.582923</text:p>
              </table:table-cell>
              <table:table-cell office:value-type="float" office:value="0.609288">
                <text:p>0.60928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9292">
                <text:p>0.739292</text:p>
              </table:table-cell>
              <table:table-cell office:value-type="float" office:value="0.931746">
                <text:p>0.931746</text:p>
              </table:table-cell>
              <table:table-cell office:value-type="float" office:value="0.595052">
                <text:p>0.59505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095726">
                <text:p>-0.095726</text:p>
              </table:table-cell>
              <table:table-cell office:value-type="float" office:value="0.542902">
                <text:p>0.542902</text:p>
              </table:table-cell>
              <table:table-cell office:value-type="float" office:value="0.60541">
                <text:p>0.605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7755">
                <text:p>0.717755</text:p>
              </table:table-cell>
              <table:table-cell office:value-type="float" office:value="0.931746">
                <text:p>0.931746</text:p>
              </table:table-cell>
              <table:table-cell office:value-type="float" office:value="0.544458">
                <text:p>0.5444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38043">
                <text:p>0.038043</text:p>
              </table:table-cell>
              <table:table-cell office:value-type="float" office:value="0.586452">
                <text:p>0.586452</text:p>
              </table:table-cell>
              <table:table-cell office:value-type="float" office:value="0.611251">
                <text:p>0.6112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7051">
                <text:p>0.697051</text:p>
              </table:table-cell>
              <table:table-cell office:value-type="float" office:value="0.931746">
                <text:p>0.931746</text:p>
              </table:table-cell>
              <table:table-cell office:value-type="float" office:value="0.560703">
                <text:p>0.56070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189609">
                <text:p>-0.189609</text:p>
              </table:table-cell>
              <table:table-cell office:value-type="float" office:value="0.586071">
                <text:p>0.586071</text:p>
              </table:table-cell>
              <table:table-cell office:value-type="float" office:value="0.611251">
                <text:p>0.6112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3208">
                <text:p>0.703208</text:p>
              </table:table-cell>
              <table:table-cell office:value-type="float" office:value="0.931746">
                <text:p>0.931746</text:p>
              </table:table-cell>
              <table:table-cell office:value-type="float" office:value="0.538516">
                <text:p>0.53851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67169">
                <text:p>0.467169</text:p>
              </table:table-cell>
              <table:table-cell office:value-type="float" office:value="0.601027">
                <text:p>0.6010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4581">
                <text:p>0.704581</text:p>
              </table:table-cell>
              <table:table-cell office:value-type="float" office:value="0.931746">
                <text:p>0.931746</text:p>
              </table:table-cell>
              <table:table-cell office:value-type="float" office:value="0.605938">
                <text:p>0.6059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55549">
                <text:p>0.255549</text:p>
              </table:table-cell>
              <table:table-cell office:value-type="float" office:value="0.595592">
                <text:p>0.595592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8713">
                <text:p>0.698713</text:p>
              </table:table-cell>
              <table:table-cell office:value-type="float" office:value="0.931746">
                <text:p>0.931746</text:p>
              </table:table-cell>
              <table:table-cell office:value-type="float" office:value="0.58359">
                <text:p>0.5835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39928">
                <text:p>0.339928</text:p>
              </table:table-cell>
              <table:table-cell office:value-type="float" office:value="0.597568">
                <text:p>0.5975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7422">
                <text:p>0.677422</text:p>
              </table:table-cell>
              <table:table-cell office:value-type="float" office:value="0.931746">
                <text:p>0.931746</text:p>
              </table:table-cell>
              <table:table-cell office:value-type="float" office:value="0.590152">
                <text:p>0.5901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48813">
                <text:p>0.248813</text:p>
              </table:table-cell>
              <table:table-cell office:value-type="float" office:value="0.585559">
                <text:p>0.585559</text:p>
              </table:table-cell>
              <table:table-cell office:value-type="float" office:value="0.610099">
                <text:p>0.61009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597">
                <text:p>0.68597</text:p>
              </table:table-cell>
              <table:table-cell office:value-type="float" office:value="0.931746">
                <text:p>0.931746</text:p>
              </table:table-cell>
              <table:table-cell office:value-type="float" office:value="0.580468">
                <text:p>0.5804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90196">
                <text:p>0.090196</text:p>
              </table:table-cell>
              <table:table-cell office:value-type="float" office:value="0.584187">
                <text:p>0.584187</text:p>
              </table:table-cell>
              <table:table-cell office:value-type="float" office:value="0.61094">
                <text:p>0.6109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5803">
                <text:p>0.705803</text:p>
              </table:table-cell>
              <table:table-cell office:value-type="float" office:value="0.931746">
                <text:p>0.931746</text:p>
              </table:table-cell>
              <table:table-cell office:value-type="float" office:value="0.566536">
                <text:p>0.5665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77541">
                <text:p>0.177541</text:p>
              </table:table-cell>
              <table:table-cell office:value-type="float" office:value="0.584772">
                <text:p>0.584772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4472">
                <text:p>0.714472</text:p>
              </table:table-cell>
              <table:table-cell office:value-type="float" office:value="0.931746">
                <text:p>0.931746</text:p>
              </table:table-cell>
              <table:table-cell office:value-type="float" office:value="0.576283">
                <text:p>0.57628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55708">
                <text:p>0.255708</text:p>
              </table:table-cell>
              <table:table-cell office:value-type="float" office:value="0.588781">
                <text:p>0.588781</text:p>
              </table:table-cell>
              <table:table-cell office:value-type="float" office:value="0.610754">
                <text:p>0.61075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6698">
                <text:p>0.726698</text:p>
              </table:table-cell>
              <table:table-cell office:value-type="float" office:value="0.931746">
                <text:p>0.931746</text:p>
              </table:table-cell>
              <table:table-cell office:value-type="float" office:value="0.585618">
                <text:p>0.58561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44031">
                <text:p>0.344031</text:p>
              </table:table-cell>
              <table:table-cell office:value-type="float" office:value="0.58906">
                <text:p>0.58906</text:p>
              </table:table-cell>
              <table:table-cell office:value-type="float" office:value="0.609882">
                <text:p>0.60988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4378">
                <text:p>0.724378</text:p>
              </table:table-cell>
              <table:table-cell office:value-type="float" office:value="0.931746">
                <text:p>0.931746</text:p>
              </table:table-cell>
              <table:table-cell office:value-type="float" office:value="0.594159">
                <text:p>0.5941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118455">
                <text:p>-0.118455</text:p>
              </table:table-cell>
              <table:table-cell office:value-type="float" office:value="0.571202">
                <text:p>0.571202</text:p>
              </table:table-cell>
              <table:table-cell office:value-type="float" office:value="0.610068">
                <text:p>0.6100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5826">
                <text:p>0.695826</text:p>
              </table:table-cell>
              <table:table-cell office:value-type="float" office:value="0.931746">
                <text:p>0.931746</text:p>
              </table:table-cell>
              <table:table-cell office:value-type="float" office:value="0.543288">
                <text:p>0.54328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34664">
                <text:p>0.134664</text:p>
              </table:table-cell>
              <table:table-cell office:value-type="float" office:value="0.595217">
                <text:p>0.5952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3795">
                <text:p>0.703795</text:p>
              </table:table-cell>
              <table:table-cell office:value-type="float" office:value="0.931746">
                <text:p>0.931746</text:p>
              </table:table-cell>
              <table:table-cell office:value-type="float" office:value="0.572028">
                <text:p>0.5720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64808">
                <text:p>0.364808</text:p>
              </table:table-cell>
              <table:table-cell office:value-type="float" office:value="0.597294">
                <text:p>0.59729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8256">
                <text:p>0.728256</text:p>
              </table:table-cell>
              <table:table-cell office:value-type="float" office:value="0.931746">
                <text:p>0.931746</text:p>
              </table:table-cell>
              <table:table-cell office:value-type="float" office:value="0.597696">
                <text:p>0.5976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12928">
                <text:p>0.212928</text:p>
              </table:table-cell>
              <table:table-cell office:value-type="float" office:value="0.575772">
                <text:p>0.575772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9256">
                <text:p>0.749256</text:p>
              </table:table-cell>
              <table:table-cell office:value-type="float" office:value="0.931746">
                <text:p>0.931746</text:p>
              </table:table-cell>
              <table:table-cell office:value-type="float" office:value="0.582372">
                <text:p>0.58237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3999">
                <text:p>0.023999</text:p>
              </table:table-cell>
              <table:table-cell office:value-type="float" office:value="0.551391">
                <text:p>0.551391</text:p>
              </table:table-cell>
              <table:table-cell office:value-type="float" office:value="0.612092">
                <text:p>0.6120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96">
                <text:p>0.61296</text:p>
              </table:table-cell>
              <table:table-cell office:value-type="float" office:value="0.780291">
                <text:p>0.780291</text:p>
              </table:table-cell>
              <table:table-cell office:value-type="float" office:value="0.931746">
                <text:p>0.931746</text:p>
              </table:table-cell>
              <table:table-cell office:value-type="float" office:value="0.564259">
                <text:p>0.56425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98426">
                <text:p>0.198426</text:p>
              </table:table-cell>
              <table:table-cell office:value-type="float" office:value="0.572867">
                <text:p>0.57286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96">
                <text:p>0.61296</text:p>
              </table:table-cell>
              <table:table-cell office:value-type="float" office:value="0.747419">
                <text:p>0.747419</text:p>
              </table:table-cell>
              <table:table-cell office:value-type="float" office:value="0.931746">
                <text:p>0.931746</text:p>
              </table:table-cell>
              <table:table-cell office:value-type="float" office:value="0.580591">
                <text:p>0.5805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28435">
                <text:p>0.328435</text:p>
              </table:table-cell>
              <table:table-cell office:value-type="float" office:value="0.597371">
                <text:p>0.5973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762631">
                <text:p>0.762631</text:p>
              </table:table-cell>
              <table:table-cell office:value-type="float" office:value="0.931746">
                <text:p>0.931746</text:p>
              </table:table-cell>
              <table:table-cell office:value-type="float" office:value="0.597681">
                <text:p>0.59768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07011">
                <text:p>0.307011</text:p>
              </table:table-cell>
              <table:table-cell office:value-type="float" office:value="0.580172">
                <text:p>0.5801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809782">
                <text:p>0.809782</text:p>
              </table:table-cell>
              <table:table-cell office:value-type="float" office:value="0.943371">
                <text:p>0.943371</text:p>
              </table:table-cell>
              <table:table-cell office:value-type="float" office:value="0.598533">
                <text:p>0.5985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58945">
                <text:p>0.158945</text:p>
              </table:table-cell>
              <table:table-cell office:value-type="float" office:value="0.509753">
                <text:p>0.509753</text:p>
              </table:table-cell>
              <table:table-cell office:value-type="float" office:value="0.605341">
                <text:p>0.6053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96">
                <text:p>0.61296</text:p>
              </table:table-cell>
              <table:table-cell office:value-type="float" office:value="0.807684">
                <text:p>0.807684</text:p>
              </table:table-cell>
              <table:table-cell office:value-type="float" office:value="0.943371">
                <text:p>0.943371</text:p>
              </table:table-cell>
              <table:table-cell office:value-type="float" office:value="0.575654">
                <text:p>0.57565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55373">
                <text:p>0.355373</text:p>
              </table:table-cell>
              <table:table-cell office:value-type="float" office:value="0.578084">
                <text:p>0.578084</text:p>
              </table:table-cell>
              <table:table-cell office:value-type="float" office:value="0.611251">
                <text:p>0.6112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8513">
                <text:p>0.788513</text:p>
              </table:table-cell>
              <table:table-cell office:value-type="float" office:value="0.943371">
                <text:p>0.943371</text:p>
              </table:table-cell>
              <table:table-cell office:value-type="float" office:value="0.600746">
                <text:p>0.60074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11604">
                <text:p>0.211604</text:p>
              </table:table-cell>
              <table:table-cell office:value-type="float" office:value="0.579875">
                <text:p>0.57987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816584">
                <text:p>0.816584</text:p>
              </table:table-cell>
              <table:table-cell office:value-type="float" office:value="0.943371">
                <text:p>0.943371</text:p>
              </table:table-cell>
              <table:table-cell office:value-type="float" office:value="0.589643">
                <text:p>0.58964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684">
                <text:p>0.2684</text:p>
              </table:table-cell>
              <table:table-cell office:value-type="float" office:value="0.561211">
                <text:p>0.56121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43424">
                <text:p>0.843424</text:p>
              </table:table-cell>
              <table:table-cell office:value-type="float" office:value="0.943371">
                <text:p>0.943371</text:p>
              </table:table-cell>
              <table:table-cell office:value-type="float" office:value="0.595964">
                <text:p>0.5959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19444">
                <text:p>0.219444</text:p>
              </table:table-cell>
              <table:table-cell office:value-type="float" office:value="0.6019">
                <text:p>0.601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4896">
                <text:p>0.84896</text:p>
              </table:table-cell>
              <table:table-cell office:value-type="float" office:value="0.943371">
                <text:p>0.943371</text:p>
              </table:table-cell>
              <table:table-cell office:value-type="float" office:value="0.595691">
                <text:p>0.5956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99989">
                <text:p>0.099989</text:p>
              </table:table-cell>
              <table:table-cell office:value-type="float" office:value="0.587208">
                <text:p>0.587208</text:p>
              </table:table-cell>
              <table:table-cell office:value-type="float" office:value="0.61069">
                <text:p>0.610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1323">
                <text:p>0.791323</text:p>
              </table:table-cell>
              <table:table-cell office:value-type="float" office:value="0.943371">
                <text:p>0.943371</text:p>
              </table:table-cell>
              <table:table-cell office:value-type="float" office:value="0.576345">
                <text:p>0.57634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46197">
                <text:p>0.246197</text:p>
              </table:table-cell>
              <table:table-cell office:value-type="float" office:value="0.589259">
                <text:p>0.589259</text:p>
              </table:table-cell>
              <table:table-cell office:value-type="float" office:value="0.612092">
                <text:p>0.6120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6039">
                <text:p>0.796039</text:p>
              </table:table-cell>
              <table:table-cell office:value-type="float" office:value="0.943371">
                <text:p>0.943371</text:p>
              </table:table-cell>
              <table:table-cell office:value-type="float" office:value="0.591782">
                <text:p>0.59178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65509">
                <text:p>0.265509</text:p>
              </table:table-cell>
              <table:table-cell office:value-type="float" office:value="0.592586">
                <text:p>0.59258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3621">
                <text:p>0.723621</text:p>
              </table:table-cell>
              <table:table-cell office:value-type="float" office:value="0.943371">
                <text:p>0.943371</text:p>
              </table:table-cell>
              <table:table-cell office:value-type="float" office:value="0.586832">
                <text:p>0.5868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92555">
                <text:p>0.392555</text:p>
              </table:table-cell>
              <table:table-cell office:value-type="float" office:value="0.589531">
                <text:p>0.589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7754">
                <text:p>0.767754</text:p>
              </table:table-cell>
              <table:table-cell office:value-type="float" office:value="0.943371">
                <text:p>0.943371</text:p>
              </table:table-cell>
              <table:table-cell office:value-type="float" office:value="0.603645">
                <text:p>0.60364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87649">
                <text:p>0.287649</text:p>
              </table:table-cell>
              <table:table-cell office:value-type="float" office:value="0.59481">
                <text:p>0.594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8175">
                <text:p>0.748175</text:p>
              </table:table-cell>
              <table:table-cell office:value-type="float" office:value="0.943371">
                <text:p>0.943371</text:p>
              </table:table-cell>
              <table:table-cell office:value-type="float" office:value="0.591724">
                <text:p>0.59172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30702">
                <text:p>0.230702</text:p>
              </table:table-cell>
              <table:table-cell office:value-type="float" office:value="0.598046">
                <text:p>0.59804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03036">
                <text:p>0.803036</text:p>
              </table:table-cell>
              <table:table-cell office:value-type="float" office:value="0.943371">
                <text:p>0.943371</text:p>
              </table:table-cell>
              <table:table-cell office:value-type="float" office:value="0.591839">
                <text:p>0.5918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182522">
                <text:p>-0.182522</text:p>
              </table:table-cell>
              <table:table-cell office:value-type="float" office:value="0.600786">
                <text:p>0.60078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5122">
                <text:p>0.785122</text:p>
              </table:table-cell>
              <table:table-cell office:value-type="float" office:value="0.943371">
                <text:p>0.943371</text:p>
              </table:table-cell>
              <table:table-cell office:value-type="float" office:value="0.548999">
                <text:p>0.548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31231">
                <text:p>0.231231</text:p>
              </table:table-cell>
              <table:table-cell office:value-type="float" office:value="0.602202">
                <text:p>0.6022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765">
                <text:p>0.71765</text:p>
              </table:table-cell>
              <table:table-cell office:value-type="float" office:value="0.943371">
                <text:p>0.943371</text:p>
              </table:table-cell>
              <table:table-cell office:value-type="float" office:value="0.583769">
                <text:p>0.5837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49656">
                <text:p>0.249656</text:p>
              </table:table-cell>
              <table:table-cell office:value-type="float" office:value="0.596664">
                <text:p>0.59666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1355">
                <text:p>0.741355</text:p>
              </table:table-cell>
              <table:table-cell office:value-type="float" office:value="0.943371">
                <text:p>0.943371</text:p>
              </table:table-cell>
              <table:table-cell office:value-type="float" office:value="0.587428">
                <text:p>0.58742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109932">
                <text:p>-0.109932</text:p>
              </table:table-cell>
              <table:table-cell office:value-type="float" office:value="0.558404">
                <text:p>0.558404</text:p>
              </table:table-cell>
              <table:table-cell office:value-type="float" office:value="0.610068">
                <text:p>0.6100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4026">
                <text:p>0.784026</text:p>
              </table:table-cell>
              <table:table-cell office:value-type="float" office:value="0.943371">
                <text:p>0.943371</text:p>
              </table:table-cell>
              <table:table-cell office:value-type="float" office:value="0.55168">
                <text:p>0.5516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38614">
                <text:p>0.238614</text:p>
              </table:table-cell>
              <table:table-cell office:value-type="float" office:value="0.57618">
                <text:p>0.57618</text:p>
              </table:table-cell>
              <table:table-cell office:value-type="float" office:value="0.608605">
                <text:p>0.60860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48406">
                <text:p>0.848406</text:p>
              </table:table-cell>
              <table:table-cell office:value-type="float" office:value="0.943371">
                <text:p>0.943371</text:p>
              </table:table-cell>
              <table:table-cell office:value-type="float" office:value="0.594604">
                <text:p>0.59460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1712">
                <text:p>0.31712</text:p>
              </table:table-cell>
              <table:table-cell office:value-type="float" office:value="0.581527">
                <text:p>0.581527</text:p>
              </table:table-cell>
              <table:table-cell office:value-type="float" office:value="0.609477">
                <text:p>0.60947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42444">
                <text:p>0.842444</text:p>
              </table:table-cell>
              <table:table-cell office:value-type="float" office:value="0.943371">
                <text:p>0.943371</text:p>
              </table:table-cell>
              <table:table-cell office:value-type="float" office:value="0.60248">
                <text:p>0.6024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16397">
                <text:p>0.116397</text:p>
              </table:table-cell>
              <table:table-cell office:value-type="float" office:value="0.527277">
                <text:p>0.527277</text:p>
              </table:table-cell>
              <table:table-cell office:value-type="float" office:value="0.61122">
                <text:p>0.611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055">
                <text:p>0.621055</text:p>
              </table:table-cell>
              <table:table-cell office:value-type="float" office:value="0.886716">
                <text:p>0.886716</text:p>
              </table:table-cell>
              <table:table-cell office:value-type="float" office:value="0.943371">
                <text:p>0.943371</text:p>
              </table:table-cell>
              <table:table-cell office:value-type="float" office:value="0.582453">
                <text:p>0.5824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68545">
                <text:p>0.268545</text:p>
              </table:table-cell>
              <table:table-cell office:value-type="float" office:value="0.596107">
                <text:p>0.59610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996">
                <text:p>0.618996</text:p>
              </table:table-cell>
              <table:table-cell office:value-type="float" office:value="0.871331">
                <text:p>0.871331</text:p>
              </table:table-cell>
              <table:table-cell office:value-type="float" office:value="0.943371">
                <text:p>0.943371</text:p>
              </table:table-cell>
              <table:table-cell office:value-type="float" office:value="0.602921">
                <text:p>0.60292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6903">
                <text:p>0.36903</text:p>
              </table:table-cell>
              <table:table-cell office:value-type="float" office:value="0.61069">
                <text:p>0.610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2992">
                <text:p>0.82992</text:p>
              </table:table-cell>
              <table:table-cell office:value-type="float" office:value="0.943371">
                <text:p>0.943371</text:p>
              </table:table-cell>
              <table:table-cell office:value-type="float" office:value="0.609625">
                <text:p>0.60962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125">
                <text:p>0.4125</text:p>
              </table:table-cell>
              <table:table-cell office:value-type="float" office:value="0.61069">
                <text:p>0.610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31467">
                <text:p>0.831467</text:p>
              </table:table-cell>
              <table:table-cell office:value-type="float" office:value="0.943371">
                <text:p>0.943371</text:p>
              </table:table-cell>
              <table:table-cell office:value-type="float" office:value="0.614126">
                <text:p>0.61412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81918">
                <text:p>0.281918</text:p>
              </table:table-cell>
              <table:table-cell office:value-type="float" office:value="0.61069">
                <text:p>0.610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6106">
                <text:p>0.776106</text:p>
              </table:table-cell>
              <table:table-cell office:value-type="float" office:value="0.943371">
                <text:p>0.943371</text:p>
              </table:table-cell>
              <table:table-cell office:value-type="float" office:value="0.595532">
                <text:p>0.59553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71168">
                <text:p>0.371168</text:p>
              </table:table-cell>
              <table:table-cell office:value-type="float" office:value="0.611251">
                <text:p>0.6112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7811">
                <text:p>0.747811</text:p>
              </table:table-cell>
              <table:table-cell office:value-type="float" office:value="0.943371">
                <text:p>0.943371</text:p>
              </table:table-cell>
              <table:table-cell office:value-type="float" office:value="0.601684">
                <text:p>0.60168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2395">
                <text:p>0.42395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00927">
                <text:p>0.800927</text:p>
              </table:table-cell>
              <table:table-cell office:value-type="float" office:value="0.943371">
                <text:p>0.943371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40754">
                <text:p>0.540754</text:p>
              </table:table-cell>
              <table:table-cell office:value-type="float" office:value="0.61069">
                <text:p>0.610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06915">
                <text:p>0.806915</text:p>
              </table:table-cell>
              <table:table-cell office:value-type="float" office:value="0.943371">
                <text:p>0.943371</text:p>
              </table:table-cell>
              <table:table-cell office:value-type="float" office:value="0.624497">
                <text:p>0.62449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31959">
                <text:p>0.531959</text:p>
              </table:table-cell>
              <table:table-cell office:value-type="float" office:value="0.61041">
                <text:p>0.610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5556">
                <text:p>0.785556</text:p>
              </table:table-cell>
              <table:table-cell office:value-type="float" office:value="0.943371">
                <text:p>0.943371</text:p>
              </table:table-cell>
              <table:table-cell office:value-type="float" office:value="0.621453">
                <text:p>0.62145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5794">
                <text:p>0.55794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547">
                <text:p>0.613547</text:p>
              </table:table-cell>
              <table:table-cell office:value-type="float" office:value="0.878015">
                <text:p>0.878015</text:p>
              </table:table-cell>
              <table:table-cell office:value-type="float" office:value="0.943371">
                <text:p>0.943371</text:p>
              </table:table-cell>
              <table:table-cell office:value-type="float" office:value="0.633555">
                <text:p>0.63355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13022">
                <text:p>0.413022</text:p>
              </table:table-cell>
              <table:table-cell office:value-type="float" office:value="0.610971">
                <text:p>0.6109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96">
                <text:p>0.61296</text:p>
              </table:table-cell>
              <table:table-cell office:value-type="float" office:value="0.850221">
                <text:p>0.850221</text:p>
              </table:table-cell>
              <table:table-cell office:value-type="float" office:value="0.943371">
                <text:p>0.943371</text:p>
              </table:table-cell>
              <table:table-cell office:value-type="float" office:value="0.616141">
                <text:p>0.6161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559">
                <text:p>0.35559</text:p>
              </table:table-cell>
              <table:table-cell office:value-type="float" office:value="0.610971">
                <text:p>0.6109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3941">
                <text:p>0.623941</text:p>
              </table:table-cell>
              <table:table-cell office:value-type="float" office:value="0.856234">
                <text:p>0.856234</text:p>
              </table:table-cell>
              <table:table-cell office:value-type="float" office:value="0.943371">
                <text:p>0.943371</text:p>
              </table:table-cell>
              <table:table-cell office:value-type="float" office:value="0.612097">
                <text:p>0.61209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33898">
                <text:p>0.533898</text:p>
              </table:table-cell>
              <table:table-cell office:value-type="float" office:value="0.609227">
                <text:p>0.6092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0859">
                <text:p>0.670859</text:p>
              </table:table-cell>
              <table:table-cell office:value-type="float" office:value="0.893578">
                <text:p>0.893578</text:p>
              </table:table-cell>
              <table:table-cell office:value-type="float" office:value="0.943371">
                <text:p>0.943371</text:p>
              </table:table-cell>
              <table:table-cell office:value-type="float" office:value="0.63818">
                <text:p>0.6381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99891">
                <text:p>0.499891</text:p>
              </table:table-cell>
              <table:table-cell office:value-type="float" office:value="0.607234">
                <text:p>0.6072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34755">
                <text:p>0.834755</text:p>
              </table:table-cell>
              <table:table-cell office:value-type="float" office:value="0.943371">
                <text:p>0.943371</text:p>
              </table:table-cell>
              <table:table-cell office:value-type="float" office:value="0.622849">
                <text:p>0.62284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81029">
                <text:p>0.381029</text:p>
              </table:table-cell>
              <table:table-cell office:value-type="float" office:value="0.605524">
                <text:p>0.60552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9908">
                <text:p>0.689908</text:p>
              </table:table-cell>
              <table:table-cell office:value-type="float" office:value="0.884761">
                <text:p>0.884761</text:p>
              </table:table-cell>
              <table:table-cell office:value-type="float" office:value="0.943371">
                <text:p>0.943371</text:p>
              </table:table-cell>
              <table:table-cell office:value-type="float" office:value="0.623546">
                <text:p>0.62354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04086">
                <text:p>0.404086</text:p>
              </table:table-cell>
              <table:table-cell office:value-type="float" office:value="0.612092">
                <text:p>0.6120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6522">
                <text:p>0.756522</text:p>
              </table:table-cell>
              <table:table-cell office:value-type="float" office:value="0.90717">
                <text:p>0.90717</text:p>
              </table:table-cell>
              <table:table-cell office:value-type="float" office:value="0.943371">
                <text:p>0.943371</text:p>
              </table:table-cell>
              <table:table-cell office:value-type="float" office:value="0.63541">
                <text:p>0.6354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13249">
                <text:p>0.213249</text:p>
              </table:table-cell>
              <table:table-cell office:value-type="float" office:value="0.593786">
                <text:p>0.59378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8493">
                <text:p>0.708493</text:p>
              </table:table-cell>
              <table:table-cell office:value-type="float" office:value="0.857378">
                <text:p>0.857378</text:p>
              </table:table-cell>
              <table:table-cell office:value-type="float" office:value="0.943371">
                <text:p>0.943371</text:p>
              </table:table-cell>
              <table:table-cell office:value-type="float" office:value="0.604714">
                <text:p>0.6047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30442">
                <text:p>0.330442</text:p>
              </table:table-cell>
              <table:table-cell office:value-type="float" office:value="0.608478">
                <text:p>0.60847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0012">
                <text:p>0.640012</text:p>
              </table:table-cell>
              <table:table-cell office:value-type="float" office:value="0.816403">
                <text:p>0.816403</text:p>
              </table:table-cell>
              <table:table-cell office:value-type="float" office:value="0.943371">
                <text:p>0.943371</text:p>
              </table:table-cell>
              <table:table-cell office:value-type="float" office:value="0.606957">
                <text:p>0.60695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24737">
                <text:p>0.324737</text:p>
              </table:table-cell>
              <table:table-cell office:value-type="float" office:value="0.605119">
                <text:p>0.60511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991">
                <text:p>0.621991</text:p>
              </table:table-cell>
              <table:table-cell office:value-type="float" office:value="0.863708">
                <text:p>0.863708</text:p>
              </table:table-cell>
              <table:table-cell office:value-type="float" office:value="0.943371">
                <text:p>0.943371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65352">
                <text:p>0.465352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9081">
                <text:p>0.709081</text:p>
              </table:table-cell>
              <table:table-cell office:value-type="float" office:value="0.894814">
                <text:p>0.894814</text:p>
              </table:table-cell>
              <table:table-cell office:value-type="float" office:value="0.943371">
                <text:p>0.943371</text:p>
              </table:table-cell>
              <table:table-cell office:value-type="float" office:value="0.635501">
                <text:p>0.63550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99918">
                <text:p>0.49991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2505">
                <text:p>0.722505</text:p>
              </table:table-cell>
              <table:table-cell office:value-type="float" office:value="0.869917">
                <text:p>0.869917</text:p>
              </table:table-cell>
              <table:table-cell office:value-type="float" office:value="0.943371">
                <text:p>0.943371</text:p>
              </table:table-cell>
              <table:table-cell office:value-type="float" office:value="0.637895">
                <text:p>0.6378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95641">
                <text:p>0.395641</text:p>
              </table:table-cell>
              <table:table-cell office:value-type="float" office:value="0.609414">
                <text:p>0.6094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3104">
                <text:p>0.653104</text:p>
              </table:table-cell>
              <table:table-cell office:value-type="float" office:value="0.757821">
                <text:p>0.757821</text:p>
              </table:table-cell>
              <table:table-cell office:value-type="float" office:value="0.932946">
                <text:p>0.932946</text:p>
              </table:table-cell>
              <table:table-cell office:value-type="float" office:value="0.943371">
                <text:p>0.943371</text:p>
              </table:table-cell>
              <table:table-cell office:value-type="float" office:value="0.641079">
                <text:p>0.64107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23871">
                <text:p>0.523871</text:p>
              </table:table-cell>
              <table:table-cell office:value-type="float" office:value="0.610681">
                <text:p>0.6106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499">
                <text:p>0.74499</text:p>
              </table:table-cell>
              <table:table-cell office:value-type="float" office:value="0.75665">
                <text:p>0.75665</text:p>
              </table:table-cell>
              <table:table-cell office:value-type="float" office:value="0.921733">
                <text:p>0.921733</text:p>
              </table:table-cell>
              <table:table-cell office:value-type="float" office:value="0.943371">
                <text:p>0.943371</text:p>
              </table:table-cell>
              <table:table-cell office:value-type="float" office:value="0.661979">
                <text:p>0.66197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48197">
                <text:p>0.348197</text:p>
              </table:table-cell>
              <table:table-cell office:value-type="float" office:value="0.591349">
                <text:p>0.5913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7773">
                <text:p>0.637773</text:p>
              </table:table-cell>
              <table:table-cell office:value-type="float" office:value="0.752441">
                <text:p>0.752441</text:p>
              </table:table-cell>
              <table:table-cell office:value-type="float" office:value="0.758673">
                <text:p>0.758673</text:p>
              </table:table-cell>
              <table:table-cell office:value-type="float" office:value="0.934553">
                <text:p>0.934553</text:p>
              </table:table-cell>
              <table:table-cell office:value-type="float" office:value="0.943371">
                <text:p>0.943371</text:p>
              </table:table-cell>
              <table:table-cell office:value-type="float" office:value="0.647248">
                <text:p>0.64724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88774">
                <text:p>0.288774</text:p>
              </table:table-cell>
              <table:table-cell office:value-type="float" office:value="0.551185">
                <text:p>0.551185</text:p>
              </table:table-cell>
              <table:table-cell office:value-type="float" office:value="0.610373">
                <text:p>0.61037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6958">
                <text:p>0.646958</text:p>
              </table:table-cell>
              <table:table-cell office:value-type="float" office:value="0.755801">
                <text:p>0.755801</text:p>
              </table:table-cell>
              <table:table-cell office:value-type="float" office:value="0.7872">
                <text:p>0.787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642078">
                <text:p>0.64207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91307">
                <text:p>0.191307</text:p>
              </table:table-cell>
              <table:table-cell office:value-type="float" office:value="0.590771">
                <text:p>0.5907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0563">
                <text:p>0.670563</text:p>
              </table:table-cell>
              <table:table-cell office:value-type="float" office:value="0.756457">
                <text:p>0.756457</text:p>
              </table:table-cell>
              <table:table-cell office:value-type="float" office:value="0.785593">
                <text:p>0.78559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638755">
                <text:p>0.63875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84245">
                <text:p>0.284245</text:p>
              </table:table-cell>
              <table:table-cell office:value-type="float" office:value="0.597322">
                <text:p>0.5973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582">
                <text:p>0.618582</text:p>
              </table:table-cell>
              <table:table-cell office:value-type="float" office:value="0.732574">
                <text:p>0.732574</text:p>
              </table:table-cell>
              <table:table-cell office:value-type="float" office:value="0.75665">
                <text:p>0.75665</text:p>
              </table:table-cell>
              <table:table-cell office:value-type="float" office:value="0.783569">
                <text:p>0.78356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655343">
                <text:p>0.65534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353848">
                <text:p>0.353848</text:p>
              </table:table-cell>
              <table:table-cell office:value-type="float" office:value="0.598564">
                <text:p>0.59856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387">
                <text:p>0.615387</text:p>
              </table:table-cell>
              <table:table-cell office:value-type="float" office:value="0.726596">
                <text:p>0.726596</text:p>
              </table:table-cell>
              <table:table-cell office:value-type="float" office:value="0.75665">
                <text:p>0.75665</text:p>
              </table:table-cell>
              <table:table-cell office:value-type="float" office:value="0.75665">
                <text:p>0.75665</text:p>
              </table:table-cell>
              <table:table-cell office:value-type="float" office:value="0.851048">
                <text:p>0.85104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682686">
                <text:p>0.68268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62456">
                <text:p>0.362456</text:p>
              </table:table-cell>
              <table:table-cell office:value-type="float" office:value="0.606617">
                <text:p>0.6066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3733">
                <text:p>0.673733</text:p>
              </table:table-cell>
              <table:table-cell office:value-type="float" office:value="0.753634">
                <text:p>0.753634</text:p>
              </table:table-cell>
              <table:table-cell office:value-type="float" office:value="0.75665">
                <text:p>0.75665</text:p>
              </table:table-cell>
              <table:table-cell office:value-type="float" office:value="0.75665">
                <text:p>0.75665</text:p>
              </table:table-cell>
              <table:table-cell office:value-type="float" office:value="0.863496">
                <text:p>0.86349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694135">
                <text:p>0.69413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7967">
                <text:p>0.37967</text:p>
              </table:table-cell>
              <table:table-cell office:value-type="float" office:value="0.596827">
                <text:p>0.5968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2193">
                <text:p>0.622193</text:p>
              </table:table-cell>
              <table:table-cell office:value-type="float" office:value="0.729286">
                <text:p>0.729286</text:p>
              </table:table-cell>
              <table:table-cell office:value-type="float" office:value="0.75665">
                <text:p>0.75665</text:p>
              </table:table-cell>
              <table:table-cell office:value-type="float" office:value="0.75665">
                <text:p>0.75665</text:p>
              </table:table-cell>
              <table:table-cell office:value-type="float" office:value="0.75665">
                <text:p>0.75665</text:p>
              </table:table-cell>
              <table:table-cell office:value-type="float" office:value="0.914432">
                <text:p>0.914432</text:p>
              </table:table-cell>
              <table:table-cell office:value-type="float" office:value="0.943371">
                <text:p>0.943371</text:p>
              </table:table-cell>
              <table:table-cell office:value-type="float" office:value="0.67371">
                <text:p>0.6737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24103">
                <text:p>0.224103</text:p>
              </table:table-cell>
              <table:table-cell office:value-type="float" office:value="0.573281">
                <text:p>0.5732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782">
                <text:p>0.62782</text:p>
              </table:table-cell>
              <table:table-cell office:value-type="float" office:value="0.743722">
                <text:p>0.743722</text:p>
              </table:table-cell>
              <table:table-cell office:value-type="float" office:value="0.75665">
                <text:p>0.75665</text:p>
              </table:table-cell>
              <table:table-cell office:value-type="float" office:value="0.75665">
                <text:p>0.75665</text:p>
              </table:table-cell>
              <table:table-cell office:value-type="float" office:value="0.811684">
                <text:p>0.81168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666203">
                <text:p>0.6662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062">
                <text:p>0.3540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3657">
                <text:p>0.653657</text:p>
              </table:table-cell>
              <table:table-cell office:value-type="float" office:value="0.756586">
                <text:p>0.756586</text:p>
              </table:table-cell>
              <table:table-cell office:value-type="float" office:value="0.75665">
                <text:p>0.75665</text:p>
              </table:table-cell>
              <table:table-cell office:value-type="float" office:value="0.75665">
                <text:p>0.75665</text:p>
              </table:table-cell>
              <table:table-cell office:value-type="float" office:value="0.868222">
                <text:p>0.86822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692631">
                <text:p>0.69263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6585">
                <text:p>0.5658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4753">
                <text:p>0.714753</text:p>
              </table:table-cell>
              <table:table-cell office:value-type="float" office:value="0.75665">
                <text:p>0.75665</text:p>
              </table:table-cell>
              <table:table-cell office:value-type="float" office:value="0.75665">
                <text:p>0.75665</text:p>
              </table:table-cell>
              <table:table-cell office:value-type="float" office:value="0.758673">
                <text:p>0.758673</text:p>
              </table:table-cell>
              <table:table-cell office:value-type="float" office:value="0.925736">
                <text:p>0.92573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2588">
                <text:p>0.7258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57064">
                <text:p>0.35706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5992">
                <text:p>0.695992</text:p>
              </table:table-cell>
              <table:table-cell office:value-type="float" office:value="0.756586">
                <text:p>0.756586</text:p>
              </table:table-cell>
              <table:table-cell office:value-type="float" office:value="0.75665">
                <text:p>0.75665</text:p>
              </table:table-cell>
              <table:table-cell office:value-type="float" office:value="0.828851">
                <text:p>0.82885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119">
                <text:p>0.711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392515">
                <text:p>0.392515</text:p>
              </table:table-cell>
              <table:table-cell office:value-type="float" office:value="0.610629">
                <text:p>0.6106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178">
                <text:p>0.619178</text:p>
              </table:table-cell>
              <table:table-cell office:value-type="float" office:value="0.747812">
                <text:p>0.747812</text:p>
              </table:table-cell>
              <table:table-cell office:value-type="float" office:value="0.756393">
                <text:p>0.756393</text:p>
              </table:table-cell>
              <table:table-cell office:value-type="float" office:value="0.75665">
                <text:p>0.75665</text:p>
              </table:table-cell>
              <table:table-cell office:value-type="float" office:value="0.858241">
                <text:p>0.85824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24053">
                <text:p>0.72405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30181">
                <text:p>0.5301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3633">
                <text:p>0.653633</text:p>
              </table:table-cell>
              <table:table-cell office:value-type="float" office:value="0.749388">
                <text:p>0.749388</text:p>
              </table:table-cell>
              <table:table-cell office:value-type="float" office:value="0.75665">
                <text:p>0.75665</text:p>
              </table:table-cell>
              <table:table-cell office:value-type="float" office:value="0.75665">
                <text:p>0.75665</text:p>
              </table:table-cell>
              <table:table-cell office:value-type="float" office:value="0.934553">
                <text:p>0.93455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49254">
                <text:p>0.74925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13973">
                <text:p>0.413973</text:p>
              </table:table-cell>
              <table:table-cell office:value-type="float" office:value="0.610934">
                <text:p>0.6109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57565">
                <text:p>0.657565</text:p>
              </table:table-cell>
              <table:table-cell office:value-type="float" office:value="0.746816">
                <text:p>0.746816</text:p>
              </table:table-cell>
              <table:table-cell office:value-type="float" office:value="0.756393">
                <text:p>0.756393</text:p>
              </table:table-cell>
              <table:table-cell office:value-type="float" office:value="0.75665">
                <text:p>0.75665</text:p>
              </table:table-cell>
              <table:table-cell office:value-type="float" office:value="0.856234">
                <text:p>0.8562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29768">
                <text:p>0.72976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87756">
                <text:p>0.4877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566">
                <text:p>0.618566</text:p>
              </table:table-cell>
              <table:table-cell office:value-type="float" office:value="0.729247">
                <text:p>0.729247</text:p>
              </table:table-cell>
              <table:table-cell office:value-type="float" office:value="0.746734">
                <text:p>0.746734</text:p>
              </table:table-cell>
              <table:table-cell office:value-type="float" office:value="0.756393">
                <text:p>0.756393</text:p>
              </table:table-cell>
              <table:table-cell office:value-type="float" office:value="0.75665">
                <text:p>0.75665</text:p>
              </table:table-cell>
              <table:table-cell office:value-type="float" office:value="0.807586">
                <text:p>0.80758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40205">
                <text:p>0.74020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58156">
                <text:p>0.358156</text:p>
              </table:table-cell>
              <table:table-cell office:value-type="float" office:value="0.606617">
                <text:p>0.6066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90244">
                <text:p>0.690244</text:p>
              </table:table-cell>
              <table:table-cell office:value-type="float" office:value="0.74523">
                <text:p>0.74523</text:p>
              </table:table-cell>
              <table:table-cell office:value-type="float" office:value="0.756457">
                <text:p>0.756457</text:p>
              </table:table-cell>
              <table:table-cell office:value-type="float" office:value="0.75665">
                <text:p>0.75665</text:p>
              </table:table-cell>
              <table:table-cell office:value-type="float" office:value="0.869055">
                <text:p>0.86905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28152">
                <text:p>0.72815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37994">
                <text:p>0.437994</text:p>
              </table:table-cell>
              <table:table-cell office:value-type="float" office:value="0.608056">
                <text:p>0.608056</text:p>
              </table:table-cell>
              <table:table-cell office:value-type="float" office:value="0.612733">
                <text:p>0.612733</text:p>
              </table:table-cell>
              <table:table-cell office:value-type="float" office:value="0.654667">
                <text:p>0.654667</text:p>
              </table:table-cell>
              <table:table-cell office:value-type="float" office:value="0.748139">
                <text:p>0.748139</text:p>
              </table:table-cell>
              <table:table-cell office:value-type="float" office:value="0.75665">
                <text:p>0.75665</text:p>
              </table:table-cell>
              <table:table-cell office:value-type="float" office:value="0.75665">
                <text:p>0.75665</text:p>
              </table:table-cell>
              <table:table-cell office:value-type="float" office:value="0.844159">
                <text:p>0.84415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30579">
                <text:p>0.73057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352134">
                <text:p>0.3521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633">
                <text:p>0.613633</text:p>
              </table:table-cell>
              <table:table-cell office:value-type="float" office:value="0.709451">
                <text:p>0.709451</text:p>
              </table:table-cell>
              <table:table-cell office:value-type="float" office:value="0.756008">
                <text:p>0.756008</text:p>
              </table:table-cell>
              <table:table-cell office:value-type="float" office:value="0.75665">
                <text:p>0.75665</text:p>
              </table:table-cell>
              <table:table-cell office:value-type="float" office:value="0.820432">
                <text:p>0.8204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45079">
                <text:p>0.7450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78781">
                <text:p>0.3787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74">
                <text:p>0.614174</text:p>
              </table:table-cell>
              <table:table-cell office:value-type="float" office:value="0.710575">
                <text:p>0.710575</text:p>
              </table:table-cell>
              <table:table-cell office:value-type="float" office:value="0.7562">
                <text:p>0.7562</text:p>
              </table:table-cell>
              <table:table-cell office:value-type="float" office:value="0.75665">
                <text:p>0.75665</text:p>
              </table:table-cell>
              <table:table-cell office:value-type="float" office:value="0.845701">
                <text:p>0.84570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50457">
                <text:p>0.75045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77873">
                <text:p>0.377873</text:p>
              </table:table-cell>
              <table:table-cell office:value-type="float" office:value="0.612372">
                <text:p>0.612372</text:p>
              </table:table-cell>
              <table:table-cell office:value-type="float" office:value="0.631334">
                <text:p>0.631334</text:p>
              </table:table-cell>
              <table:table-cell office:value-type="float" office:value="0.751337">
                <text:p>0.751337</text:p>
              </table:table-cell>
              <table:table-cell office:value-type="float" office:value="0.756586">
                <text:p>0.756586</text:p>
              </table:table-cell>
              <table:table-cell office:value-type="float" office:value="0.75665">
                <text:p>0.75665</text:p>
              </table:table-cell>
              <table:table-cell office:value-type="float" office:value="0.841589">
                <text:p>0.84158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55785">
                <text:p>0.7557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92115">
                <text:p>0.4921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48041">
                <text:p>0.648041</text:p>
              </table:table-cell>
              <table:table-cell office:value-type="float" office:value="0.749162">
                <text:p>0.749162</text:p>
              </table:table-cell>
              <table:table-cell office:value-type="float" office:value="0.756393">
                <text:p>0.756393</text:p>
              </table:table-cell>
              <table:table-cell office:value-type="float" office:value="0.75665">
                <text:p>0.75665</text:p>
              </table:table-cell>
              <table:table-cell office:value-type="float" office:value="0.758887">
                <text:p>0.758887</text:p>
              </table:table-cell>
              <table:table-cell office:value-type="float" office:value="0.915159">
                <text:p>0.91515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57552">
                <text:p>0.75755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50486">
                <text:p>0.45048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553">
                <text:p>0.612553</text:p>
              </table:table-cell>
              <table:table-cell office:value-type="float" office:value="0.710578">
                <text:p>0.710578</text:p>
              </table:table-cell>
              <table:table-cell office:value-type="float" office:value="0.756008">
                <text:p>0.756008</text:p>
              </table:table-cell>
              <table:table-cell office:value-type="float" office:value="0.75665">
                <text:p>0.75665</text:p>
              </table:table-cell>
              <table:table-cell office:value-type="float" office:value="0.789489">
                <text:p>0.78948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51825">
                <text:p>0.75182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63424">
                <text:p>0.56342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913">
                <text:p>0.612913</text:p>
              </table:table-cell>
              <table:table-cell office:value-type="float" office:value="0.743725">
                <text:p>0.743725</text:p>
              </table:table-cell>
              <table:table-cell office:value-type="float" office:value="0.756329">
                <text:p>0.756329</text:p>
              </table:table-cell>
              <table:table-cell office:value-type="float" office:value="0.75665">
                <text:p>0.75665</text:p>
              </table:table-cell>
              <table:table-cell office:value-type="float" office:value="0.813588">
                <text:p>0.81358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68911">
                <text:p>0.76891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66839">
                <text:p>0.5668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8043">
                <text:p>0.708043</text:p>
              </table:table-cell>
              <table:table-cell office:value-type="float" office:value="0.755815">
                <text:p>0.755815</text:p>
              </table:table-cell>
              <table:table-cell office:value-type="float" office:value="0.75665">
                <text:p>0.75665</text:p>
              </table:table-cell>
              <table:table-cell office:value-type="float" office:value="0.757768">
                <text:p>0.757768</text:p>
              </table:table-cell>
              <table:table-cell office:value-type="float" office:value="0.916964">
                <text:p>0.91696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57356">
                <text:p>0.7573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13537">
                <text:p>0.513537</text:p>
              </table:table-cell>
              <table:table-cell office:value-type="float" office:value="0.629486">
                <text:p>0.629486</text:p>
              </table:table-cell>
              <table:table-cell office:value-type="float" office:value="0.751337">
                <text:p>0.751337</text:p>
              </table:table-cell>
              <table:table-cell office:value-type="float" office:value="0.756457">
                <text:p>0.756457</text:p>
              </table:table-cell>
              <table:table-cell office:value-type="float" office:value="0.75665">
                <text:p>0.75665</text:p>
              </table:table-cell>
              <table:table-cell office:value-type="float" office:value="0.757395">
                <text:p>0.757395</text:p>
              </table:table-cell>
              <table:table-cell office:value-type="float" office:value="0.93052">
                <text:p>0.9305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9255">
                <text:p>0.7925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35554">
                <text:p>0.435554</text:p>
              </table:table-cell>
              <table:table-cell office:value-type="float" office:value="0.612372">
                <text:p>0.612372</text:p>
              </table:table-cell>
              <table:table-cell office:value-type="float" office:value="0.711125">
                <text:p>0.711125</text:p>
              </table:table-cell>
              <table:table-cell office:value-type="float" office:value="0.7562">
                <text:p>0.7562</text:p>
              </table:table-cell>
              <table:table-cell office:value-type="float" office:value="0.75665">
                <text:p>0.75665</text:p>
              </table:table-cell>
              <table:table-cell office:value-type="float" office:value="0.85698">
                <text:p>0.8569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90237">
                <text:p>0.79023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51775">
                <text:p>0.551775</text:p>
              </table:table-cell>
              <table:table-cell office:value-type="float" office:value="0.612372">
                <text:p>0.612372</text:p>
              </table:table-cell>
              <table:table-cell office:value-type="float" office:value="0.712032">
                <text:p>0.712032</text:p>
              </table:table-cell>
              <table:table-cell office:value-type="float" office:value="0.756008">
                <text:p>0.756008</text:p>
              </table:table-cell>
              <table:table-cell office:value-type="float" office:value="0.75665">
                <text:p>0.75665</text:p>
              </table:table-cell>
              <table:table-cell office:value-type="float" office:value="0.875664">
                <text:p>0.87566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03798">
                <text:p>0.80379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22299">
                <text:p>0.522299</text:p>
              </table:table-cell>
              <table:table-cell office:value-type="float" office:value="0.612372">
                <text:p>0.612372</text:p>
              </table:table-cell>
              <table:table-cell office:value-type="float" office:value="0.68337">
                <text:p>0.68337</text:p>
              </table:table-cell>
              <table:table-cell office:value-type="float" office:value="0.756136">
                <text:p>0.756136</text:p>
              </table:table-cell>
              <table:table-cell office:value-type="float" office:value="0.75665">
                <text:p>0.75665</text:p>
              </table:table-cell>
              <table:table-cell office:value-type="float" office:value="0.891297">
                <text:p>0.89129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99561">
                <text:p>0.7995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13174">
                <text:p>0.513174</text:p>
              </table:table-cell>
              <table:table-cell office:value-type="float" office:value="0.637953">
                <text:p>0.637953</text:p>
              </table:table-cell>
              <table:table-cell office:value-type="float" office:value="0.756265">
                <text:p>0.756265</text:p>
              </table:table-cell>
              <table:table-cell office:value-type="float" office:value="0.75665">
                <text:p>0.75665</text:p>
              </table:table-cell>
              <table:table-cell office:value-type="float" office:value="0.787916">
                <text:p>0.78791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16881">
                <text:p>0.81688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498855">
                <text:p>0.498855</text:p>
              </table:table-cell>
              <table:table-cell office:value-type="float" office:value="0.620839">
                <text:p>0.620839</text:p>
              </table:table-cell>
              <table:table-cell office:value-type="float" office:value="0.756265">
                <text:p>0.756265</text:p>
              </table:table-cell>
              <table:table-cell office:value-type="float" office:value="0.75665">
                <text:p>0.75665</text:p>
              </table:table-cell>
              <table:table-cell office:value-type="float" office:value="0.825261">
                <text:p>0.82526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17472">
                <text:p>0.81747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9112">
                <text:p>0.59112</text:p>
              </table:table-cell>
              <table:table-cell office:value-type="float" office:value="0.753961">
                <text:p>0.753961</text:p>
              </table:table-cell>
              <table:table-cell office:value-type="float" office:value="0.75665">
                <text:p>0.75665</text:p>
              </table:table-cell>
              <table:table-cell office:value-type="float" office:value="0.856234">
                <text:p>0.8562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61819">
                <text:p>0.86181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66141">
                <text:p>0.566141</text:p>
              </table:table-cell>
              <table:table-cell office:value-type="float" office:value="0.724147">
                <text:p>0.724147</text:p>
              </table:table-cell>
              <table:table-cell office:value-type="float" office:value="0.75665">
                <text:p>0.75665</text:p>
              </table:table-cell>
              <table:table-cell office:value-type="float" office:value="0.781546">
                <text:p>0.78154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48871">
                <text:p>0.84887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89002">
                <text:p>0.589002</text:p>
              </table:table-cell>
              <table:table-cell office:value-type="float" office:value="0.697723">
                <text:p>0.697723</text:p>
              </table:table-cell>
              <table:table-cell office:value-type="float" office:value="0.75665">
                <text:p>0.75665</text:p>
              </table:table-cell>
              <table:table-cell office:value-type="float" office:value="0.88113">
                <text:p>0.8811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58473">
                <text:p>0.85847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8813">
                <text:p>0.58813</text:p>
              </table:table-cell>
              <table:table-cell office:value-type="float" office:value="0.635308">
                <text:p>0.635308</text:p>
              </table:table-cell>
              <table:table-cell office:value-type="float" office:value="0.756586">
                <text:p>0.756586</text:p>
              </table:table-cell>
              <table:table-cell office:value-type="float" office:value="0.831338">
                <text:p>0.83133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47159">
                <text:p>0.84715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415162">
                <text:p>0.415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8601">
                <text:p>0.698601</text:p>
              </table:table-cell>
              <table:table-cell office:value-type="float" office:value="0.75665">
                <text:p>0.75665</text:p>
              </table:table-cell>
              <table:table-cell office:value-type="float" office:value="0.91918">
                <text:p>0.9191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11882">
                <text:p>0.81188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95189">
                <text:p>0.395189</text:p>
              </table:table-cell>
              <table:table-cell office:value-type="float" office:value="0.612372">
                <text:p>0.612372</text:p>
              </table:table-cell>
              <table:table-cell office:value-type="float" office:value="0.704064">
                <text:p>0.704064</text:p>
              </table:table-cell>
              <table:table-cell office:value-type="float" office:value="0.75665">
                <text:p>0.75665</text:p>
              </table:table-cell>
              <table:table-cell office:value-type="float" office:value="0.884657">
                <text:p>0.88465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06978">
                <text:p>0.80697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44528">
                <text:p>0.544528</text:p>
              </table:table-cell>
              <table:table-cell office:value-type="float" office:value="0.612372">
                <text:p>0.612372</text:p>
              </table:table-cell>
              <table:table-cell office:value-type="float" office:value="0.724249">
                <text:p>0.724249</text:p>
              </table:table-cell>
              <table:table-cell office:value-type="float" office:value="0.75665">
                <text:p>0.75665</text:p>
              </table:table-cell>
              <table:table-cell office:value-type="float" office:value="0.848018">
                <text:p>0.84801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20267">
                <text:p>0.82026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07229">
                <text:p>0.607229</text:p>
              </table:table-cell>
              <table:table-cell office:value-type="float" office:value="0.642265">
                <text:p>0.642265</text:p>
              </table:table-cell>
              <table:table-cell office:value-type="float" office:value="0.75665">
                <text:p>0.75665</text:p>
              </table:table-cell>
              <table:table-cell office:value-type="float" office:value="0.787893">
                <text:p>0.78789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45426">
                <text:p>0.8454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76306">
                <text:p>0.576306</text:p>
              </table:table-cell>
              <table:table-cell office:value-type="float" office:value="0.700122">
                <text:p>0.700122</text:p>
              </table:table-cell>
              <table:table-cell office:value-type="float" office:value="0.771919">
                <text:p>0.77191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65194">
                <text:p>0.86519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33936">
                <text:p>0.433936</text:p>
              </table:table-cell>
              <table:table-cell office:value-type="float" office:value="0.632792">
                <text:p>0.632792</text:p>
              </table:table-cell>
              <table:table-cell office:value-type="float" office:value="0.75665">
                <text:p>0.75665</text:p>
              </table:table-cell>
              <table:table-cell office:value-type="float" office:value="0.85835">
                <text:p>0.8583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34195">
                <text:p>0.83419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419783">
                <text:p>0.419783</text:p>
              </table:table-cell>
              <table:table-cell office:value-type="float" office:value="0.631609">
                <text:p>0.631609</text:p>
              </table:table-cell>
              <table:table-cell office:value-type="float" office:value="0.75665">
                <text:p>0.75665</text:p>
              </table:table-cell>
              <table:table-cell office:value-type="float" office:value="0.834864">
                <text:p>0.83486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30313">
                <text:p>0.83031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92665">
                <text:p>0.392665</text:p>
              </table:table-cell>
              <table:table-cell office:value-type="float" office:value="0.631609">
                <text:p>0.631609</text:p>
              </table:table-cell>
              <table:table-cell office:value-type="float" office:value="0.75665">
                <text:p>0.75665</text:p>
              </table:table-cell>
              <table:table-cell office:value-type="float" office:value="0.798225">
                <text:p>0.79822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23937">
                <text:p>0.82393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66637">
                <text:p>0.466637</text:p>
              </table:table-cell>
              <table:table-cell office:value-type="float" office:value="0.737413">
                <text:p>0.737413</text:p>
              </table:table-cell>
              <table:table-cell office:value-type="float" office:value="0.821711">
                <text:p>0.82171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62936">
                <text:p>0.86293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10423">
                <text:p>0.610423</text:p>
              </table:table-cell>
              <table:table-cell office:value-type="float" office:value="0.75665">
                <text:p>0.75665</text:p>
              </table:table-cell>
              <table:table-cell office:value-type="float" office:value="0.848723">
                <text:p>0.84872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1939">
                <text:p>0.88193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81944">
                <text:p>0.581944</text:p>
              </table:table-cell>
              <table:table-cell office:value-type="float" office:value="0.797247">
                <text:p>0.79724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2616">
                <text:p>0.89261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66914">
                <text:p>0.666914</text:p>
              </table:table-cell>
              <table:table-cell office:value-type="float" office:value="0.760176">
                <text:p>0.760176</text:p>
              </table:table-cell>
              <table:table-cell office:value-type="float" office:value="0.913283">
                <text:p>0.91328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4397">
                <text:p>0.89439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08557">
                <text:p>0.708557</text:p>
              </table:table-cell>
              <table:table-cell office:value-type="float" office:value="0.75665">
                <text:p>0.75665</text:p>
              </table:table-cell>
              <table:table-cell office:value-type="float" office:value="0.824532">
                <text:p>0.8245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9333">
                <text:p>0.88933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18">
                <text:p>0.718</text:p>
              </table:table-cell>
              <table:table-cell office:value-type="float" office:value="0.758766">
                <text:p>0.758766</text:p>
              </table:table-cell>
              <table:table-cell office:value-type="float" office:value="0.870096">
                <text:p>0.87009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5046">
                <text:p>0.8950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70022">
                <text:p>0.670022</text:p>
              </table:table-cell>
              <table:table-cell office:value-type="float" office:value="0.75665">
                <text:p>0.75665</text:p>
              </table:table-cell>
              <table:table-cell office:value-type="float" office:value="0.820242">
                <text:p>0.82024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5051">
                <text:p>0.88505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44588">
                <text:p>0.744588</text:p>
              </table:table-cell>
              <table:table-cell office:value-type="float" office:value="0.75665">
                <text:p>0.75665</text:p>
              </table:table-cell>
              <table:table-cell office:value-type="float" office:value="0.841443">
                <text:p>0.84144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4628">
                <text:p>0.89462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49988">
                <text:p>0.649988</text:p>
              </table:table-cell>
              <table:table-cell office:value-type="float" office:value="0.75665">
                <text:p>0.75665</text:p>
              </table:table-cell>
              <table:table-cell office:value-type="float" office:value="0.87127">
                <text:p>0.8712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815">
                <text:p>0.8881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16635">
                <text:p>0.716635</text:p>
              </table:table-cell>
              <table:table-cell office:value-type="float" office:value="0.782892">
                <text:p>0.782892</text:p>
              </table:table-cell>
              <table:table-cell office:value-type="float" office:value="0.940553">
                <text:p>0.94055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4367">
                <text:p>0.90436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37216">
                <text:p>0.737216</text:p>
              </table:table-cell>
              <table:table-cell office:value-type="float" office:value="0.820067">
                <text:p>0.82006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0425">
                <text:p>0.91042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24397">
                <text:p>0.724397</text:p>
              </table:table-cell>
              <table:table-cell office:value-type="float" office:value="0.887268">
                <text:p>0.88726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5863">
                <text:p>0.91586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1615">
                <text:p>0.71615</text:p>
              </table:table-cell>
              <table:table-cell office:value-type="float" office:value="0.911435">
                <text:p>0.91143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7455">
                <text:p>0.91745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7757">
                <text:p>0.57757</text:p>
              </table:table-cell>
              <table:table-cell office:value-type="float" office:value="0.919379">
                <text:p>0.91937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4391">
                <text:p>0.90439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03635">
                <text:p>0.80363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9397">
                <text:p>0.92939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23255">
                <text:p>0.723255</text:p>
              </table:table-cell>
              <table:table-cell office:value-type="float" office:value="0.919379">
                <text:p>0.91937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896">
                <text:p>0.9189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83907">
                <text:p>0.683907</text:p>
              </table:table-cell>
              <table:table-cell office:value-type="float" office:value="0.884177">
                <text:p>0.88417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1505">
                <text:p>0.91150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802483">
                <text:p>0.80248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9282">
                <text:p>0.92928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58693">
                <text:p>0.85869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34903">
                <text:p>0.93490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40121">
                <text:p>0.64012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4367">
                <text:p>0.94436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3145">
                <text:p>0.91314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76243">
                <text:p>0.87624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9349">
                <text:p>0.949349</text:p>
              </table:table-cell>
              <table:table-cell office:value-type="float" office:value="0.958317">
                <text:p>0.958317</text:p>
              </table:table-cell>
              <table:table-cell office:value-type="float" office:value="0.937256">
                <text:p>0.93725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28495">
                <text:p>0.82849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4331">
                <text:p>0.954331</text:p>
              </table:table-cell>
              <table:table-cell office:value-type="float" office:value="0.958317">
                <text:p>0.958317</text:p>
              </table:table-cell>
              <table:table-cell office:value-type="float" office:value="0.932979">
                <text:p>0.93297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88546">
                <text:p>0.78854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6324">
                <text:p>0.956324</text:p>
              </table:table-cell>
              <table:table-cell office:value-type="float" office:value="0.958317">
                <text:p>0.958317</text:p>
              </table:table-cell>
              <table:table-cell office:value-type="float" office:value="0.929184">
                <text:p>0.92918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64316">
                <text:p>0.76431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4367">
                <text:p>0.94436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2706">
                <text:p>0.9270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44611">
                <text:p>0.74461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5328">
                <text:p>0.955328</text:p>
              </table:table-cell>
              <table:table-cell office:value-type="float" office:value="0.958317">
                <text:p>0.958317</text:p>
              </table:table-cell>
              <table:table-cell office:value-type="float" office:value="0.92469">
                <text:p>0.9246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56654">
                <text:p>0.85665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5364">
                <text:p>0.94536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36393">
                <text:p>0.9363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42454">
                <text:p>0.74245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2338">
                <text:p>0.95233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2567">
                <text:p>0.9256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78788">
                <text:p>0.67878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6324">
                <text:p>0.95632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9702">
                <text:p>0.91970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905274">
                <text:p>0.90527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0346">
                <text:p>0.95034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43248">
                <text:p>0.94324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5013">
                <text:p>0.8501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5328">
                <text:p>0.95532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38232">
                <text:p>0.93823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54281">
                <text:p>0.65428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5328">
                <text:p>0.95532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8647">
                <text:p>0.91864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86055">
                <text:p>0.78605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636">
                <text:p>0.9463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32422">
                <text:p>0.93242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96732">
                <text:p>0.6967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0346">
                <text:p>0.95034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23888">
                <text:p>0.92388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96732">
                <text:p>0.6967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4331">
                <text:p>0.95433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24287">
                <text:p>0.92428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89217">
                <text:p>0.88921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8353">
                <text:p>0.94835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44432">
                <text:p>0.94443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97355">
                <text:p>0.79735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8353">
                <text:p>0.94835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35246">
                <text:p>0.93524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67835">
                <text:p>0.76783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8353">
                <text:p>0.94835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32294">
                <text:p>0.93229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89221">
                <text:p>0.78922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3335">
                <text:p>0.95333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34931">
                <text:p>0.93493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30687">
                <text:p>0.83068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8353">
                <text:p>0.94835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40074">
                <text:p>0.94007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801526">
                <text:p>0.80152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4367">
                <text:p>0.94436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36759">
                <text:p>0.93675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887205">
                <text:p>0.88720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6324">
                <text:p>0.95632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43533">
                <text:p>0.94353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18108">
                <text:p>0.81810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6324">
                <text:p>0.95632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36624">
                <text:p>0.93662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91215">
                <text:p>0.9121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4331">
                <text:p>0.95433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45829">
                <text:p>0.94582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896048">
                <text:p>0.89604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7321">
                <text:p>0.95732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44517">
                <text:p>0.94451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0709">
                <text:p>0.6070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0346">
                <text:p>0.95034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4924">
                <text:p>0.91492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56548">
                <text:p>0.75654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7356">
                <text:p>0.94735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29571">
                <text:p>0.929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